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382in"/>
    </style:style>
    <style:style style:name="co2" style:family="table-column">
      <style:table-column-properties fo:break-before="auto" style:column-width="1.339in"/>
    </style:style>
    <style:style style:name="co3" style:family="table-column">
      <style:table-column-properties fo:break-before="auto" style:column-width="0.997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3626in"/>
    </style:style>
    <style:style style:name="co6" style:family="table-column">
      <style:table-column-properties fo:break-before="auto" style:column-width="1.398in"/>
    </style:style>
    <style:style style:name="co7" style:family="table-column">
      <style:table-column-properties fo:break-before="auto" style:column-width="1.4807in"/>
    </style:style>
    <style:style style:name="co8" style:family="table-column">
      <style:table-column-properties fo:break-before="auto" style:column-width="2.3047in"/>
    </style:style>
    <style:style style:name="co9" style:family="table-column">
      <style:table-column-properties fo:break-before="auto" style:column-width="1.5272in"/>
    </style:style>
    <style:style style:name="co10" style:family="table-column">
      <style:table-column-properties fo:break-before="auto" style:column-width="1.5862in"/>
    </style:style>
    <style:style style:name="co11" style:family="table-column">
      <style:table-column-properties fo:break-before="auto" style:column-width="1.9634in"/>
    </style:style>
    <style:style style:name="co12" style:family="table-column">
      <style:table-column-properties fo:break-before="auto" style:column-width="2.0575in"/>
    </style:style>
    <style:style style:name="co13" style:family="table-column">
      <style:table-column-properties fo:break-before="auto" style:column-width="2.5173in"/>
    </style:style>
    <style:style style:name="co14" style:family="table-column">
      <style:table-column-properties fo:break-before="auto" style:column-width="1.5154in"/>
    </style:style>
    <style:style style:name="co15" style:family="table-column">
      <style:table-column-properties fo:break-before="auto" style:column-width="1.9398in"/>
    </style:style>
    <style:style style:name="co16" style:family="table-column">
      <style:table-column-properties fo:break-before="auto" style:column-width="1.2917in"/>
    </style:style>
    <style:style style:name="co17" style:family="table-column">
      <style:table-column-properties fo:break-before="auto" style:column-width="1.7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compare_effect_of_bg_apps" table:style-name="ta1">
        <office:forms form:automatic-focus="false" form:apply-design-mode="false"/>
        <table:shapes>
          <draw:frame draw:z-index="0" draw:style-name="gr1" draw:text-style-name="P1" svg:width="6.2988in" svg:height="3.5429in" svg:x="6.2799in" svg:y="3.0378in">
            <draw:object draw:notify-on-update-of-ranges="compare_effect_of_bg_apps.C2:compare_effect_of_bg_apps.C32 compare_effect_of_bg_apps.D1:compare_effect_of_bg_apps.D1 compare_effect_of_bg_apps.D2:compare_effect_of_bg_apps.D32 compare_effect_of_bg_apps.E1:compare_effect_of_bg_apps.E1 compare_effect_of_bg_apps.E2:compare_effect_of_bg_apps.E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psql</text:p>
          </table:table-cell>
          <table:table-cell office:value-type="string" calcext:value-type="string">
            <text:p>psql w/ bg apps</text:p>
          </table:table-cell>
          <table:table-cell office:value-type="string" calcext:value-type="string">
            <text:p>bins</text:p>
          </table:table-cell>
          <table:table-cell office:value-type="string" calcext:value-type="string">
            <text:p>Without</text:p>
          </table:table-cell>
          <table:table-cell office:value-type="string" calcext:value-type="string">
            <text:p>With</text:p>
          </table:table-cell>
          <table:table-cell table:number-columns-repeated="2"/>
          <table:table-cell table:style-name="ce2" office:value-type="string" calcext:value-type="string">
            <text:p>psql</text:p>
          </table:table-cell>
          <table:table-cell table:style-name="ce2" office:value-type="string" calcext:value-type="string">
            <text:p>psql w/ bg apps</text:p>
          </table:table-cell>
          <table:table-cell/>
        </table:table-row>
        <table:table-row table:style-name="ro1">
          <table:table-cell office:value-type="float" office:value="1544.241" calcext:value-type="float">
            <text:p>1544.241</text:p>
          </table:table-cell>
          <table:table-cell office:value-type="float" office:value="1626.12" calcext:value-type="float">
            <text:p>1626.12</text:p>
          </table:table-cell>
          <table:table-cell office:value-type="float" office:value="1500" calcext:value-type="float">
            <text:p>1500</text:p>
          </table:table-cell>
          <table:table-cell table:number-matrix-columns-spanned="1" table:number-matrix-rows-spanned="32" table:formula="of:=FREQUENCY([.A2:.A101];[.C2:.C32])" office:value-type="float" office:value="0" calcext:value-type="float">
            <text:p>0</text:p>
          </table:table-cell>
          <table:table-cell table:number-matrix-columns-spanned="1" table:number-matrix-rows-spanned="32" table:formula="of:=FREQUENCY([.B2:.B101];[.C2:.C32])" office:value-type="float" office:value="0" calcext:value-type="float">
            <text:p>0</text:p>
          </table:table-cell>
          <table:table-cell/>
          <table:table-cell office:value-type="string" calcext:value-type="string">
            <text:p>Mean</text:p>
          </table:table-cell>
          <table:table-cell table:formula="of:=AVERAGE([.$A$2:.$A$101])" office:value-type="float" office:value="1550.34186" calcext:value-type="float">
            <text:p>1550.34186</text:p>
          </table:table-cell>
          <table:table-cell table:formula="of:=AVERAGE([.$B$2:.$B$101])" office:value-type="float" office:value="1618.11905" calcext:value-type="float">
            <text:p>1618.11905</text:p>
          </table:table-cell>
          <table:table-cell/>
        </table:table-row>
        <table:table-row table:style-name="ro1">
          <table:table-cell office:value-type="float" office:value="1554.82" calcext:value-type="float">
            <text:p>1554.82</text:p>
          </table:table-cell>
          <table:table-cell office:value-type="float" office:value="1594.048" calcext:value-type="float">
            <text:p>1594.048</text:p>
          </table:table-cell>
          <table:table-cell office:value-type="float" office:value="1510" calcext:value-type="float">
            <text:p>151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A$2:.$A$101])/COUNT([.$A$2:.$A$101]))" office:value-type="float" office:value="1.37154794618741" calcext:value-type="float">
            <text:p>1.37154794618741</text:p>
          </table:table-cell>
          <table:table-cell table:formula="of:=SQRT(VAR([.$B$2:.$B$101])/COUNT([.$B$2:.$B$101]))" office:value-type="float" office:value="5.07626105195059" calcext:value-type="float">
            <text:p>5.07626105195059</text:p>
          </table:table-cell>
          <table:table-cell/>
        </table:table-row>
        <table:table-row table:style-name="ro1">
          <table:table-cell office:value-type="float" office:value="1552.127" calcext:value-type="float">
            <text:p>1552.127</text:p>
          </table:table-cell>
          <table:table-cell office:value-type="float" office:value="1647.556" calcext:value-type="float">
            <text:p>1647.556</text:p>
          </table:table-cell>
          <table:table-cell office:value-type="float" office:value="1520" calcext:value-type="float">
            <text:p>152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ode</text:p>
          </table:table-cell>
          <table:table-cell table:formula="of:=MODE([.$A$2:.$A$101])" office:value-type="string" office:string-value="" calcext:value-type="error">
            <text:p>#VALUE!</text:p>
          </table:table-cell>
          <table:table-cell table:formula="of:=MODE([.$B$2:.$B$101]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1551.885" calcext:value-type="float">
            <text:p>1551.885</text:p>
          </table:table-cell>
          <table:table-cell office:value-type="float" office:value="1653.133" calcext:value-type="float">
            <text:p>1653.133</text:p>
          </table:table-cell>
          <table:table-cell office:value-type="float" office:value="1530" calcext:value-type="float">
            <text:p>15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dian</text:p>
          </table:table-cell>
          <table:table-cell table:formula="of:=MEDIAN([.$A$2:.$A$101])" office:value-type="float" office:value="1546.9705" calcext:value-type="float">
            <text:p>1546.9705</text:p>
          </table:table-cell>
          <table:table-cell table:formula="of:=MEDIAN([.$B$2:.$B$101])" office:value-type="float" office:value="1612.722" calcext:value-type="float">
            <text:p>1612.722</text:p>
          </table:table-cell>
          <table:table-cell/>
        </table:table-row>
        <table:table-row table:style-name="ro1">
          <table:table-cell office:value-type="float" office:value="1555.412" calcext:value-type="float">
            <text:p>1555.412</text:p>
          </table:table-cell>
          <table:table-cell office:value-type="float" office:value="1648.566" calcext:value-type="float">
            <text:p>1648.566</text:p>
          </table:table-cell>
          <table:table-cell office:value-type="float" office:value="1540" calcext:value-type="float">
            <text:p>154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irst Quartile</text:p>
          </table:table-cell>
          <table:table-cell table:formula="of:=QUARTILE([.$A$2:.$A$101]; 1)" office:value-type="float" office:value="1542.17825" calcext:value-type="float">
            <text:p>1542.17825</text:p>
          </table:table-cell>
          <table:table-cell table:formula="of:=QUARTILE([.$B$2:.$B$101]; 1)" office:value-type="float" office:value="1573.56775" calcext:value-type="float">
            <text:p>1573.56775</text:p>
          </table:table-cell>
          <table:table-cell/>
        </table:table-row>
        <table:table-row table:style-name="ro1">
          <table:table-cell office:value-type="float" office:value="1552.173" calcext:value-type="float">
            <text:p>1552.173</text:p>
          </table:table-cell>
          <table:table-cell office:value-type="float" office:value="1600.432" calcext:value-type="float">
            <text:p>1600.432</text:p>
          </table:table-cell>
          <table:table-cell office:value-type="float" office:value="1550" calcext:value-type="float">
            <text:p>155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hird Quartile</text:p>
          </table:table-cell>
          <table:table-cell table:formula="of:=QUARTILE([.$A$2:.$A$101]; 3)" office:value-type="float" office:value="1554.5545" calcext:value-type="float">
            <text:p>1554.5545</text:p>
          </table:table-cell>
          <table:table-cell table:formula="of:=QUARTILE([.$B$2:.$B$101]; 3)" office:value-type="float" office:value="1647.25225" calcext:value-type="float">
            <text:p>1647.25225</text:p>
          </table:table-cell>
          <table:table-cell/>
        </table:table-row>
        <table:table-row table:style-name="ro1">
          <table:table-cell office:value-type="float" office:value="1554.028" calcext:value-type="float">
            <text:p>1554.028</text:p>
          </table:table-cell>
          <table:table-cell office:value-type="float" office:value="1603.271" calcext:value-type="float">
            <text:p>1603.271</text:p>
          </table:table-cell>
          <table:table-cell office:value-type="float" office:value="1560" calcext:value-type="float">
            <text:p>156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Variance</text:p>
          </table:table-cell>
          <table:table-cell table:formula="of:=VAR([.$A$2:.$A$101])" office:value-type="float" office:value="188.114376869091" calcext:value-type="float">
            <text:p>188.114376869091</text:p>
          </table:table-cell>
          <table:table-cell table:formula="of:=VAR([.$B$2:.$B$101])" office:value-type="float" office:value="2576.84262675505" calcext:value-type="float">
            <text:p>2576.84262675505</text:p>
          </table:table-cell>
          <table:table-cell/>
        </table:table-row>
        <table:table-row table:style-name="ro1">
          <table:table-cell office:value-type="float" office:value="1544.925" calcext:value-type="float">
            <text:p>1544.925</text:p>
          </table:table-cell>
          <table:table-cell office:value-type="float" office:value="1627.933" calcext:value-type="float">
            <text:p>1627.933</text:p>
          </table:table-cell>
          <table:table-cell office:value-type="float" office:value="1570" calcext:value-type="float">
            <text:p>157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A$2:.$A$101])" office:value-type="float" office:value="13.7154794618741" calcext:value-type="float">
            <text:p>13.7154794618741</text:p>
          </table:table-cell>
          <table:table-cell table:formula="of:=STDEV([.$B$2:.$B$101])" office:value-type="float" office:value="50.7626105195059" calcext:value-type="float">
            <text:p>50.7626105195059</text:p>
          </table:table-cell>
          <table:table-cell/>
        </table:table-row>
        <table:table-row table:style-name="ro1">
          <table:table-cell office:value-type="float" office:value="1548.155" calcext:value-type="float">
            <text:p>1548.155</text:p>
          </table:table-cell>
          <table:table-cell office:value-type="float" office:value="1561.532" calcext:value-type="float">
            <text:p>1561.532</text:p>
          </table:table-cell>
          <table:table-cell office:value-type="float" office:value="1580" calcext:value-type="float">
            <text:p>158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Kurtosis</text:p>
          </table:table-cell>
          <table:table-cell table:formula="of:=KURT([.$A$2:.$A$101])" office:value-type="float" office:value="2.53229317992292" calcext:value-type="float">
            <text:p>2.53229317992292</text:p>
          </table:table-cell>
          <table:table-cell table:formula="of:=KURT([.$B$2:.$B$101])" office:value-type="float" office:value="0.733322747145209" calcext:value-type="float">
            <text:p>0.733322747145209</text:p>
          </table:table-cell>
          <table:table-cell/>
        </table:table-row>
        <table:table-row table:style-name="ro1">
          <table:table-cell office:value-type="float" office:value="1539.805" calcext:value-type="float">
            <text:p>1539.805</text:p>
          </table:table-cell>
          <table:table-cell office:value-type="float" office:value="1601.794" calcext:value-type="float">
            <text:p>1601.794</text:p>
          </table:table-cell>
          <table:table-cell office:value-type="float" office:value="1590" calcext:value-type="float">
            <text:p>1590</text:p>
          </table:table-cell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kewness</text:p>
          </table:table-cell>
          <table:table-cell table:formula="of:=SKEW([.$A$2:.$A$101])" office:value-type="float" office:value="1.51558643875874" calcext:value-type="float">
            <text:p>1.51558643875874</text:p>
          </table:table-cell>
          <table:table-cell table:formula="of:=SKEW([.$B$2:.$B$101])" office:value-type="float" office:value="0.872444030669469" calcext:value-type="float">
            <text:p>0.872444030669469</text:p>
          </table:table-cell>
          <table:table-cell/>
        </table:table-row>
        <table:table-row table:style-name="ro1">
          <table:table-cell office:value-type="float" office:value="1536.766" calcext:value-type="float">
            <text:p>1536.766</text:p>
          </table:table-cell>
          <table:table-cell office:value-type="float" office:value="1635.356" calcext:value-type="float">
            <text:p>1635.356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ange</text:p>
          </table:table-cell>
          <table:table-cell table:formula="of:=MAX([.$A$2:.$A$101])-MIN([.$A$2:.$A$101])" office:value-type="float" office:value="72.451" calcext:value-type="float">
            <text:p>72.451</text:p>
          </table:table-cell>
          <table:table-cell table:formula="of:=MAX([.$B$2:.$B$101])-MIN([.$B$2:.$B$101])" office:value-type="float" office:value="251.457" calcext:value-type="float">
            <text:p>251.457</text:p>
          </table:table-cell>
          <table:table-cell/>
        </table:table-row>
        <table:table-row table:style-name="ro1">
          <table:table-cell office:value-type="float" office:value="1543.886" calcext:value-type="float">
            <text:p>1543.886</text:p>
          </table:table-cell>
          <table:table-cell office:value-type="float" office:value="1555.011" calcext:value-type="float">
            <text:p>1555.011</text:p>
          </table:table-cell>
          <table:table-cell office:value-type="float" office:value="1610" calcext:value-type="float">
            <text:p>16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Minimum</text:p>
          </table:table-cell>
          <table:table-cell table:formula="of:=MIN([.$A$2:.$A$101])" office:value-type="float" office:value="1527.124" calcext:value-type="float">
            <text:p>1527.124</text:p>
          </table:table-cell>
          <table:table-cell table:formula="of:=MIN([.$B$2:.$B$101])" office:value-type="float" office:value="1547.65" calcext:value-type="float">
            <text:p>1547.65</text:p>
          </table:table-cell>
          <table:table-cell/>
        </table:table-row>
        <table:table-row table:style-name="ro1">
          <table:table-cell office:value-type="float" office:value="1532.352" calcext:value-type="float">
            <text:p>1532.352</text:p>
          </table:table-cell>
          <table:table-cell office:value-type="float" office:value="1551.181" calcext:value-type="float">
            <text:p>1551.181</text:p>
          </table:table-cell>
          <table:table-cell office:value-type="float" office:value="1620" calcext:value-type="float">
            <text:p>16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aximum</text:p>
          </table:table-cell>
          <table:table-cell table:formula="of:=MAX([.$A$2:.$A$101])" office:value-type="float" office:value="1599.575" calcext:value-type="float">
            <text:p>1599.575</text:p>
          </table:table-cell>
          <table:table-cell table:formula="of:=MAX([.$B$2:.$B$101])" office:value-type="float" office:value="1799.107" calcext:value-type="float">
            <text:p>1799.107</text:p>
          </table:table-cell>
          <table:table-cell/>
        </table:table-row>
        <table:table-row table:style-name="ro1">
          <table:table-cell office:value-type="float" office:value="1536.767" calcext:value-type="float">
            <text:p>1536.767</text:p>
          </table:table-cell>
          <table:table-cell office:value-type="float" office:value="1738.334" calcext:value-type="float">
            <text:p>1738.334</text:p>
          </table:table-cell>
          <table:table-cell office:value-type="float" office:value="1630" calcext:value-type="float">
            <text:p>163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um</text:p>
          </table:table-cell>
          <table:table-cell table:formula="of:=SUM([.$A$2:.$A$101])" office:value-type="float" office:value="155034.186" calcext:value-type="float">
            <text:p>155034.186</text:p>
          </table:table-cell>
          <table:table-cell table:formula="of:=SUM([.$B$2:.$B$101])" office:value-type="float" office:value="161811.905" calcext:value-type="float">
            <text:p>161811.905</text:p>
          </table:table-cell>
          <table:table-cell/>
        </table:table-row>
        <table:table-row table:style-name="ro1">
          <table:table-cell office:value-type="float" office:value="1599.575" calcext:value-type="float">
            <text:p>1599.575</text:p>
          </table:table-cell>
          <table:table-cell office:value-type="float" office:value="1682.216" calcext:value-type="float">
            <text:p>1682.216</text:p>
          </table:table-cell>
          <table:table-cell office:value-type="float" office:value="1640" calcext:value-type="float">
            <text:p>16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ount</text:p>
          </table:table-cell>
          <table:table-cell table:formula="of:=COUNT([.$A$2:.$A$101])" office:value-type="float" office:value="100" calcext:value-type="float">
            <text:p>100</text:p>
          </table:table-cell>
          <table:table-cell table:formula="of:=COUNT([.$B$2:.$B$101])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537.796" calcext:value-type="float">
            <text:p>1537.796</text:p>
          </table:table-cell>
          <table:table-cell office:value-type="float" office:value="1645.332" calcext:value-type="float">
            <text:p>1645.332</text:p>
          </table:table-cell>
          <table:table-cell office:value-type="float" office:value="1650" calcext:value-type="float">
            <text:p>16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555.363" calcext:value-type="float">
            <text:p>1555.363</text:p>
          </table:table-cell>
          <table:table-cell office:value-type="float" office:value="1613.818" calcext:value-type="float">
            <text:p>1613.818</text:p>
          </table:table-cell>
          <table:table-cell office:value-type="float" office:value="1660" calcext:value-type="float">
            <text:p>166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547.105" calcext:value-type="float">
            <text:p>1547.105</text:p>
          </table:table-cell>
          <table:table-cell office:value-type="float" office:value="1620.018" calcext:value-type="float">
            <text:p>1620.018</text:p>
          </table:table-cell>
          <table:table-cell office:value-type="float" office:value="1670" calcext:value-type="float">
            <text:p>16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545.715" calcext:value-type="float">
            <text:p>1545.715</text:p>
          </table:table-cell>
          <table:table-cell office:value-type="float" office:value="1583.796" calcext:value-type="float">
            <text:p>1583.796</text:p>
          </table:table-cell>
          <table:table-cell office:value-type="float" office:value="1680" calcext:value-type="float">
            <text:p>168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545.373" calcext:value-type="float">
            <text:p>1545.373</text:p>
          </table:table-cell>
          <table:table-cell office:value-type="float" office:value="1570.844" calcext:value-type="float">
            <text:p>1570.844</text:p>
          </table:table-cell>
          <table:table-cell office:value-type="float" office:value="1690" calcext:value-type="float">
            <text:p>16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591.097" calcext:value-type="float">
            <text:p>1591.097</text:p>
          </table:table-cell>
          <table:table-cell office:value-type="float" office:value="1653.932" calcext:value-type="float">
            <text:p>1653.932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531.235" calcext:value-type="float">
            <text:p>1531.235</text:p>
          </table:table-cell>
          <table:table-cell office:value-type="float" office:value="1571.212" calcext:value-type="float">
            <text:p>1571.212</text:p>
          </table:table-cell>
          <table:table-cell office:value-type="float" office:value="1710" calcext:value-type="float">
            <text:p>171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45.441" calcext:value-type="float">
            <text:p>1545.441</text:p>
          </table:table-cell>
          <table:table-cell office:value-type="float" office:value="1660.371" calcext:value-type="float">
            <text:p>1660.371</text:p>
          </table:table-cell>
          <table:table-cell office:value-type="float" office:value="1720" calcext:value-type="float">
            <text:p>17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552.382" calcext:value-type="float">
            <text:p>1552.382</text:p>
          </table:table-cell>
          <table:table-cell office:value-type="float" office:value="1619.045" calcext:value-type="float">
            <text:p>1619.045</text:p>
          </table:table-cell>
          <table:table-cell office:value-type="float" office:value="1730" calcext:value-type="float">
            <text:p>173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40.971" calcext:value-type="float">
            <text:p>1540.971</text:p>
          </table:table-cell>
          <table:table-cell office:value-type="float" office:value="1672.026" calcext:value-type="float">
            <text:p>1672.026</text:p>
          </table:table-cell>
          <table:table-cell office:value-type="float" office:value="1740" calcext:value-type="float">
            <text:p>17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49.416" calcext:value-type="float">
            <text:p>1549.416</text:p>
          </table:table-cell>
          <table:table-cell office:value-type="float" office:value="1620.145" calcext:value-type="float">
            <text:p>1620.145</text:p>
          </table:table-cell>
          <table:table-cell office:value-type="float" office:value="1750" calcext:value-type="float">
            <text:p>17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68.787" calcext:value-type="float">
            <text:p>1568.787</text:p>
          </table:table-cell>
          <table:table-cell office:value-type="float" office:value="1636.821" calcext:value-type="float">
            <text:p>1636.821</text:p>
          </table:table-cell>
          <table:table-cell office:value-type="float" office:value="1760" calcext:value-type="float">
            <text:p>176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41.177" calcext:value-type="float">
            <text:p>1541.177</text:p>
          </table:table-cell>
          <table:table-cell office:value-type="float" office:value="1712.369" calcext:value-type="float">
            <text:p>1712.369</text:p>
          </table:table-cell>
          <table:table-cell office:value-type="float" office:value="1770" calcext:value-type="float">
            <text:p>177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47.245" calcext:value-type="float">
            <text:p>1547.245</text:p>
          </table:table-cell>
          <table:table-cell office:value-type="float" office:value="1699.264" calcext:value-type="float">
            <text:p>1699.264</text:p>
          </table:table-cell>
          <table:table-cell office:value-type="float" office:value="1780" calcext:value-type="float">
            <text:p>178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48.151" calcext:value-type="float">
            <text:p>1548.151</text:p>
          </table:table-cell>
          <table:table-cell office:value-type="float" office:value="1603.85" calcext:value-type="float">
            <text:p>1603.85</text:p>
          </table:table-cell>
          <table:table-cell office:value-type="float" office:value="1790" calcext:value-type="float">
            <text:p>179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41.402" calcext:value-type="float">
            <text:p>1541.402</text:p>
          </table:table-cell>
          <table:table-cell office:value-type="float" office:value="1625.981" calcext:value-type="float">
            <text:p>1625.981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62.834" calcext:value-type="float">
            <text:p>1562.834</text:p>
          </table:table-cell>
          <table:table-cell office:value-type="float" office:value="1605.525" calcext:value-type="float">
            <text:p>1605.5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58.392" calcext:value-type="float">
            <text:p>1558.392</text:p>
          </table:table-cell>
          <table:table-cell office:value-type="float" office:value="1710.001" calcext:value-type="float">
            <text:p>1710.001</text:p>
          </table:table-cell>
          <table:table-cell table:number-columns-repeated="8"/>
        </table:table-row>
        <table:table-row table:style-name="ro1">
          <table:table-cell office:value-type="float" office:value="1583.366" calcext:value-type="float">
            <text:p>1583.366</text:p>
          </table:table-cell>
          <table:table-cell office:value-type="float" office:value="1574.396" calcext:value-type="float">
            <text:p>1574.396</text:p>
          </table:table-cell>
          <table:table-cell table:number-columns-repeated="8"/>
        </table:table-row>
        <table:table-row table:style-name="ro1">
          <table:table-cell office:value-type="float" office:value="1546.096" calcext:value-type="float">
            <text:p>1546.096</text:p>
          </table:table-cell>
          <table:table-cell office:value-type="float" office:value="1631.459" calcext:value-type="float">
            <text:p>1631.459</text:p>
          </table:table-cell>
          <table:table-cell table:number-columns-repeated="8"/>
        </table:table-row>
        <table:table-row table:style-name="ro1">
          <table:table-cell office:value-type="float" office:value="1581.553" calcext:value-type="float">
            <text:p>1581.553</text:p>
          </table:table-cell>
          <table:table-cell office:value-type="float" office:value="1565.842" calcext:value-type="float">
            <text:p>1565.842</text:p>
          </table:table-cell>
          <table:table-cell table:number-columns-repeated="8"/>
        </table:table-row>
        <table:table-row table:style-name="ro1">
          <table:table-cell office:value-type="float" office:value="1542.119" calcext:value-type="float">
            <text:p>1542.119</text:p>
          </table:table-cell>
          <table:table-cell office:value-type="float" office:value="1799.107" calcext:value-type="float">
            <text:p>1799.107</text:p>
          </table:table-cell>
          <table:table-cell table:number-columns-repeated="8"/>
        </table:table-row>
        <table:table-row table:style-name="ro1">
          <table:table-cell office:value-type="float" office:value="1534.836" calcext:value-type="float">
            <text:p>1534.836</text:p>
          </table:table-cell>
          <table:table-cell office:value-type="float" office:value="1746.028" calcext:value-type="float">
            <text:p>1746.028</text:p>
          </table:table-cell>
          <table:table-cell table:number-columns-repeated="8"/>
        </table:table-row>
        <table:table-row table:style-name="ro1">
          <table:table-cell office:value-type="float" office:value="1548.5" calcext:value-type="float">
            <text:p>1548.5</text:p>
          </table:table-cell>
          <table:table-cell office:value-type="float" office:value="1680.986" calcext:value-type="float">
            <text:p>1680.986</text:p>
          </table:table-cell>
          <table:table-cell table:number-columns-repeated="8"/>
        </table:table-row>
        <table:table-row table:style-name="ro1">
          <table:table-cell office:value-type="float" office:value="1541.584" calcext:value-type="float">
            <text:p>1541.584</text:p>
          </table:table-cell>
          <table:table-cell office:value-type="float" office:value="1694.415" calcext:value-type="float">
            <text:p>1694.415</text:p>
          </table:table-cell>
          <table:table-cell table:number-columns-repeated="8"/>
        </table:table-row>
        <table:table-row table:style-name="ro2">
          <table:table-cell office:value-type="float" office:value="1546.073" calcext:value-type="float">
            <text:p>1546.073</text:p>
          </table:table-cell>
          <table:table-cell office:value-type="float" office:value="1614.255" calcext:value-type="float">
            <text:p>1614.255</text:p>
          </table:table-cell>
          <table:table-cell table:number-columns-repeated="4"/>
          <table:table-cell office:value-type="string" calcext:value-type="string">
            <text:p>95<text:span text:style-name="T1">th</text:span> percentile</text:p>
          </table:table-cell>
          <table:table-cell table:number-columns-repeated="3"/>
        </table:table-row>
        <table:table-row table:style-name="ro1">
          <table:table-cell office:value-type="float" office:value="1532.771" calcext:value-type="float">
            <text:p>1532.771</text:p>
          </table:table-cell>
          <table:table-cell office:value-type="float" office:value="1593.384" calcext:value-type="float">
            <text:p>1593.384</text:p>
          </table:table-cell>
          <table:table-cell table:number-columns-repeated="4"/>
          <table:table-cell office:value-type="string" calcext:value-type="string">
            <text:p>psql</text:p>
          </table:table-cell>
          <table:table-cell office:value-type="string" calcext:value-type="string">
            <text:p>psql w/ bg apps</text:p>
          </table:table-cell>
          <table:table-cell table:number-columns-repeated="2"/>
        </table:table-row>
        <table:table-row table:style-name="ro1">
          <table:table-cell office:value-type="float" office:value="1551.16" calcext:value-type="float">
            <text:p>1551.16</text:p>
          </table:table-cell>
          <table:table-cell office:value-type="float" office:value="1625.038" calcext:value-type="float">
            <text:p>1625.038</text:p>
          </table:table-cell>
          <table:table-cell table:number-columns-repeated="4"/>
          <table:table-cell table:formula="of:=PERCENTILE([.A2:.A101];0.95)" office:value-type="float" office:value="1582.93945" calcext:value-type="float">
            <text:p>1582.93945</text:p>
          </table:table-cell>
          <table:table-cell table:formula="of:=PERCENTILE([.B2:.B101];0.95)" office:value-type="float" office:value="1710.1194" calcext:value-type="float">
            <text:p>1710.1194</text:p>
          </table:table-cell>
          <table:table-cell table:number-columns-repeated="2"/>
        </table:table-row>
        <table:table-row table:style-name="ro1">
          <table:table-cell office:value-type="float" office:value="1585.086" calcext:value-type="float">
            <text:p>1585.086</text:p>
          </table:table-cell>
          <table:table-cell office:value-type="float" office:value="1618.393" calcext:value-type="float">
            <text:p>1618.393</text:p>
          </table:table-cell>
          <table:table-cell table:number-columns-repeated="8"/>
        </table:table-row>
        <table:table-row table:style-name="ro1">
          <table:table-cell office:value-type="float" office:value="1543.689" calcext:value-type="float">
            <text:p>1543.689</text:p>
          </table:table-cell>
          <table:table-cell office:value-type="float" office:value="1676.906" calcext:value-type="float">
            <text:p>1676.906</text:p>
          </table:table-cell>
          <table:table-cell table:number-columns-repeated="8"/>
        </table:table-row>
        <table:table-row table:style-name="ro1">
          <table:table-cell office:value-type="float" office:value="1546.261" calcext:value-type="float">
            <text:p>1546.261</text:p>
          </table:table-cell>
          <table:table-cell office:value-type="float" office:value="1567.505" calcext:value-type="float">
            <text:p>1567.505</text:p>
          </table:table-cell>
          <table:table-cell table:number-columns-repeated="8"/>
        </table:table-row>
        <table:table-row table:style-name="ro1">
          <table:table-cell office:value-type="float" office:value="1552.287" calcext:value-type="float">
            <text:p>1552.287</text:p>
          </table:table-cell>
          <table:table-cell office:value-type="float" office:value="1610.717" calcext:value-type="float">
            <text:p>1610.717</text:p>
          </table:table-cell>
          <table:table-cell table:number-columns-repeated="8"/>
        </table:table-row>
        <table:table-row table:style-name="ro1">
          <table:table-cell office:value-type="float" office:value="1554.466" calcext:value-type="float">
            <text:p>1554.466</text:p>
          </table:table-cell>
          <table:table-cell office:value-type="float" office:value="1678.034" calcext:value-type="float">
            <text:p>1678.034</text:p>
          </table:table-cell>
          <table:table-cell table:number-columns-repeated="8"/>
        </table:table-row>
        <table:table-row table:style-name="ro1">
          <table:table-cell office:value-type="float" office:value="1542.411" calcext:value-type="float">
            <text:p>1542.411</text:p>
          </table:table-cell>
          <table:table-cell office:value-type="float" office:value="1606.312" calcext:value-type="float">
            <text:p>1606.312</text:p>
          </table:table-cell>
          <table:table-cell table:number-columns-repeated="8"/>
        </table:table-row>
        <table:table-row table:style-name="ro1">
          <table:table-cell office:value-type="float" office:value="1541.674" calcext:value-type="float">
            <text:p>1541.674</text:p>
          </table:table-cell>
          <table:table-cell office:value-type="float" office:value="1616.499" calcext:value-type="float">
            <text:p>1616.499</text:p>
          </table:table-cell>
          <table:table-cell table:number-columns-repeated="8"/>
        </table:table-row>
        <table:table-row table:style-name="ro1">
          <table:table-cell office:value-type="float" office:value="1545.217" calcext:value-type="float">
            <text:p>1545.217</text:p>
          </table:table-cell>
          <table:table-cell office:value-type="float" office:value="1693.767" calcext:value-type="float">
            <text:p>1693.767</text:p>
          </table:table-cell>
          <table:table-cell table:number-columns-repeated="8"/>
        </table:table-row>
        <table:table-row table:style-name="ro1">
          <table:table-cell office:value-type="float" office:value="1553.081" calcext:value-type="float">
            <text:p>1553.081</text:p>
          </table:table-cell>
          <table:table-cell office:value-type="float" office:value="1656.627" calcext:value-type="float">
            <text:p>1656.627</text:p>
          </table:table-cell>
          <table:table-cell table:number-columns-repeated="8"/>
        </table:table-row>
        <table:table-row table:style-name="ro1">
          <table:table-cell office:value-type="float" office:value="1555.779" calcext:value-type="float">
            <text:p>1555.779</text:p>
          </table:table-cell>
          <table:table-cell office:value-type="float" office:value="1563.047" calcext:value-type="float">
            <text:p>1563.047</text:p>
          </table:table-cell>
          <table:table-cell table:number-columns-repeated="8"/>
        </table:table-row>
        <table:table-row table:style-name="ro1">
          <table:table-cell office:value-type="float" office:value="1537.447" calcext:value-type="float">
            <text:p>1537.447</text:p>
          </table:table-cell>
          <table:table-cell office:value-type="float" office:value="1647.151" calcext:value-type="float">
            <text:p>1647.151</text:p>
          </table:table-cell>
          <table:table-cell table:number-columns-repeated="8"/>
        </table:table-row>
        <table:table-row table:style-name="ro1">
          <table:table-cell office:value-type="float" office:value="1538.393" calcext:value-type="float">
            <text:p>1538.393</text:p>
          </table:table-cell>
          <table:table-cell office:value-type="float" office:value="1717.355" calcext:value-type="float">
            <text:p>1717.355</text:p>
          </table:table-cell>
          <table:table-cell table:number-columns-repeated="8"/>
        </table:table-row>
        <table:table-row table:style-name="ro1">
          <table:table-cell office:value-type="float" office:value="1553.909" calcext:value-type="float">
            <text:p>1553.909</text:p>
          </table:table-cell>
          <table:table-cell office:value-type="float" office:value="1598.789" calcext:value-type="float">
            <text:p>1598.789</text:p>
          </table:table-cell>
          <table:table-cell table:number-columns-repeated="8"/>
        </table:table-row>
        <table:table-row table:style-name="ro1">
          <table:table-cell office:value-type="float" office:value="1547.921" calcext:value-type="float">
            <text:p>1547.921</text:p>
          </table:table-cell>
          <table:table-cell office:value-type="float" office:value="1611.626" calcext:value-type="float">
            <text:p>1611.626</text:p>
          </table:table-cell>
          <table:table-cell table:number-columns-repeated="8"/>
        </table:table-row>
        <table:table-row table:style-name="ro1">
          <table:table-cell office:value-type="float" office:value="1546.449" calcext:value-type="float">
            <text:p>1546.449</text:p>
          </table:table-cell>
          <table:table-cell office:value-type="float" office:value="1561.504" calcext:value-type="float">
            <text:p>1561.504</text:p>
          </table:table-cell>
          <table:table-cell table:number-columns-repeated="8"/>
        </table:table-row>
        <table:table-row table:style-name="ro1">
          <table:table-cell office:value-type="float" office:value="1552.436" calcext:value-type="float">
            <text:p>1552.436</text:p>
          </table:table-cell>
          <table:table-cell office:value-type="float" office:value="1656.739" calcext:value-type="float">
            <text:p>1656.739</text:p>
          </table:table-cell>
          <table:table-cell table:number-columns-repeated="8"/>
        </table:table-row>
        <table:table-row table:style-name="ro1">
          <table:table-cell office:value-type="float" office:value="1542.207" calcext:value-type="float">
            <text:p>1542.207</text:p>
          </table:table-cell>
          <table:table-cell office:value-type="float" office:value="1609.78" calcext:value-type="float">
            <text:p>1609.78</text:p>
          </table:table-cell>
          <table:table-cell table:number-columns-repeated="8"/>
        </table:table-row>
        <table:table-row table:style-name="ro1">
          <table:table-cell office:value-type="float" office:value="1545.97" calcext:value-type="float">
            <text:p>1545.97</text:p>
          </table:table-cell>
          <table:table-cell office:value-type="float" office:value="1614.531" calcext:value-type="float">
            <text:p>1614.531</text:p>
          </table:table-cell>
          <table:table-cell table:number-columns-repeated="8"/>
        </table:table-row>
        <table:table-row table:style-name="ro1">
          <table:table-cell office:value-type="float" office:value="1549.762" calcext:value-type="float">
            <text:p>1549.762</text:p>
          </table:table-cell>
          <table:table-cell office:value-type="float" office:value="1580.368" calcext:value-type="float">
            <text:p>1580.368</text:p>
          </table:table-cell>
          <table:table-cell table:number-columns-repeated="8"/>
        </table:table-row>
        <table:table-row table:style-name="ro1">
          <table:table-cell office:value-type="float" office:value="1575.648" calcext:value-type="float">
            <text:p>1575.648</text:p>
          </table:table-cell>
          <table:table-cell office:value-type="float" office:value="1638.347" calcext:value-type="float">
            <text:p>1638.347</text:p>
          </table:table-cell>
          <table:table-cell table:number-columns-repeated="8"/>
        </table:table-row>
        <table:table-row table:style-name="ro1">
          <table:table-cell office:value-type="float" office:value="1548.269" calcext:value-type="float">
            <text:p>1548.269</text:p>
          </table:table-cell>
          <table:table-cell office:value-type="float" office:value="1567.915" calcext:value-type="float">
            <text:p>1567.915</text:p>
          </table:table-cell>
          <table:table-cell table:number-columns-repeated="8"/>
        </table:table-row>
        <table:table-row table:style-name="ro1">
          <table:table-cell office:value-type="float" office:value="1546.67" calcext:value-type="float">
            <text:p>1546.67</text:p>
          </table:table-cell>
          <table:table-cell office:value-type="float" office:value="1623.247" calcext:value-type="float">
            <text:p>1623.247</text:p>
          </table:table-cell>
          <table:table-cell table:number-columns-repeated="8"/>
        </table:table-row>
        <table:table-row table:style-name="ro1">
          <table:table-cell office:value-type="float" office:value="1549.452" calcext:value-type="float">
            <text:p>1549.452</text:p>
          </table:table-cell>
          <table:table-cell office:value-type="float" office:value="1588.936" calcext:value-type="float">
            <text:p>1588.936</text:p>
          </table:table-cell>
          <table:table-cell table:number-columns-repeated="8"/>
        </table:table-row>
        <table:table-row table:style-name="ro1">
          <table:table-cell office:value-type="float" office:value="1548.038" calcext:value-type="float">
            <text:p>1548.038</text:p>
          </table:table-cell>
          <table:table-cell office:value-type="float" office:value="1558.816" calcext:value-type="float">
            <text:p>1558.816</text:p>
          </table:table-cell>
          <table:table-cell table:number-columns-repeated="8"/>
        </table:table-row>
        <table:table-row table:style-name="ro1">
          <table:table-cell office:value-type="float" office:value="1543.83" calcext:value-type="float">
            <text:p>1543.83</text:p>
          </table:table-cell>
          <table:table-cell office:value-type="float" office:value="1570.404" calcext:value-type="float">
            <text:p>1570.404</text:p>
          </table:table-cell>
          <table:table-cell table:number-columns-repeated="8"/>
        </table:table-row>
        <table:table-row table:style-name="ro1">
          <table:table-cell office:value-type="float" office:value="1557.225" calcext:value-type="float">
            <text:p>1557.225</text:p>
          </table:table-cell>
          <table:table-cell office:value-type="float" office:value="1661.855" calcext:value-type="float">
            <text:p>1661.855</text:p>
          </table:table-cell>
          <table:table-cell table:number-columns-repeated="8"/>
        </table:table-row>
        <table:table-row table:style-name="ro1">
          <table:table-cell office:value-type="float" office:value="1582.917" calcext:value-type="float">
            <text:p>1582.917</text:p>
          </table:table-cell>
          <table:table-cell office:value-type="float" office:value="1565.679" calcext:value-type="float">
            <text:p>1565.679</text:p>
          </table:table-cell>
          <table:table-cell table:number-columns-repeated="8"/>
        </table:table-row>
        <table:table-row table:style-name="ro1">
          <table:table-cell office:value-type="float" office:value="1557.351" calcext:value-type="float">
            <text:p>1557.351</text:p>
          </table:table-cell>
          <table:table-cell office:value-type="float" office:value="1609.108" calcext:value-type="float">
            <text:p>1609.108</text:p>
          </table:table-cell>
          <table:table-cell table:number-columns-repeated="8"/>
        </table:table-row>
        <table:table-row table:style-name="ro1">
          <table:table-cell office:value-type="float" office:value="1568.695" calcext:value-type="float">
            <text:p>1568.695</text:p>
          </table:table-cell>
          <table:table-cell office:value-type="float" office:value="1574.353" calcext:value-type="float">
            <text:p>1574.353</text:p>
          </table:table-cell>
          <table:table-cell table:number-columns-repeated="8"/>
        </table:table-row>
        <table:table-row table:style-name="ro1">
          <table:table-cell office:value-type="float" office:value="1559.912" calcext:value-type="float">
            <text:p>1559.912</text:p>
          </table:table-cell>
          <table:table-cell office:value-type="float" office:value="1691.178" calcext:value-type="float">
            <text:p>1691.178</text:p>
          </table:table-cell>
          <table:table-cell table:number-columns-repeated="8"/>
        </table:table-row>
        <table:table-row table:style-name="ro1">
          <table:table-cell office:value-type="float" office:value="1536.689" calcext:value-type="float">
            <text:p>1536.689</text:p>
          </table:table-cell>
          <table:table-cell office:value-type="float" office:value="1575.202" calcext:value-type="float">
            <text:p>1575.202</text:p>
          </table:table-cell>
          <table:table-cell table:number-columns-repeated="8"/>
        </table:table-row>
        <table:table-row table:style-name="ro1">
          <table:table-cell office:value-type="float" office:value="1534.34" calcext:value-type="float">
            <text:p>1534.34</text:p>
          </table:table-cell>
          <table:table-cell office:value-type="float" office:value="1602.197" calcext:value-type="float">
            <text:p>1602.197</text:p>
          </table:table-cell>
          <table:table-cell table:number-columns-repeated="8"/>
        </table:table-row>
        <table:table-row table:style-name="ro1">
          <table:table-cell office:value-type="float" office:value="1537.218" calcext:value-type="float">
            <text:p>1537.218</text:p>
          </table:table-cell>
          <table:table-cell office:value-type="float" office:value="1633.647" calcext:value-type="float">
            <text:p>1633.647</text:p>
          </table:table-cell>
          <table:table-cell table:number-columns-repeated="8"/>
        </table:table-row>
        <table:table-row table:style-name="ro1">
          <table:table-cell office:value-type="float" office:value="1536.281" calcext:value-type="float">
            <text:p>1536.281</text:p>
          </table:table-cell>
          <table:table-cell office:value-type="float" office:value="1561.21" calcext:value-type="float">
            <text:p>1561.21</text:p>
          </table:table-cell>
          <table:table-cell table:number-columns-repeated="8"/>
        </table:table-row>
        <table:table-row table:style-name="ro1">
          <table:table-cell office:value-type="float" office:value="1546.836" calcext:value-type="float">
            <text:p>1546.836</text:p>
          </table:table-cell>
          <table:table-cell office:value-type="float" office:value="1582.085" calcext:value-type="float">
            <text:p>1582.085</text:p>
          </table:table-cell>
          <table:table-cell table:number-columns-repeated="8"/>
        </table:table-row>
        <table:table-row table:style-name="ro1">
          <table:table-cell office:value-type="float" office:value="1543.851" calcext:value-type="float">
            <text:p>1543.851</text:p>
          </table:table-cell>
          <table:table-cell office:value-type="float" office:value="1694.216" calcext:value-type="float">
            <text:p>1694.216</text:p>
          </table:table-cell>
          <table:table-cell table:number-columns-repeated="8"/>
        </table:table-row>
        <table:table-row table:style-name="ro1">
          <table:table-cell office:value-type="float" office:value="1540.097" calcext:value-type="float">
            <text:p>1540.097</text:p>
          </table:table-cell>
          <table:table-cell office:value-type="float" office:value="1677.174" calcext:value-type="float">
            <text:p>1677.174</text:p>
          </table:table-cell>
          <table:table-cell table:number-columns-repeated="8"/>
        </table:table-row>
        <table:table-row table:style-name="ro1">
          <table:table-cell office:value-type="float" office:value="1548.565" calcext:value-type="float">
            <text:p>1548.565</text:p>
          </table:table-cell>
          <table:table-cell office:value-type="float" office:value="1554.819" calcext:value-type="float">
            <text:p>1554.819</text:p>
          </table:table-cell>
          <table:table-cell table:number-columns-repeated="8"/>
        </table:table-row>
        <table:table-row table:style-name="ro1">
          <table:table-cell office:value-type="float" office:value="1543.052" calcext:value-type="float">
            <text:p>1543.052</text:p>
          </table:table-cell>
          <table:table-cell office:value-type="float" office:value="1633.638" calcext:value-type="float">
            <text:p>1633.638</text:p>
          </table:table-cell>
          <table:table-cell table:number-columns-repeated="8"/>
        </table:table-row>
        <table:table-row table:style-name="ro1">
          <table:table-cell office:value-type="float" office:value="1544.259" calcext:value-type="float">
            <text:p>1544.259</text:p>
          </table:table-cell>
          <table:table-cell office:value-type="float" office:value="1645.104" calcext:value-type="float">
            <text:p>1645.104</text:p>
          </table:table-cell>
          <table:table-cell table:number-columns-repeated="8"/>
        </table:table-row>
        <table:table-row table:style-name="ro1">
          <table:table-cell office:value-type="float" office:value="1550.196" calcext:value-type="float">
            <text:p>1550.196</text:p>
          </table:table-cell>
          <table:table-cell office:value-type="float" office:value="1610.55" calcext:value-type="float">
            <text:p>1610.55</text:p>
          </table:table-cell>
          <table:table-cell table:number-columns-repeated="8"/>
        </table:table-row>
        <table:table-row table:style-name="ro1">
          <table:table-cell office:value-type="float" office:value="1577.399" calcext:value-type="float">
            <text:p>1577.399</text:p>
          </table:table-cell>
          <table:table-cell office:value-type="float" office:value="1629.945" calcext:value-type="float">
            <text:p>1629.945</text:p>
          </table:table-cell>
          <table:table-cell table:number-columns-repeated="8"/>
        </table:table-row>
        <table:table-row table:style-name="ro1">
          <table:table-cell office:value-type="float" office:value="1561.132" calcext:value-type="float">
            <text:p>1561.132</text:p>
          </table:table-cell>
          <table:table-cell office:value-type="float" office:value="1598.452" calcext:value-type="float">
            <text:p>1598.452</text:p>
          </table:table-cell>
          <table:table-cell table:number-columns-repeated="8"/>
        </table:table-row>
        <table:table-row table:style-name="ro1">
          <table:table-cell office:value-type="float" office:value="1545.322" calcext:value-type="float">
            <text:p>1545.322</text:p>
          </table:table-cell>
          <table:table-cell office:value-type="float" office:value="1552.797" calcext:value-type="float">
            <text:p>1552.797</text:p>
          </table:table-cell>
          <table:table-cell table:number-columns-repeated="8"/>
        </table:table-row>
        <table:table-row table:style-name="ro1">
          <table:table-cell office:value-type="float" office:value="1563.489" calcext:value-type="float">
            <text:p>1563.489</text:p>
          </table:table-cell>
          <table:table-cell office:value-type="float" office:value="1564.698" calcext:value-type="float">
            <text:p>1564.698</text:p>
          </table:table-cell>
          <table:table-cell table:number-columns-repeated="8"/>
        </table:table-row>
        <table:table-row table:style-name="ro1">
          <table:table-cell office:value-type="float" office:value="1559.599" calcext:value-type="float">
            <text:p>1559.599</text:p>
          </table:table-cell>
          <table:table-cell office:value-type="float" office:value="1554.168" calcext:value-type="float">
            <text:p>1554.168</text:p>
          </table:table-cell>
          <table:table-cell table:number-columns-repeated="8"/>
        </table:table-row>
        <table:table-row table:style-name="ro1">
          <table:table-cell office:value-type="float" office:value="1542.198" calcext:value-type="float">
            <text:p>1542.198</text:p>
          </table:table-cell>
          <table:table-cell office:value-type="float" office:value="1553.056" calcext:value-type="float">
            <text:p>1553.056</text:p>
          </table:table-cell>
          <table:table-cell table:number-columns-repeated="8"/>
        </table:table-row>
        <table:table-row table:style-name="ro1">
          <table:table-cell office:value-type="float" office:value="1527.124" calcext:value-type="float">
            <text:p>1527.124</text:p>
          </table:table-cell>
          <table:table-cell office:value-type="float" office:value="1560.47" calcext:value-type="float">
            <text:p>1560.47</text:p>
          </table:table-cell>
          <table:table-cell table:number-columns-repeated="8"/>
        </table:table-row>
        <table:table-row table:style-name="ro1">
          <table:table-cell office:value-type="float" office:value="1540.428" calcext:value-type="float">
            <text:p>1540.428</text:p>
          </table:table-cell>
          <table:table-cell office:value-type="float" office:value="1624.197" calcext:value-type="float">
            <text:p>1624.197</text:p>
          </table:table-cell>
          <table:table-cell table:number-columns-repeated="8"/>
        </table:table-row>
        <table:table-row table:style-name="ro1">
          <table:table-cell office:value-type="float" office:value="1590.943" calcext:value-type="float">
            <text:p>1590.943</text:p>
          </table:table-cell>
          <table:table-cell office:value-type="float" office:value="1570.933" calcext:value-type="float">
            <text:p>1570.933</text:p>
          </table:table-cell>
          <table:table-cell table:number-columns-repeated="8"/>
        </table:table-row>
        <table:table-row table:style-name="ro1">
          <table:table-cell office:value-type="float" office:value="1555.227" calcext:value-type="float">
            <text:p>1555.227</text:p>
          </table:table-cell>
          <table:table-cell office:value-type="float" office:value="1561.762" calcext:value-type="float">
            <text:p>1561.762</text:p>
          </table:table-cell>
          <table:table-cell table:number-columns-repeated="8"/>
        </table:table-row>
        <table:table-row table:style-name="ro1">
          <table:table-cell office:value-type="float" office:value="1548.24" calcext:value-type="float">
            <text:p>1548.24</text:p>
          </table:table-cell>
          <table:table-cell office:value-type="float" office:value="1617.745" calcext:value-type="float">
            <text:p>1617.745</text:p>
          </table:table-cell>
          <table:table-cell table:number-columns-repeated="8"/>
        </table:table-row>
        <table:table-row table:style-name="ro1">
          <table:table-cell office:value-type="float" office:value="1541.636" calcext:value-type="float">
            <text:p>1541.636</text:p>
          </table:table-cell>
          <table:table-cell office:value-type="float" office:value="1596.096" calcext:value-type="float">
            <text:p>1596.096</text:p>
          </table:table-cell>
          <table:table-cell table:number-columns-repeated="8"/>
        </table:table-row>
        <table:table-row table:style-name="ro1">
          <table:table-cell office:value-type="float" office:value="1558.566" calcext:value-type="float">
            <text:p>1558.566</text:p>
          </table:table-cell>
          <table:table-cell office:value-type="float" office:value="1562.417" calcext:value-type="float">
            <text:p>1562.417</text:p>
          </table:table-cell>
          <table:table-cell table:number-columns-repeated="8"/>
        </table:table-row>
        <table:table-row table:style-name="ro1">
          <table:table-cell office:value-type="float" office:value="1532.607" calcext:value-type="float">
            <text:p>1532.607</text:p>
          </table:table-cell>
          <table:table-cell office:value-type="float" office:value="1578.135" calcext:value-type="float">
            <text:p>1578.135</text:p>
          </table:table-cell>
          <table:table-cell table:number-columns-repeated="8"/>
        </table:table-row>
        <table:table-row table:style-name="ro1">
          <table:table-cell office:value-type="float" office:value="1544.799" calcext:value-type="float">
            <text:p>1544.799</text:p>
          </table:table-cell>
          <table:table-cell office:value-type="float" office:value="1547.65" calcext:value-type="float">
            <text:p>1547.65</text:p>
          </table:table-cell>
          <table:table-cell table:number-columns-repeated="8"/>
        </table:table-row>
        <table:table-row table:style-name="ro1">
          <table:table-cell office:value-type="float" office:value="1546.784" calcext:value-type="float">
            <text:p>1546.784</text:p>
          </table:table-cell>
          <table:table-cell office:value-type="float" office:value="1558.311" calcext:value-type="float">
            <text:p>1558.311</text:p>
          </table:table-cell>
          <table:table-cell table:number-columns-repeated="8"/>
        </table:table-row>
      </table:table>
      <table:table table:name="all_tests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psql_timing</text:p>
          </table:table-cell>
          <table:table-cell office:value-type="string" calcext:value-type="string">
            <text:p>psql_timing_bg_apps_running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explain_timing_on</text:p>
          </table:table-cell>
          <table:table-cell office:value-type="string" calcext:value-type="string">
            <text:p>psql_timings_count</text:p>
          </table:table-cell>
          <table:table-cell office:value-type="string" calcext:value-type="string">
            <text:p>explain_count</text:p>
          </table:table-cell>
          <table:table-cell office:value-type="string" calcext:value-type="string">
            <text:p>explain_count_timing_on</text:p>
          </table:table-cell>
          <table:table-cell office:value-type="string" calcext:value-type="string">
            <text:p>log_duration</text:p>
          </table:table-cell>
          <table:table-cell office:value-type="string" calcext:value-type="string">
            <text:p>log_duration_count</text:p>
          </table:table-cell>
          <table:table-cell office:value-type="string" calcext:value-type="string">
            <text:p>log_min_duration_statement</text:p>
          </table:table-cell>
          <table:table-cell office:value-type="string" calcext:value-type="string">
            <text:p>log_min_duration_statement_count</text:p>
          </table:table-cell>
          <table:table-cell office:value-type="string" calcext:value-type="string">
            <text:p>log_statement_stats</text:p>
          </table:table-cell>
          <table:table-cell office:value-type="string" calcext:value-type="string">
            <text:p>log_statements_stats_count</text:p>
          </table:table-cell>
          <table:table-cell office:value-type="string" calcext:value-type="string">
            <text:p>pg_bench</text:p>
          </table:table-cell>
          <table:table-cell office:value-type="string" calcext:value-type="string">
            <text:p>pg_bench_count</text:p>
          </table:table-cell>
          <table:table-cell office:value-type="string" calcext:value-type="string">
            <text:p>pg_stat_statements</text:p>
          </table:table-cell>
          <table:table-cell office:value-type="string" calcext:value-type="string">
            <text:p>pg_stat_statements_count</text:p>
          </table:table-cell>
          <table:table-cell office:value-type="string" calcext:value-type="string">
            <text:p>clock_timestamp</text:p>
          </table:table-cell>
          <table:table-cell office:value-type="string" calcext:value-type="string">
            <text:p>clock_timestamp_count</text:p>
          </table:table-cell>
          <table:table-cell/>
        </table:table-row>
        <table:table-row table:style-name="ro1">
          <table:table-cell/>
          <table:table-cell office:value-type="float" office:value="1544.241" calcext:value-type="float">
            <text:p>1544.241</text:p>
          </table:table-cell>
          <table:table-cell office:value-type="float" office:value="1626.12" calcext:value-type="float">
            <text:p>1626.12</text:p>
          </table:table-cell>
          <table:table-cell office:value-type="float" office:value="385.941" calcext:value-type="float">
            <text:p>385.941</text:p>
          </table:table-cell>
          <table:table-cell office:value-type="float" office:value="708.406" calcext:value-type="float">
            <text:p>708.406</text:p>
          </table:table-cell>
          <table:table-cell office:value-type="float" office:value="177.62" calcext:value-type="float">
            <text:p>177.62</text:p>
          </table:table-cell>
          <table:table-cell office:value-type="float" office:value="198.283" calcext:value-type="float">
            <text:p>198.283</text:p>
          </table:table-cell>
          <table:table-cell office:value-type="float" office:value="303.951" calcext:value-type="float">
            <text:p>303.951</text:p>
          </table:table-cell>
          <table:table-cell office:value-type="float" office:value="1621.595" calcext:value-type="float">
            <text:p>1621.595</text:p>
          </table:table-cell>
          <table:table-cell office:value-type="float" office:value="195.523" calcext:value-type="float">
            <text:p>195.523</text:p>
          </table:table-cell>
          <table:table-cell office:value-type="float" office:value="1649.168" calcext:value-type="float">
            <text:p>1649.168</text:p>
          </table:table-cell>
          <table:table-cell office:value-type="float" office:value="194.572" calcext:value-type="float">
            <text:p>194.572</text:p>
          </table:table-cell>
          <table:table-cell office:value-type="float" office:value="1579.663" calcext:value-type="float">
            <text:p>1579.663</text:p>
          </table:table-cell>
          <table:table-cell office:value-type="float" office:value="175.853" calcext:value-type="float">
            <text:p>175.853</text:p>
          </table:table-cell>
          <table:table-cell office:value-type="float" office:value="1752.177" calcext:value-type="float">
            <text:p>1752.177</text:p>
          </table:table-cell>
          <table:table-cell office:value-type="float" office:value="203.752" calcext:value-type="float">
            <text:p>203.75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54.82" calcext:value-type="float">
            <text:p>1554.82</text:p>
          </table:table-cell>
          <table:table-cell office:value-type="float" office:value="1594.048" calcext:value-type="float">
            <text:p>1594.048</text:p>
          </table:table-cell>
          <table:table-cell office:value-type="float" office:value="385.812" calcext:value-type="float">
            <text:p>385.812</text:p>
          </table:table-cell>
          <table:table-cell office:value-type="float" office:value="707.562" calcext:value-type="float">
            <text:p>707.562</text:p>
          </table:table-cell>
          <table:table-cell office:value-type="float" office:value="180.99" calcext:value-type="float">
            <text:p>180.99</text:p>
          </table:table-cell>
          <table:table-cell office:value-type="float" office:value="199.887" calcext:value-type="float">
            <text:p>199.887</text:p>
          </table:table-cell>
          <table:table-cell office:value-type="float" office:value="303.708" calcext:value-type="float">
            <text:p>303.708</text:p>
          </table:table-cell>
          <table:table-cell office:value-type="float" office:value="1627.32" calcext:value-type="float">
            <text:p>1627.32</text:p>
          </table:table-cell>
          <table:table-cell office:value-type="float" office:value="195.592" calcext:value-type="float">
            <text:p>195.592</text:p>
          </table:table-cell>
          <table:table-cell office:value-type="float" office:value="1632.002" calcext:value-type="float">
            <text:p>1632.002</text:p>
          </table:table-cell>
          <table:table-cell office:value-type="float" office:value="194.072" calcext:value-type="float">
            <text:p>194.072</text:p>
          </table:table-cell>
          <table:table-cell office:value-type="float" office:value="1555.561" calcext:value-type="float">
            <text:p>1555.561</text:p>
          </table:table-cell>
          <table:table-cell office:value-type="float" office:value="175.289" calcext:value-type="float">
            <text:p>175.289</text:p>
          </table:table-cell>
          <table:table-cell office:value-type="float" office:value="1733.418" calcext:value-type="float">
            <text:p>1733.418</text:p>
          </table:table-cell>
          <table:table-cell office:value-type="float" office:value="179.934" calcext:value-type="float">
            <text:p>179.93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52.127" calcext:value-type="float">
            <text:p>1552.127</text:p>
          </table:table-cell>
          <table:table-cell office:value-type="float" office:value="1647.556" calcext:value-type="float">
            <text:p>1647.556</text:p>
          </table:table-cell>
          <table:table-cell office:value-type="float" office:value="385.769" calcext:value-type="float">
            <text:p>385.769</text:p>
          </table:table-cell>
          <table:table-cell office:value-type="float" office:value="707.427" calcext:value-type="float">
            <text:p>707.427</text:p>
          </table:table-cell>
          <table:table-cell office:value-type="float" office:value="174.079" calcext:value-type="float">
            <text:p>174.079</text:p>
          </table:table-cell>
          <table:table-cell office:value-type="float" office:value="198.991" calcext:value-type="float">
            <text:p>198.991</text:p>
          </table:table-cell>
          <table:table-cell office:value-type="float" office:value="303.739" calcext:value-type="float">
            <text:p>303.739</text:p>
          </table:table-cell>
          <table:table-cell office:value-type="float" office:value="1649.293" calcext:value-type="float">
            <text:p>1649.293</text:p>
          </table:table-cell>
          <table:table-cell office:value-type="float" office:value="195.74" calcext:value-type="float">
            <text:p>195.74</text:p>
          </table:table-cell>
          <table:table-cell office:value-type="float" office:value="1634.044" calcext:value-type="float">
            <text:p>1634.044</text:p>
          </table:table-cell>
          <table:table-cell office:value-type="float" office:value="193.262" calcext:value-type="float">
            <text:p>193.262</text:p>
          </table:table-cell>
          <table:table-cell office:value-type="float" office:value="1560.131" calcext:value-type="float">
            <text:p>1560.131</text:p>
          </table:table-cell>
          <table:table-cell office:value-type="float" office:value="176.07" calcext:value-type="float">
            <text:p>176.07</text:p>
          </table:table-cell>
          <table:table-cell office:value-type="float" office:value="1734.491" calcext:value-type="float">
            <text:p>1734.491</text:p>
          </table:table-cell>
          <table:table-cell office:value-type="float" office:value="180.256" calcext:value-type="float">
            <text:p>180.2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51.885" calcext:value-type="float">
            <text:p>1551.885</text:p>
          </table:table-cell>
          <table:table-cell office:value-type="float" office:value="1653.133" calcext:value-type="float">
            <text:p>1653.133</text:p>
          </table:table-cell>
          <table:table-cell office:value-type="float" office:value="385.76" calcext:value-type="float">
            <text:p>385.76</text:p>
          </table:table-cell>
          <table:table-cell office:value-type="float" office:value="707.585" calcext:value-type="float">
            <text:p>707.585</text:p>
          </table:table-cell>
          <table:table-cell office:value-type="float" office:value="175.794" calcext:value-type="float">
            <text:p>175.794</text:p>
          </table:table-cell>
          <table:table-cell office:value-type="float" office:value="198.499" calcext:value-type="float">
            <text:p>198.499</text:p>
          </table:table-cell>
          <table:table-cell office:value-type="float" office:value="303.924" calcext:value-type="float">
            <text:p>303.924</text:p>
          </table:table-cell>
          <table:table-cell office:value-type="float" office:value="1696.972" calcext:value-type="float">
            <text:p>1696.972</text:p>
          </table:table-cell>
          <table:table-cell office:value-type="float" office:value="194.002" calcext:value-type="float">
            <text:p>194.002</text:p>
          </table:table-cell>
          <table:table-cell office:value-type="float" office:value="1635.928" calcext:value-type="float">
            <text:p>1635.928</text:p>
          </table:table-cell>
          <table:table-cell office:value-type="float" office:value="190.564" calcext:value-type="float">
            <text:p>190.564</text:p>
          </table:table-cell>
          <table:table-cell office:value-type="float" office:value="1571.164" calcext:value-type="float">
            <text:p>1571.164</text:p>
          </table:table-cell>
          <table:table-cell office:value-type="float" office:value="176.515" calcext:value-type="float">
            <text:p>176.515</text:p>
          </table:table-cell>
          <table:table-cell office:value-type="float" office:value="1725.426" calcext:value-type="float">
            <text:p>1725.426</text:p>
          </table:table-cell>
          <table:table-cell office:value-type="float" office:value="179.957" calcext:value-type="float">
            <text:p>179.95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55.412" calcext:value-type="float">
            <text:p>1555.412</text:p>
          </table:table-cell>
          <table:table-cell office:value-type="float" office:value="1648.566" calcext:value-type="float">
            <text:p>1648.566</text:p>
          </table:table-cell>
          <table:table-cell office:value-type="float" office:value="385.201" calcext:value-type="float">
            <text:p>385.201</text:p>
          </table:table-cell>
          <table:table-cell office:value-type="float" office:value="707.337" calcext:value-type="float">
            <text:p>707.337</text:p>
          </table:table-cell>
          <table:table-cell office:value-type="float" office:value="175.031" calcext:value-type="float">
            <text:p>175.031</text:p>
          </table:table-cell>
          <table:table-cell office:value-type="float" office:value="201.153" calcext:value-type="float">
            <text:p>201.153</text:p>
          </table:table-cell>
          <table:table-cell office:value-type="float" office:value="308.685" calcext:value-type="float">
            <text:p>308.685</text:p>
          </table:table-cell>
          <table:table-cell office:value-type="float" office:value="1640.89" calcext:value-type="float">
            <text:p>1640.89</text:p>
          </table:table-cell>
          <table:table-cell office:value-type="float" office:value="193.98" calcext:value-type="float">
            <text:p>193.98</text:p>
          </table:table-cell>
          <table:table-cell office:value-type="float" office:value="1633.692" calcext:value-type="float">
            <text:p>1633.692</text:p>
          </table:table-cell>
          <table:table-cell office:value-type="float" office:value="191.981" calcext:value-type="float">
            <text:p>191.981</text:p>
          </table:table-cell>
          <table:table-cell office:value-type="float" office:value="1576.037" calcext:value-type="float">
            <text:p>1576.037</text:p>
          </table:table-cell>
          <table:table-cell office:value-type="float" office:value="181.296" calcext:value-type="float">
            <text:p>181.296</text:p>
          </table:table-cell>
          <table:table-cell office:value-type="float" office:value="1713.382" calcext:value-type="float">
            <text:p>1713.382</text:p>
          </table:table-cell>
          <table:table-cell office:value-type="float" office:value="179.188" calcext:value-type="float">
            <text:p>179.18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52.173" calcext:value-type="float">
            <text:p>1552.173</text:p>
          </table:table-cell>
          <table:table-cell office:value-type="float" office:value="1600.432" calcext:value-type="float">
            <text:p>1600.432</text:p>
          </table:table-cell>
          <table:table-cell office:value-type="float" office:value="385.853" calcext:value-type="float">
            <text:p>385.853</text:p>
          </table:table-cell>
          <table:table-cell office:value-type="float" office:value="707.668" calcext:value-type="float">
            <text:p>707.668</text:p>
          </table:table-cell>
          <table:table-cell office:value-type="float" office:value="178.262" calcext:value-type="float">
            <text:p>178.262</text:p>
          </table:table-cell>
          <table:table-cell office:value-type="float" office:value="198.742" calcext:value-type="float">
            <text:p>198.742</text:p>
          </table:table-cell>
          <table:table-cell office:value-type="float" office:value="304.672" calcext:value-type="float">
            <text:p>304.672</text:p>
          </table:table-cell>
          <table:table-cell office:value-type="float" office:value="1644.953" calcext:value-type="float">
            <text:p>1644.953</text:p>
          </table:table-cell>
          <table:table-cell office:value-type="float" office:value="193.709" calcext:value-type="float">
            <text:p>193.709</text:p>
          </table:table-cell>
          <table:table-cell office:value-type="float" office:value="1611.947" calcext:value-type="float">
            <text:p>1611.947</text:p>
          </table:table-cell>
          <table:table-cell office:value-type="float" office:value="193.008" calcext:value-type="float">
            <text:p>193.008</text:p>
          </table:table-cell>
          <table:table-cell office:value-type="float" office:value="1571.266" calcext:value-type="float">
            <text:p>1571.266</text:p>
          </table:table-cell>
          <table:table-cell office:value-type="float" office:value="175.56" calcext:value-type="float">
            <text:p>175.56</text:p>
          </table:table-cell>
          <table:table-cell office:value-type="float" office:value="1719.37" calcext:value-type="float">
            <text:p>1719.37</text:p>
          </table:table-cell>
          <table:table-cell office:value-type="float" office:value="179.572" calcext:value-type="float">
            <text:p>179.57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54.028" calcext:value-type="float">
            <text:p>1554.028</text:p>
          </table:table-cell>
          <table:table-cell office:value-type="float" office:value="1603.271" calcext:value-type="float">
            <text:p>1603.271</text:p>
          </table:table-cell>
          <table:table-cell office:value-type="float" office:value="385.482" calcext:value-type="float">
            <text:p>385.482</text:p>
          </table:table-cell>
          <table:table-cell office:value-type="float" office:value="707.845" calcext:value-type="float">
            <text:p>707.845</text:p>
          </table:table-cell>
          <table:table-cell office:value-type="float" office:value="179.971" calcext:value-type="float">
            <text:p>179.971</text:p>
          </table:table-cell>
          <table:table-cell office:value-type="float" office:value="198.735" calcext:value-type="float">
            <text:p>198.735</text:p>
          </table:table-cell>
          <table:table-cell office:value-type="float" office:value="307.05" calcext:value-type="float">
            <text:p>307.05</text:p>
          </table:table-cell>
          <table:table-cell office:value-type="float" office:value="1647.827" calcext:value-type="float">
            <text:p>1647.827</text:p>
          </table:table-cell>
          <table:table-cell office:value-type="float" office:value="194.27" calcext:value-type="float">
            <text:p>194.27</text:p>
          </table:table-cell>
          <table:table-cell office:value-type="float" office:value="1634.04" calcext:value-type="float">
            <text:p>1634.04</text:p>
          </table:table-cell>
          <table:table-cell office:value-type="float" office:value="191.289" calcext:value-type="float">
            <text:p>191.289</text:p>
          </table:table-cell>
          <table:table-cell office:value-type="float" office:value="1583.476" calcext:value-type="float">
            <text:p>1583.476</text:p>
          </table:table-cell>
          <table:table-cell office:value-type="float" office:value="174.09" calcext:value-type="float">
            <text:p>174.09</text:p>
          </table:table-cell>
          <table:table-cell office:value-type="float" office:value="1715.254" calcext:value-type="float">
            <text:p>1715.254</text:p>
          </table:table-cell>
          <table:table-cell office:value-type="float" office:value="178.765" calcext:value-type="float">
            <text:p>178.76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44.925" calcext:value-type="float">
            <text:p>1544.925</text:p>
          </table:table-cell>
          <table:table-cell office:value-type="float" office:value="1627.933" calcext:value-type="float">
            <text:p>1627.933</text:p>
          </table:table-cell>
          <table:table-cell office:value-type="float" office:value="385.762" calcext:value-type="float">
            <text:p>385.762</text:p>
          </table:table-cell>
          <table:table-cell office:value-type="float" office:value="707.288" calcext:value-type="float">
            <text:p>707.288</text:p>
          </table:table-cell>
          <table:table-cell office:value-type="float" office:value="177.185" calcext:value-type="float">
            <text:p>177.185</text:p>
          </table:table-cell>
          <table:table-cell office:value-type="float" office:value="200.004" calcext:value-type="float">
            <text:p>200.004</text:p>
          </table:table-cell>
          <table:table-cell office:value-type="float" office:value="303.19" calcext:value-type="float">
            <text:p>303.19</text:p>
          </table:table-cell>
          <table:table-cell office:value-type="float" office:value="1650.536" calcext:value-type="float">
            <text:p>1650.536</text:p>
          </table:table-cell>
          <table:table-cell office:value-type="float" office:value="194.564" calcext:value-type="float">
            <text:p>194.564</text:p>
          </table:table-cell>
          <table:table-cell office:value-type="float" office:value="1617.776" calcext:value-type="float">
            <text:p>1617.776</text:p>
          </table:table-cell>
          <table:table-cell office:value-type="float" office:value="192.756" calcext:value-type="float">
            <text:p>192.756</text:p>
          </table:table-cell>
          <table:table-cell office:value-type="float" office:value="1579.357" calcext:value-type="float">
            <text:p>1579.357</text:p>
          </table:table-cell>
          <table:table-cell office:value-type="float" office:value="176.48" calcext:value-type="float">
            <text:p>176.48</text:p>
          </table:table-cell>
          <table:table-cell office:value-type="float" office:value="1710.159" calcext:value-type="float">
            <text:p>1710.159</text:p>
          </table:table-cell>
          <table:table-cell office:value-type="float" office:value="178.291" calcext:value-type="float">
            <text:p>178.29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48.155" calcext:value-type="float">
            <text:p>1548.155</text:p>
          </table:table-cell>
          <table:table-cell office:value-type="float" office:value="1561.532" calcext:value-type="float">
            <text:p>1561.532</text:p>
          </table:table-cell>
          <table:table-cell office:value-type="float" office:value="385.715" calcext:value-type="float">
            <text:p>385.715</text:p>
          </table:table-cell>
          <table:table-cell office:value-type="float" office:value="707.369" calcext:value-type="float">
            <text:p>707.369</text:p>
          </table:table-cell>
          <table:table-cell office:value-type="float" office:value="178.436" calcext:value-type="float">
            <text:p>178.436</text:p>
          </table:table-cell>
          <table:table-cell office:value-type="float" office:value="198.086" calcext:value-type="float">
            <text:p>198.086</text:p>
          </table:table-cell>
          <table:table-cell office:value-type="float" office:value="304.159" calcext:value-type="float">
            <text:p>304.159</text:p>
          </table:table-cell>
          <table:table-cell office:value-type="float" office:value="1632.133" calcext:value-type="float">
            <text:p>1632.133</text:p>
          </table:table-cell>
          <table:table-cell office:value-type="float" office:value="194.507" calcext:value-type="float">
            <text:p>194.507</text:p>
          </table:table-cell>
          <table:table-cell office:value-type="float" office:value="1644.76" calcext:value-type="float">
            <text:p>1644.76</text:p>
          </table:table-cell>
          <table:table-cell office:value-type="float" office:value="194.469" calcext:value-type="float">
            <text:p>194.469</text:p>
          </table:table-cell>
          <table:table-cell office:value-type="float" office:value="1574.019" calcext:value-type="float">
            <text:p>1574.019</text:p>
          </table:table-cell>
          <table:table-cell office:value-type="float" office:value="182.023" calcext:value-type="float">
            <text:p>182.023</text:p>
          </table:table-cell>
          <table:table-cell office:value-type="float" office:value="1770.03" calcext:value-type="float">
            <text:p>1770.03</text:p>
          </table:table-cell>
          <table:table-cell office:value-type="float" office:value="179.584" calcext:value-type="float">
            <text:p>179.58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39.805" calcext:value-type="float">
            <text:p>1539.805</text:p>
          </table:table-cell>
          <table:table-cell office:value-type="float" office:value="1601.794" calcext:value-type="float">
            <text:p>1601.794</text:p>
          </table:table-cell>
          <table:table-cell office:value-type="float" office:value="385.808" calcext:value-type="float">
            <text:p>385.808</text:p>
          </table:table-cell>
          <table:table-cell office:value-type="float" office:value="707.505" calcext:value-type="float">
            <text:p>707.505</text:p>
          </table:table-cell>
          <table:table-cell office:value-type="float" office:value="176.93" calcext:value-type="float">
            <text:p>176.93</text:p>
          </table:table-cell>
          <table:table-cell office:value-type="float" office:value="199.659" calcext:value-type="float">
            <text:p>199.659</text:p>
          </table:table-cell>
          <table:table-cell office:value-type="float" office:value="304.846" calcext:value-type="float">
            <text:p>304.846</text:p>
          </table:table-cell>
          <table:table-cell office:value-type="float" office:value="1623.924" calcext:value-type="float">
            <text:p>1623.924</text:p>
          </table:table-cell>
          <table:table-cell office:value-type="float" office:value="194.303" calcext:value-type="float">
            <text:p>194.303</text:p>
          </table:table-cell>
          <table:table-cell office:value-type="float" office:value="1616.002" calcext:value-type="float">
            <text:p>1616.002</text:p>
          </table:table-cell>
          <table:table-cell office:value-type="float" office:value="193.297" calcext:value-type="float">
            <text:p>193.297</text:p>
          </table:table-cell>
          <table:table-cell office:value-type="float" office:value="1575.196" calcext:value-type="float">
            <text:p>1575.196</text:p>
          </table:table-cell>
          <table:table-cell office:value-type="float" office:value="177.128" calcext:value-type="float">
            <text:p>177.128</text:p>
          </table:table-cell>
          <table:table-cell office:value-type="float" office:value="1714.532" calcext:value-type="float">
            <text:p>1714.532</text:p>
          </table:table-cell>
          <table:table-cell office:value-type="float" office:value="178.849" calcext:value-type="float">
            <text:p>178.84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36.766" calcext:value-type="float">
            <text:p>1536.766</text:p>
          </table:table-cell>
          <table:table-cell office:value-type="float" office:value="1635.356" calcext:value-type="float">
            <text:p>1635.356</text:p>
          </table:table-cell>
          <table:table-cell office:value-type="float" office:value="385.704" calcext:value-type="float">
            <text:p>385.704</text:p>
          </table:table-cell>
          <table:table-cell office:value-type="float" office:value="707.401" calcext:value-type="float">
            <text:p>707.401</text:p>
          </table:table-cell>
          <table:table-cell office:value-type="float" office:value="176.859" calcext:value-type="float">
            <text:p>176.859</text:p>
          </table:table-cell>
          <table:table-cell office:value-type="float" office:value="198.455" calcext:value-type="float">
            <text:p>198.455</text:p>
          </table:table-cell>
          <table:table-cell office:value-type="float" office:value="303.624" calcext:value-type="float">
            <text:p>303.624</text:p>
          </table:table-cell>
          <table:table-cell office:value-type="float" office:value="1622.164" calcext:value-type="float">
            <text:p>1622.164</text:p>
          </table:table-cell>
          <table:table-cell office:value-type="float" office:value="194.708" calcext:value-type="float">
            <text:p>194.708</text:p>
          </table:table-cell>
          <table:table-cell office:value-type="float" office:value="1635.677" calcext:value-type="float">
            <text:p>1635.677</text:p>
          </table:table-cell>
          <table:table-cell office:value-type="float" office:value="195.222" calcext:value-type="float">
            <text:p>195.222</text:p>
          </table:table-cell>
          <table:table-cell office:value-type="float" office:value="1583.224" calcext:value-type="float">
            <text:p>1583.224</text:p>
          </table:table-cell>
          <table:table-cell office:value-type="float" office:value="178.116" calcext:value-type="float">
            <text:p>178.116</text:p>
          </table:table-cell>
          <table:table-cell office:value-type="float" office:value="1705.979" calcext:value-type="float">
            <text:p>1705.979</text:p>
          </table:table-cell>
          <table:table-cell office:value-type="float" office:value="179.726" calcext:value-type="float">
            <text:p>179.7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43.886" calcext:value-type="float">
            <text:p>1543.886</text:p>
          </table:table-cell>
          <table:table-cell office:value-type="float" office:value="1555.011" calcext:value-type="float">
            <text:p>1555.011</text:p>
          </table:table-cell>
          <table:table-cell office:value-type="float" office:value="386.823" calcext:value-type="float">
            <text:p>386.823</text:p>
          </table:table-cell>
          <table:table-cell office:value-type="float" office:value="707.561" calcext:value-type="float">
            <text:p>707.561</text:p>
          </table:table-cell>
          <table:table-cell office:value-type="float" office:value="176.502" calcext:value-type="float">
            <text:p>176.502</text:p>
          </table:table-cell>
          <table:table-cell office:value-type="float" office:value="199.072" calcext:value-type="float">
            <text:p>199.072</text:p>
          </table:table-cell>
          <table:table-cell office:value-type="float" office:value="304.838" calcext:value-type="float">
            <text:p>304.838</text:p>
          </table:table-cell>
          <table:table-cell office:value-type="float" office:value="1630.422" calcext:value-type="float">
            <text:p>1630.422</text:p>
          </table:table-cell>
          <table:table-cell office:value-type="float" office:value="194.123" calcext:value-type="float">
            <text:p>194.123</text:p>
          </table:table-cell>
          <table:table-cell office:value-type="float" office:value="1632.8" calcext:value-type="float">
            <text:p>1632.8</text:p>
          </table:table-cell>
          <table:table-cell office:value-type="float" office:value="191.781" calcext:value-type="float">
            <text:p>191.781</text:p>
          </table:table-cell>
          <table:table-cell office:value-type="float" office:value="1583.438" calcext:value-type="float">
            <text:p>1583.438</text:p>
          </table:table-cell>
          <table:table-cell office:value-type="float" office:value="180.708" calcext:value-type="float">
            <text:p>180.708</text:p>
          </table:table-cell>
          <table:table-cell office:value-type="float" office:value="1719.127" calcext:value-type="float">
            <text:p>1719.127</text:p>
          </table:table-cell>
          <table:table-cell office:value-type="float" office:value="179.144" calcext:value-type="float">
            <text:p>179.14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32.352" calcext:value-type="float">
            <text:p>1532.352</text:p>
          </table:table-cell>
          <table:table-cell office:value-type="float" office:value="1551.181" calcext:value-type="float">
            <text:p>1551.181</text:p>
          </table:table-cell>
          <table:table-cell office:value-type="float" office:value="384.938" calcext:value-type="float">
            <text:p>384.938</text:p>
          </table:table-cell>
          <table:table-cell office:value-type="float" office:value="707.567" calcext:value-type="float">
            <text:p>707.567</text:p>
          </table:table-cell>
          <table:table-cell office:value-type="float" office:value="175.639" calcext:value-type="float">
            <text:p>175.639</text:p>
          </table:table-cell>
          <table:table-cell office:value-type="float" office:value="199.438" calcext:value-type="float">
            <text:p>199.438</text:p>
          </table:table-cell>
          <table:table-cell office:value-type="float" office:value="307.153" calcext:value-type="float">
            <text:p>307.153</text:p>
          </table:table-cell>
          <table:table-cell office:value-type="float" office:value="1622.319" calcext:value-type="float">
            <text:p>1622.319</text:p>
          </table:table-cell>
          <table:table-cell office:value-type="float" office:value="193.951" calcext:value-type="float">
            <text:p>193.951</text:p>
          </table:table-cell>
          <table:table-cell office:value-type="float" office:value="1613.662" calcext:value-type="float">
            <text:p>1613.662</text:p>
          </table:table-cell>
          <table:table-cell office:value-type="float" office:value="202.117" calcext:value-type="float">
            <text:p>202.117</text:p>
          </table:table-cell>
          <table:table-cell office:value-type="float" office:value="1593.016" calcext:value-type="float">
            <text:p>1593.016</text:p>
          </table:table-cell>
          <table:table-cell office:value-type="float" office:value="174.48" calcext:value-type="float">
            <text:p>174.48</text:p>
          </table:table-cell>
          <table:table-cell office:value-type="float" office:value="1715.236" calcext:value-type="float">
            <text:p>1715.236</text:p>
          </table:table-cell>
          <table:table-cell office:value-type="float" office:value="180.73" calcext:value-type="float">
            <text:p>180.7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36.767" calcext:value-type="float">
            <text:p>1536.767</text:p>
          </table:table-cell>
          <table:table-cell office:value-type="float" office:value="1738.334" calcext:value-type="float">
            <text:p>1738.334</text:p>
          </table:table-cell>
          <table:table-cell office:value-type="float" office:value="385.487" calcext:value-type="float">
            <text:p>385.487</text:p>
          </table:table-cell>
          <table:table-cell office:value-type="float" office:value="707.304" calcext:value-type="float">
            <text:p>707.304</text:p>
          </table:table-cell>
          <table:table-cell office:value-type="float" office:value="175.163" calcext:value-type="float">
            <text:p>175.163</text:p>
          </table:table-cell>
          <table:table-cell office:value-type="float" office:value="198.421" calcext:value-type="float">
            <text:p>198.421</text:p>
          </table:table-cell>
          <table:table-cell office:value-type="float" office:value="302.887" calcext:value-type="float">
            <text:p>302.887</text:p>
          </table:table-cell>
          <table:table-cell office:value-type="float" office:value="1663.493" calcext:value-type="float">
            <text:p>1663.493</text:p>
          </table:table-cell>
          <table:table-cell office:value-type="float" office:value="194.098" calcext:value-type="float">
            <text:p>194.098</text:p>
          </table:table-cell>
          <table:table-cell office:value-type="float" office:value="1622.762" calcext:value-type="float">
            <text:p>1622.762</text:p>
          </table:table-cell>
          <table:table-cell office:value-type="float" office:value="193.048" calcext:value-type="float">
            <text:p>193.048</text:p>
          </table:table-cell>
          <table:table-cell office:value-type="float" office:value="1571.808" calcext:value-type="float">
            <text:p>1571.808</text:p>
          </table:table-cell>
          <table:table-cell office:value-type="float" office:value="177.887" calcext:value-type="float">
            <text:p>177.887</text:p>
          </table:table-cell>
          <table:table-cell office:value-type="float" office:value="1710.03" calcext:value-type="float">
            <text:p>1710.03</text:p>
          </table:table-cell>
          <table:table-cell office:value-type="float" office:value="179.58" calcext:value-type="float">
            <text:p>179.5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99.575" calcext:value-type="float">
            <text:p>1599.575</text:p>
          </table:table-cell>
          <table:table-cell office:value-type="float" office:value="1682.216" calcext:value-type="float">
            <text:p>1682.216</text:p>
          </table:table-cell>
          <table:table-cell office:value-type="float" office:value="385.223" calcext:value-type="float">
            <text:p>385.223</text:p>
          </table:table-cell>
          <table:table-cell office:value-type="float" office:value="706.968" calcext:value-type="float">
            <text:p>706.968</text:p>
          </table:table-cell>
          <table:table-cell office:value-type="float" office:value="175.146" calcext:value-type="float">
            <text:p>175.146</text:p>
          </table:table-cell>
          <table:table-cell office:value-type="float" office:value="197.627" calcext:value-type="float">
            <text:p>197.627</text:p>
          </table:table-cell>
          <table:table-cell office:value-type="float" office:value="303.505" calcext:value-type="float">
            <text:p>303.505</text:p>
          </table:table-cell>
          <table:table-cell office:value-type="float" office:value="1631.031" calcext:value-type="float">
            <text:p>1631.031</text:p>
          </table:table-cell>
          <table:table-cell office:value-type="float" office:value="194.299" calcext:value-type="float">
            <text:p>194.299</text:p>
          </table:table-cell>
          <table:table-cell office:value-type="float" office:value="1633.527" calcext:value-type="float">
            <text:p>1633.527</text:p>
          </table:table-cell>
          <table:table-cell office:value-type="float" office:value="194.895" calcext:value-type="float">
            <text:p>194.895</text:p>
          </table:table-cell>
          <table:table-cell office:value-type="float" office:value="1569.203" calcext:value-type="float">
            <text:p>1569.203</text:p>
          </table:table-cell>
          <table:table-cell office:value-type="float" office:value="177.811" calcext:value-type="float">
            <text:p>177.811</text:p>
          </table:table-cell>
          <table:table-cell office:value-type="float" office:value="1707.16" calcext:value-type="float">
            <text:p>1707.16</text:p>
          </table:table-cell>
          <table:table-cell office:value-type="float" office:value="179.147" calcext:value-type="float">
            <text:p>179.1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37.796" calcext:value-type="float">
            <text:p>1537.796</text:p>
          </table:table-cell>
          <table:table-cell office:value-type="float" office:value="1645.332" calcext:value-type="float">
            <text:p>1645.332</text:p>
          </table:table-cell>
          <table:table-cell office:value-type="float" office:value="385.368" calcext:value-type="float">
            <text:p>385.368</text:p>
          </table:table-cell>
          <table:table-cell office:value-type="float" office:value="707.225" calcext:value-type="float">
            <text:p>707.225</text:p>
          </table:table-cell>
          <table:table-cell office:value-type="float" office:value="177.518" calcext:value-type="float">
            <text:p>177.518</text:p>
          </table:table-cell>
          <table:table-cell office:value-type="float" office:value="197.752" calcext:value-type="float">
            <text:p>197.752</text:p>
          </table:table-cell>
          <table:table-cell office:value-type="float" office:value="303.113" calcext:value-type="float">
            <text:p>303.113</text:p>
          </table:table-cell>
          <table:table-cell office:value-type="float" office:value="1643.235" calcext:value-type="float">
            <text:p>1643.235</text:p>
          </table:table-cell>
          <table:table-cell office:value-type="float" office:value="194.327" calcext:value-type="float">
            <text:p>194.327</text:p>
          </table:table-cell>
          <table:table-cell office:value-type="float" office:value="1657.243" calcext:value-type="float">
            <text:p>1657.243</text:p>
          </table:table-cell>
          <table:table-cell office:value-type="float" office:value="193.751" calcext:value-type="float">
            <text:p>193.751</text:p>
          </table:table-cell>
          <table:table-cell office:value-type="float" office:value="1561.681" calcext:value-type="float">
            <text:p>1561.681</text:p>
          </table:table-cell>
          <table:table-cell office:value-type="float" office:value="182.767" calcext:value-type="float">
            <text:p>182.767</text:p>
          </table:table-cell>
          <table:table-cell office:value-type="float" office:value="1727.027" calcext:value-type="float">
            <text:p>1727.027</text:p>
          </table:table-cell>
          <table:table-cell office:value-type="float" office:value="179.113" calcext:value-type="float">
            <text:p>179.11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55.363" calcext:value-type="float">
            <text:p>1555.363</text:p>
          </table:table-cell>
          <table:table-cell office:value-type="float" office:value="1613.818" calcext:value-type="float">
            <text:p>1613.818</text:p>
          </table:table-cell>
          <table:table-cell office:value-type="float" office:value="386.258" calcext:value-type="float">
            <text:p>386.258</text:p>
          </table:table-cell>
          <table:table-cell office:value-type="float" office:value="707.464" calcext:value-type="float">
            <text:p>707.464</text:p>
          </table:table-cell>
          <table:table-cell office:value-type="float" office:value="179.679" calcext:value-type="float">
            <text:p>179.679</text:p>
          </table:table-cell>
          <table:table-cell office:value-type="float" office:value="198.613" calcext:value-type="float">
            <text:p>198.613</text:p>
          </table:table-cell>
          <table:table-cell office:value-type="float" office:value="303.314" calcext:value-type="float">
            <text:p>303.314</text:p>
          </table:table-cell>
          <table:table-cell office:value-type="float" office:value="1630.734" calcext:value-type="float">
            <text:p>1630.734</text:p>
          </table:table-cell>
          <table:table-cell office:value-type="float" office:value="194.963" calcext:value-type="float">
            <text:p>194.963</text:p>
          </table:table-cell>
          <table:table-cell office:value-type="float" office:value="1624.384" calcext:value-type="float">
            <text:p>1624.384</text:p>
          </table:table-cell>
          <table:table-cell office:value-type="float" office:value="193.208" calcext:value-type="float">
            <text:p>193.208</text:p>
          </table:table-cell>
          <table:table-cell office:value-type="float" office:value="1559.289" calcext:value-type="float">
            <text:p>1559.289</text:p>
          </table:table-cell>
          <table:table-cell office:value-type="float" office:value="176.242" calcext:value-type="float">
            <text:p>176.242</text:p>
          </table:table-cell>
          <table:table-cell office:value-type="float" office:value="1691.146" calcext:value-type="float">
            <text:p>1691.146</text:p>
          </table:table-cell>
          <table:table-cell office:value-type="float" office:value="179.658" calcext:value-type="float">
            <text:p>179.65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47.105" calcext:value-type="float">
            <text:p>1547.105</text:p>
          </table:table-cell>
          <table:table-cell office:value-type="float" office:value="1620.018" calcext:value-type="float">
            <text:p>1620.018</text:p>
          </table:table-cell>
          <table:table-cell office:value-type="float" office:value="386.002" calcext:value-type="float">
            <text:p>386.002</text:p>
          </table:table-cell>
          <table:table-cell office:value-type="float" office:value="707.541" calcext:value-type="float">
            <text:p>707.541</text:p>
          </table:table-cell>
          <table:table-cell office:value-type="float" office:value="176.723" calcext:value-type="float">
            <text:p>176.723</text:p>
          </table:table-cell>
          <table:table-cell office:value-type="float" office:value="197.29" calcext:value-type="float">
            <text:p>197.29</text:p>
          </table:table-cell>
          <table:table-cell office:value-type="float" office:value="303.215" calcext:value-type="float">
            <text:p>303.215</text:p>
          </table:table-cell>
          <table:table-cell office:value-type="float" office:value="1653.805" calcext:value-type="float">
            <text:p>1653.805</text:p>
          </table:table-cell>
          <table:table-cell office:value-type="float" office:value="193.327" calcext:value-type="float">
            <text:p>193.327</text:p>
          </table:table-cell>
          <table:table-cell office:value-type="float" office:value="1627.471" calcext:value-type="float">
            <text:p>1627.471</text:p>
          </table:table-cell>
          <table:table-cell office:value-type="float" office:value="193.264" calcext:value-type="float">
            <text:p>193.264</text:p>
          </table:table-cell>
          <table:table-cell office:value-type="float" office:value="1574.507" calcext:value-type="float">
            <text:p>1574.507</text:p>
          </table:table-cell>
          <table:table-cell office:value-type="float" office:value="180.208" calcext:value-type="float">
            <text:p>180.208</text:p>
          </table:table-cell>
          <table:table-cell office:value-type="float" office:value="1694.971" calcext:value-type="float">
            <text:p>1694.971</text:p>
          </table:table-cell>
          <table:table-cell office:value-type="float" office:value="184.561" calcext:value-type="float">
            <text:p>184.5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45.715" calcext:value-type="float">
            <text:p>1545.715</text:p>
          </table:table-cell>
          <table:table-cell office:value-type="float" office:value="1583.796" calcext:value-type="float">
            <text:p>1583.796</text:p>
          </table:table-cell>
          <table:table-cell office:value-type="float" office:value="386.481" calcext:value-type="float">
            <text:p>386.481</text:p>
          </table:table-cell>
          <table:table-cell office:value-type="float" office:value="707.429" calcext:value-type="float">
            <text:p>707.429</text:p>
          </table:table-cell>
          <table:table-cell office:value-type="float" office:value="175.218" calcext:value-type="float">
            <text:p>175.218</text:p>
          </table:table-cell>
          <table:table-cell office:value-type="float" office:value="198.154" calcext:value-type="float">
            <text:p>198.154</text:p>
          </table:table-cell>
          <table:table-cell office:value-type="float" office:value="307.264" calcext:value-type="float">
            <text:p>307.264</text:p>
          </table:table-cell>
          <table:table-cell office:value-type="float" office:value="1643.762" calcext:value-type="float">
            <text:p>1643.762</text:p>
          </table:table-cell>
          <table:table-cell office:value-type="float" office:value="195.541" calcext:value-type="float">
            <text:p>195.541</text:p>
          </table:table-cell>
          <table:table-cell office:value-type="float" office:value="1637.101" calcext:value-type="float">
            <text:p>1637.101</text:p>
          </table:table-cell>
          <table:table-cell office:value-type="float" office:value="192.051" calcext:value-type="float">
            <text:p>192.051</text:p>
          </table:table-cell>
          <table:table-cell office:value-type="float" office:value="1572.949" calcext:value-type="float">
            <text:p>1572.949</text:p>
          </table:table-cell>
          <table:table-cell office:value-type="float" office:value="178.006" calcext:value-type="float">
            <text:p>178.006</text:p>
          </table:table-cell>
          <table:table-cell office:value-type="float" office:value="1723.705" calcext:value-type="float">
            <text:p>1723.705</text:p>
          </table:table-cell>
          <table:table-cell office:value-type="float" office:value="180.649" calcext:value-type="float">
            <text:p>180.64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45.373" calcext:value-type="float">
            <text:p>1545.373</text:p>
          </table:table-cell>
          <table:table-cell office:value-type="float" office:value="1570.844" calcext:value-type="float">
            <text:p>1570.844</text:p>
          </table:table-cell>
          <table:table-cell office:value-type="float" office:value="386.364" calcext:value-type="float">
            <text:p>386.364</text:p>
          </table:table-cell>
          <table:table-cell office:value-type="float" office:value="706.869" calcext:value-type="float">
            <text:p>706.869</text:p>
          </table:table-cell>
          <table:table-cell office:value-type="float" office:value="183.297" calcext:value-type="float">
            <text:p>183.297</text:p>
          </table:table-cell>
          <table:table-cell office:value-type="float" office:value="197.785" calcext:value-type="float">
            <text:p>197.785</text:p>
          </table:table-cell>
          <table:table-cell office:value-type="float" office:value="306.581" calcext:value-type="float">
            <text:p>306.581</text:p>
          </table:table-cell>
          <table:table-cell office:value-type="float" office:value="1655.58" calcext:value-type="float">
            <text:p>1655.58</text:p>
          </table:table-cell>
          <table:table-cell office:value-type="float" office:value="190.922" calcext:value-type="float">
            <text:p>190.922</text:p>
          </table:table-cell>
          <table:table-cell office:value-type="float" office:value="1613.996" calcext:value-type="float">
            <text:p>1613.996</text:p>
          </table:table-cell>
          <table:table-cell office:value-type="float" office:value="194.647" calcext:value-type="float">
            <text:p>194.647</text:p>
          </table:table-cell>
          <table:table-cell office:value-type="float" office:value="1552.551" calcext:value-type="float">
            <text:p>1552.551</text:p>
          </table:table-cell>
          <table:table-cell office:value-type="float" office:value="174.84" calcext:value-type="float">
            <text:p>174.84</text:p>
          </table:table-cell>
          <table:table-cell office:value-type="float" office:value="1730.731" calcext:value-type="float">
            <text:p>1730.731</text:p>
          </table:table-cell>
          <table:table-cell office:value-type="float" office:value="184.463" calcext:value-type="float">
            <text:p>184.46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91.097" calcext:value-type="float">
            <text:p>1591.097</text:p>
          </table:table-cell>
          <table:table-cell office:value-type="float" office:value="1653.932" calcext:value-type="float">
            <text:p>1653.932</text:p>
          </table:table-cell>
          <table:table-cell office:value-type="float" office:value="386.203" calcext:value-type="float">
            <text:p>386.203</text:p>
          </table:table-cell>
          <table:table-cell office:value-type="float" office:value="707.176" calcext:value-type="float">
            <text:p>707.176</text:p>
          </table:table-cell>
          <table:table-cell office:value-type="float" office:value="175.35" calcext:value-type="float">
            <text:p>175.35</text:p>
          </table:table-cell>
          <table:table-cell office:value-type="float" office:value="199.145" calcext:value-type="float">
            <text:p>199.145</text:p>
          </table:table-cell>
          <table:table-cell office:value-type="float" office:value="303.338" calcext:value-type="float">
            <text:p>303.338</text:p>
          </table:table-cell>
          <table:table-cell office:value-type="float" office:value="1623.251" calcext:value-type="float">
            <text:p>1623.251</text:p>
          </table:table-cell>
          <table:table-cell office:value-type="float" office:value="191.332" calcext:value-type="float">
            <text:p>191.332</text:p>
          </table:table-cell>
          <table:table-cell office:value-type="float" office:value="1614.422" calcext:value-type="float">
            <text:p>1614.422</text:p>
          </table:table-cell>
          <table:table-cell office:value-type="float" office:value="196.312" calcext:value-type="float">
            <text:p>196.312</text:p>
          </table:table-cell>
          <table:table-cell office:value-type="float" office:value="1554.452" calcext:value-type="float">
            <text:p>1554.452</text:p>
          </table:table-cell>
          <table:table-cell office:value-type="float" office:value="177.868" calcext:value-type="float">
            <text:p>177.868</text:p>
          </table:table-cell>
          <table:table-cell office:value-type="float" office:value="1717.708" calcext:value-type="float">
            <text:p>1717.708</text:p>
          </table:table-cell>
          <table:table-cell office:value-type="float" office:value="180.544" calcext:value-type="float">
            <text:p>180.54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31.235" calcext:value-type="float">
            <text:p>1531.235</text:p>
          </table:table-cell>
          <table:table-cell office:value-type="float" office:value="1571.212" calcext:value-type="float">
            <text:p>1571.212</text:p>
          </table:table-cell>
          <table:table-cell office:value-type="float" office:value="386.41" calcext:value-type="float">
            <text:p>386.41</text:p>
          </table:table-cell>
          <table:table-cell office:value-type="float" office:value="706.533" calcext:value-type="float">
            <text:p>706.533</text:p>
          </table:table-cell>
          <table:table-cell office:value-type="float" office:value="178.576" calcext:value-type="float">
            <text:p>178.576</text:p>
          </table:table-cell>
          <table:table-cell office:value-type="float" office:value="196.47" calcext:value-type="float">
            <text:p>196.47</text:p>
          </table:table-cell>
          <table:table-cell office:value-type="float" office:value="304.887" calcext:value-type="float">
            <text:p>304.887</text:p>
          </table:table-cell>
          <table:table-cell office:value-type="float" office:value="1643.416" calcext:value-type="float">
            <text:p>1643.416</text:p>
          </table:table-cell>
          <table:table-cell office:value-type="float" office:value="196.568" calcext:value-type="float">
            <text:p>196.568</text:p>
          </table:table-cell>
          <table:table-cell office:value-type="float" office:value="1608.616" calcext:value-type="float">
            <text:p>1608.616</text:p>
          </table:table-cell>
          <table:table-cell office:value-type="float" office:value="193.205" calcext:value-type="float">
            <text:p>193.205</text:p>
          </table:table-cell>
          <table:table-cell office:value-type="float" office:value="1587.438" calcext:value-type="float">
            <text:p>1587.438</text:p>
          </table:table-cell>
          <table:table-cell office:value-type="float" office:value="178.388" calcext:value-type="float">
            <text:p>178.388</text:p>
          </table:table-cell>
          <table:table-cell office:value-type="float" office:value="1723.273" calcext:value-type="float">
            <text:p>1723.273</text:p>
          </table:table-cell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45.441" calcext:value-type="float">
            <text:p>1545.441</text:p>
          </table:table-cell>
          <table:table-cell office:value-type="float" office:value="1660.371" calcext:value-type="float">
            <text:p>1660.371</text:p>
          </table:table-cell>
          <table:table-cell office:value-type="float" office:value="385.555" calcext:value-type="float">
            <text:p>385.555</text:p>
          </table:table-cell>
          <table:table-cell office:value-type="float" office:value="707.454" calcext:value-type="float">
            <text:p>707.454</text:p>
          </table:table-cell>
          <table:table-cell office:value-type="float" office:value="175.763" calcext:value-type="float">
            <text:p>175.763</text:p>
          </table:table-cell>
          <table:table-cell office:value-type="float" office:value="198.744" calcext:value-type="float">
            <text:p>198.744</text:p>
          </table:table-cell>
          <table:table-cell office:value-type="float" office:value="304.151" calcext:value-type="float">
            <text:p>304.151</text:p>
          </table:table-cell>
          <table:table-cell office:value-type="float" office:value="1641.733" calcext:value-type="float">
            <text:p>1641.733</text:p>
          </table:table-cell>
          <table:table-cell office:value-type="float" office:value="199.941" calcext:value-type="float">
            <text:p>199.941</text:p>
          </table:table-cell>
          <table:table-cell office:value-type="float" office:value="1678.944" calcext:value-type="float">
            <text:p>1678.944</text:p>
          </table:table-cell>
          <table:table-cell office:value-type="float" office:value="194.402" calcext:value-type="float">
            <text:p>194.402</text:p>
          </table:table-cell>
          <table:table-cell office:value-type="float" office:value="1565.838" calcext:value-type="float">
            <text:p>1565.838</text:p>
          </table:table-cell>
          <table:table-cell office:value-type="float" office:value="174.717" calcext:value-type="float">
            <text:p>174.717</text:p>
          </table:table-cell>
          <table:table-cell office:value-type="float" office:value="1720.009" calcext:value-type="float">
            <text:p>1720.009</text:p>
          </table:table-cell>
          <table:table-cell office:value-type="float" office:value="182.919" calcext:value-type="float">
            <text:p>182.91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52.382" calcext:value-type="float">
            <text:p>1552.382</text:p>
          </table:table-cell>
          <table:table-cell office:value-type="float" office:value="1619.045" calcext:value-type="float">
            <text:p>1619.045</text:p>
          </table:table-cell>
          <table:table-cell office:value-type="float" office:value="385.787" calcext:value-type="float">
            <text:p>385.787</text:p>
          </table:table-cell>
          <table:table-cell office:value-type="float" office:value="707.252" calcext:value-type="float">
            <text:p>707.252</text:p>
          </table:table-cell>
          <table:table-cell office:value-type="float" office:value="177.04" calcext:value-type="float">
            <text:p>177.04</text:p>
          </table:table-cell>
          <table:table-cell office:value-type="float" office:value="198.69" calcext:value-type="float">
            <text:p>198.69</text:p>
          </table:table-cell>
          <table:table-cell office:value-type="float" office:value="303.735" calcext:value-type="float">
            <text:p>303.735</text:p>
          </table:table-cell>
          <table:table-cell office:value-type="float" office:value="1642.534" calcext:value-type="float">
            <text:p>1642.534</text:p>
          </table:table-cell>
          <table:table-cell office:value-type="float" office:value="194.091" calcext:value-type="float">
            <text:p>194.091</text:p>
          </table:table-cell>
          <table:table-cell office:value-type="float" office:value="1689.208" calcext:value-type="float">
            <text:p>1689.208</text:p>
          </table:table-cell>
          <table:table-cell office:value-type="float" office:value="193.129" calcext:value-type="float">
            <text:p>193.129</text:p>
          </table:table-cell>
          <table:table-cell office:value-type="float" office:value="1566.641" calcext:value-type="float">
            <text:p>1566.641</text:p>
          </table:table-cell>
          <table:table-cell office:value-type="float" office:value="175.944" calcext:value-type="float">
            <text:p>175.944</text:p>
          </table:table-cell>
          <table:table-cell office:value-type="float" office:value="1771.001" calcext:value-type="float">
            <text:p>1771.001</text:p>
          </table:table-cell>
          <table:table-cell office:value-type="float" office:value="180.974" calcext:value-type="float">
            <text:p>180.97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40.971" calcext:value-type="float">
            <text:p>1540.971</text:p>
          </table:table-cell>
          <table:table-cell office:value-type="float" office:value="1672.026" calcext:value-type="float">
            <text:p>1672.026</text:p>
          </table:table-cell>
          <table:table-cell office:value-type="float" office:value="386.054" calcext:value-type="float">
            <text:p>386.054</text:p>
          </table:table-cell>
          <table:table-cell office:value-type="float" office:value="707.606" calcext:value-type="float">
            <text:p>707.606</text:p>
          </table:table-cell>
          <table:table-cell office:value-type="float" office:value="175.354" calcext:value-type="float">
            <text:p>175.354</text:p>
          </table:table-cell>
          <table:table-cell office:value-type="float" office:value="195.748" calcext:value-type="float">
            <text:p>195.748</text:p>
          </table:table-cell>
          <table:table-cell office:value-type="float" office:value="303.859" calcext:value-type="float">
            <text:p>303.859</text:p>
          </table:table-cell>
          <table:table-cell office:value-type="float" office:value="1635.276" calcext:value-type="float">
            <text:p>1635.276</text:p>
          </table:table-cell>
          <table:table-cell office:value-type="float" office:value="194.064" calcext:value-type="float">
            <text:p>194.064</text:p>
          </table:table-cell>
          <table:table-cell office:value-type="float" office:value="1631.608" calcext:value-type="float">
            <text:p>1631.608</text:p>
          </table:table-cell>
          <table:table-cell office:value-type="float" office:value="194.618" calcext:value-type="float">
            <text:p>194.618</text:p>
          </table:table-cell>
          <table:table-cell office:value-type="float" office:value="1579.755" calcext:value-type="float">
            <text:p>1579.755</text:p>
          </table:table-cell>
          <table:table-cell office:value-type="float" office:value="174.581" calcext:value-type="float">
            <text:p>174.581</text:p>
          </table:table-cell>
          <table:table-cell office:value-type="float" office:value="1736.65" calcext:value-type="float">
            <text:p>1736.65</text:p>
          </table:table-cell>
          <table:table-cell office:value-type="float" office:value="183.073" calcext:value-type="float">
            <text:p>183.07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49.416" calcext:value-type="float">
            <text:p>1549.416</text:p>
          </table:table-cell>
          <table:table-cell office:value-type="float" office:value="1620.145" calcext:value-type="float">
            <text:p>1620.145</text:p>
          </table:table-cell>
          <table:table-cell office:value-type="float" office:value="385.84" calcext:value-type="float">
            <text:p>385.84</text:p>
          </table:table-cell>
          <table:table-cell office:value-type="float" office:value="707.044" calcext:value-type="float">
            <text:p>707.044</text:p>
          </table:table-cell>
          <table:table-cell office:value-type="float" office:value="175.999" calcext:value-type="float">
            <text:p>175.999</text:p>
          </table:table-cell>
          <table:table-cell office:value-type="float" office:value="198.255" calcext:value-type="float">
            <text:p>198.255</text:p>
          </table:table-cell>
          <table:table-cell office:value-type="float" office:value="303.336" calcext:value-type="float">
            <text:p>303.336</text:p>
          </table:table-cell>
          <table:table-cell office:value-type="float" office:value="1637.957" calcext:value-type="float">
            <text:p>1637.957</text:p>
          </table:table-cell>
          <table:table-cell office:value-type="float" office:value="194.335" calcext:value-type="float">
            <text:p>194.335</text:p>
          </table:table-cell>
          <table:table-cell office:value-type="float" office:value="1623.398" calcext:value-type="float">
            <text:p>1623.398</text:p>
          </table:table-cell>
          <table:table-cell office:value-type="float" office:value="195.076" calcext:value-type="float">
            <text:p>195.076</text:p>
          </table:table-cell>
          <table:table-cell office:value-type="float" office:value="1582.476" calcext:value-type="float">
            <text:p>1582.476</text:p>
          </table:table-cell>
          <table:table-cell office:value-type="float" office:value="177.4" calcext:value-type="float">
            <text:p>177.4</text:p>
          </table:table-cell>
          <table:table-cell office:value-type="float" office:value="1704.662" calcext:value-type="float">
            <text:p>1704.662</text:p>
          </table:table-cell>
          <table:table-cell office:value-type="float" office:value="181.169" calcext:value-type="float">
            <text:p>181.16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68.787" calcext:value-type="float">
            <text:p>1568.787</text:p>
          </table:table-cell>
          <table:table-cell office:value-type="float" office:value="1636.821" calcext:value-type="float">
            <text:p>1636.821</text:p>
          </table:table-cell>
          <table:table-cell office:value-type="float" office:value="385.991" calcext:value-type="float">
            <text:p>385.991</text:p>
          </table:table-cell>
          <table:table-cell office:value-type="float" office:value="708.036" calcext:value-type="float">
            <text:p>708.036</text:p>
          </table:table-cell>
          <table:table-cell office:value-type="float" office:value="175.278" calcext:value-type="float">
            <text:p>175.278</text:p>
          </table:table-cell>
          <table:table-cell office:value-type="float" office:value="198.314" calcext:value-type="float">
            <text:p>198.314</text:p>
          </table:table-cell>
          <table:table-cell office:value-type="float" office:value="305.101" calcext:value-type="float">
            <text:p>305.101</text:p>
          </table:table-cell>
          <table:table-cell office:value-type="float" office:value="1643.367" calcext:value-type="float">
            <text:p>1643.367</text:p>
          </table:table-cell>
          <table:table-cell office:value-type="float" office:value="194.468" calcext:value-type="float">
            <text:p>194.468</text:p>
          </table:table-cell>
          <table:table-cell office:value-type="float" office:value="1609.245" calcext:value-type="float">
            <text:p>1609.245</text:p>
          </table:table-cell>
          <table:table-cell office:value-type="float" office:value="193.598" calcext:value-type="float">
            <text:p>193.598</text:p>
          </table:table-cell>
          <table:table-cell office:value-type="float" office:value="1585.215" calcext:value-type="float">
            <text:p>1585.215</text:p>
          </table:table-cell>
          <table:table-cell office:value-type="float" office:value="179.01" calcext:value-type="float">
            <text:p>179.01</text:p>
          </table:table-cell>
          <table:table-cell office:value-type="float" office:value="1715.22" calcext:value-type="float">
            <text:p>1715.22</text:p>
          </table:table-cell>
          <table:table-cell office:value-type="float" office:value="180.769" calcext:value-type="float">
            <text:p>180.76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41.177" calcext:value-type="float">
            <text:p>1541.177</text:p>
          </table:table-cell>
          <table:table-cell office:value-type="float" office:value="1712.369" calcext:value-type="float">
            <text:p>1712.369</text:p>
          </table:table-cell>
          <table:table-cell office:value-type="float" office:value="386.01" calcext:value-type="float">
            <text:p>386.01</text:p>
          </table:table-cell>
          <table:table-cell office:value-type="float" office:value="709.104" calcext:value-type="float">
            <text:p>709.104</text:p>
          </table:table-cell>
          <table:table-cell office:value-type="float" office:value="179.412" calcext:value-type="float">
            <text:p>179.412</text:p>
          </table:table-cell>
          <table:table-cell office:value-type="float" office:value="198.433" calcext:value-type="float">
            <text:p>198.433</text:p>
          </table:table-cell>
          <table:table-cell office:value-type="float" office:value="303.655" calcext:value-type="float">
            <text:p>303.655</text:p>
          </table:table-cell>
          <table:table-cell office:value-type="float" office:value="1635.23" calcext:value-type="float">
            <text:p>1635.23</text:p>
          </table:table-cell>
          <table:table-cell office:value-type="float" office:value="193.656" calcext:value-type="float">
            <text:p>193.656</text:p>
          </table:table-cell>
          <table:table-cell office:value-type="float" office:value="1647.4" calcext:value-type="float">
            <text:p>1647.4</text:p>
          </table:table-cell>
          <table:table-cell office:value-type="float" office:value="189.913" calcext:value-type="float">
            <text:p>189.913</text:p>
          </table:table-cell>
          <table:table-cell office:value-type="float" office:value="1558.022" calcext:value-type="float">
            <text:p>1558.022</text:p>
          </table:table-cell>
          <table:table-cell office:value-type="float" office:value="185.089" calcext:value-type="float">
            <text:p>185.089</text:p>
          </table:table-cell>
          <table:table-cell office:value-type="float" office:value="1724.287" calcext:value-type="float">
            <text:p>1724.287</text:p>
          </table:table-cell>
          <table:table-cell office:value-type="float" office:value="179.886" calcext:value-type="float">
            <text:p>179.88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47.245" calcext:value-type="float">
            <text:p>1547.245</text:p>
          </table:table-cell>
          <table:table-cell office:value-type="float" office:value="1699.264" calcext:value-type="float">
            <text:p>1699.264</text:p>
          </table:table-cell>
          <table:table-cell office:value-type="float" office:value="385.723" calcext:value-type="float">
            <text:p>385.723</text:p>
          </table:table-cell>
          <table:table-cell office:value-type="float" office:value="706.754" calcext:value-type="float">
            <text:p>706.754</text:p>
          </table:table-cell>
          <table:table-cell office:value-type="float" office:value="179.734" calcext:value-type="float">
            <text:p>179.734</text:p>
          </table:table-cell>
          <table:table-cell office:value-type="float" office:value="197.303" calcext:value-type="float">
            <text:p>197.303</text:p>
          </table:table-cell>
          <table:table-cell office:value-type="float" office:value="304.34" calcext:value-type="float">
            <text:p>304.34</text:p>
          </table:table-cell>
          <table:table-cell office:value-type="float" office:value="1635.41" calcext:value-type="float">
            <text:p>1635.41</text:p>
          </table:table-cell>
          <table:table-cell office:value-type="float" office:value="193.446" calcext:value-type="float">
            <text:p>193.446</text:p>
          </table:table-cell>
          <table:table-cell office:value-type="float" office:value="1635.216" calcext:value-type="float">
            <text:p>1635.216</text:p>
          </table:table-cell>
          <table:table-cell office:value-type="float" office:value="191.99" calcext:value-type="float">
            <text:p>191.99</text:p>
          </table:table-cell>
          <table:table-cell office:value-type="float" office:value="1574.404" calcext:value-type="float">
            <text:p>1574.404</text:p>
          </table:table-cell>
          <table:table-cell office:value-type="float" office:value="172.841" calcext:value-type="float">
            <text:p>172.841</text:p>
          </table:table-cell>
          <table:table-cell office:value-type="float" office:value="1724.885" calcext:value-type="float">
            <text:p>1724.885</text:p>
          </table:table-cell>
          <table:table-cell office:value-type="float" office:value="179.582" calcext:value-type="float">
            <text:p>179.58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48.151" calcext:value-type="float">
            <text:p>1548.151</text:p>
          </table:table-cell>
          <table:table-cell office:value-type="float" office:value="1603.85" calcext:value-type="float">
            <text:p>1603.85</text:p>
          </table:table-cell>
          <table:table-cell office:value-type="float" office:value="385.955" calcext:value-type="float">
            <text:p>385.955</text:p>
          </table:table-cell>
          <table:table-cell office:value-type="float" office:value="707.002" calcext:value-type="float">
            <text:p>707.002</text:p>
          </table:table-cell>
          <table:table-cell office:value-type="float" office:value="175.016" calcext:value-type="float">
            <text:p>175.016</text:p>
          </table:table-cell>
          <table:table-cell office:value-type="float" office:value="197.636" calcext:value-type="float">
            <text:p>197.636</text:p>
          </table:table-cell>
          <table:table-cell office:value-type="float" office:value="303.265" calcext:value-type="float">
            <text:p>303.265</text:p>
          </table:table-cell>
          <table:table-cell office:value-type="float" office:value="1641.058" calcext:value-type="float">
            <text:p>1641.058</text:p>
          </table:table-cell>
          <table:table-cell office:value-type="float" office:value="193.561" calcext:value-type="float">
            <text:p>193.561</text:p>
          </table:table-cell>
          <table:table-cell office:value-type="float" office:value="1636.146" calcext:value-type="float">
            <text:p>1636.146</text:p>
          </table:table-cell>
          <table:table-cell office:value-type="float" office:value="191.8" calcext:value-type="float">
            <text:p>191.8</text:p>
          </table:table-cell>
          <table:table-cell office:value-type="float" office:value="1590.487" calcext:value-type="float">
            <text:p>1590.487</text:p>
          </table:table-cell>
          <table:table-cell office:value-type="float" office:value="174.393" calcext:value-type="float">
            <text:p>174.393</text:p>
          </table:table-cell>
          <table:table-cell office:value-type="float" office:value="1729.508" calcext:value-type="float">
            <text:p>1729.508</text:p>
          </table:table-cell>
          <table:table-cell office:value-type="float" office:value="180.06" calcext:value-type="float">
            <text:p>180.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41.402" calcext:value-type="float">
            <text:p>1541.402</text:p>
          </table:table-cell>
          <table:table-cell office:value-type="float" office:value="1625.981" calcext:value-type="float">
            <text:p>1625.981</text:p>
          </table:table-cell>
          <table:table-cell office:value-type="float" office:value="385.844" calcext:value-type="float">
            <text:p>385.844</text:p>
          </table:table-cell>
          <table:table-cell office:value-type="float" office:value="706.809" calcext:value-type="float">
            <text:p>706.809</text:p>
          </table:table-cell>
          <table:table-cell office:value-type="float" office:value="175.145" calcext:value-type="float">
            <text:p>175.145</text:p>
          </table:table-cell>
          <table:table-cell office:value-type="float" office:value="198.297" calcext:value-type="float">
            <text:p>198.297</text:p>
          </table:table-cell>
          <table:table-cell office:value-type="float" office:value="305.273" calcext:value-type="float">
            <text:p>305.273</text:p>
          </table:table-cell>
          <table:table-cell office:value-type="float" office:value="1633.81" calcext:value-type="float">
            <text:p>1633.81</text:p>
          </table:table-cell>
          <table:table-cell office:value-type="float" office:value="194.933" calcext:value-type="float">
            <text:p>194.933</text:p>
          </table:table-cell>
          <table:table-cell office:value-type="float" office:value="1642.289" calcext:value-type="float">
            <text:p>1642.289</text:p>
          </table:table-cell>
          <table:table-cell office:value-type="float" office:value="192.208" calcext:value-type="float">
            <text:p>192.208</text:p>
          </table:table-cell>
          <table:table-cell office:value-type="float" office:value="1555.664" calcext:value-type="float">
            <text:p>1555.664</text:p>
          </table:table-cell>
          <table:table-cell office:value-type="float" office:value="172.547" calcext:value-type="float">
            <text:p>172.547</text:p>
          </table:table-cell>
          <table:table-cell office:value-type="float" office:value="1724.554" calcext:value-type="float">
            <text:p>1724.554</text:p>
          </table:table-cell>
          <table:table-cell office:value-type="float" office:value="179.84" calcext:value-type="float">
            <text:p>179.8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62.834" calcext:value-type="float">
            <text:p>1562.834</text:p>
          </table:table-cell>
          <table:table-cell office:value-type="float" office:value="1605.525" calcext:value-type="float">
            <text:p>1605.525</text:p>
          </table:table-cell>
          <table:table-cell office:value-type="float" office:value="385.871" calcext:value-type="float">
            <text:p>385.871</text:p>
          </table:table-cell>
          <table:table-cell office:value-type="float" office:value="706.725" calcext:value-type="float">
            <text:p>706.725</text:p>
          </table:table-cell>
          <table:table-cell office:value-type="float" office:value="175.829" calcext:value-type="float">
            <text:p>175.829</text:p>
          </table:table-cell>
          <table:table-cell office:value-type="float" office:value="198.421" calcext:value-type="float">
            <text:p>198.421</text:p>
          </table:table-cell>
          <table:table-cell office:value-type="float" office:value="305.597" calcext:value-type="float">
            <text:p>305.597</text:p>
          </table:table-cell>
          <table:table-cell office:value-type="float" office:value="1636.483" calcext:value-type="float">
            <text:p>1636.483</text:p>
          </table:table-cell>
          <table:table-cell office:value-type="float" office:value="195.207" calcext:value-type="float">
            <text:p>195.207</text:p>
          </table:table-cell>
          <table:table-cell office:value-type="float" office:value="1672.689" calcext:value-type="float">
            <text:p>1672.689</text:p>
          </table:table-cell>
          <table:table-cell office:value-type="float" office:value="189.454" calcext:value-type="float">
            <text:p>189.454</text:p>
          </table:table-cell>
          <table:table-cell office:value-type="float" office:value="1578.7" calcext:value-type="float">
            <text:p>1578.7</text:p>
          </table:table-cell>
          <table:table-cell office:value-type="float" office:value="172.579" calcext:value-type="float">
            <text:p>172.579</text:p>
          </table:table-cell>
          <table:table-cell office:value-type="float" office:value="1718.889" calcext:value-type="float">
            <text:p>1718.889</text:p>
          </table:table-cell>
          <table:table-cell office:value-type="float" office:value="183.716" calcext:value-type="float">
            <text:p>183.7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58.392" calcext:value-type="float">
            <text:p>1558.392</text:p>
          </table:table-cell>
          <table:table-cell office:value-type="float" office:value="1710.001" calcext:value-type="float">
            <text:p>1710.001</text:p>
          </table:table-cell>
          <table:table-cell office:value-type="float" office:value="385.997" calcext:value-type="float">
            <text:p>385.997</text:p>
          </table:table-cell>
          <table:table-cell office:value-type="float" office:value="706.688" calcext:value-type="float">
            <text:p>706.688</text:p>
          </table:table-cell>
          <table:table-cell office:value-type="float" office:value="174.956" calcext:value-type="float">
            <text:p>174.956</text:p>
          </table:table-cell>
          <table:table-cell office:value-type="float" office:value="199.144" calcext:value-type="float">
            <text:p>199.144</text:p>
          </table:table-cell>
          <table:table-cell office:value-type="float" office:value="300.54" calcext:value-type="float">
            <text:p>300.54</text:p>
          </table:table-cell>
          <table:table-cell office:value-type="float" office:value="1638.989" calcext:value-type="float">
            <text:p>1638.989</text:p>
          </table:table-cell>
          <table:table-cell office:value-type="float" office:value="199.248" calcext:value-type="float">
            <text:p>199.248</text:p>
          </table:table-cell>
          <table:table-cell office:value-type="float" office:value="1666.51" calcext:value-type="float">
            <text:p>1666.51</text:p>
          </table:table-cell>
          <table:table-cell office:value-type="float" office:value="191.823" calcext:value-type="float">
            <text:p>191.823</text:p>
          </table:table-cell>
          <table:table-cell office:value-type="float" office:value="1572.547" calcext:value-type="float">
            <text:p>1572.547</text:p>
          </table:table-cell>
          <table:table-cell office:value-type="float" office:value="172.826" calcext:value-type="float">
            <text:p>172.826</text:p>
          </table:table-cell>
          <table:table-cell office:value-type="float" office:value="1697.04" calcext:value-type="float">
            <text:p>1697.04</text:p>
          </table:table-cell>
          <table:table-cell office:value-type="float" office:value="185.342" calcext:value-type="float">
            <text:p>185.34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83.366" calcext:value-type="float">
            <text:p>1583.366</text:p>
          </table:table-cell>
          <table:table-cell office:value-type="float" office:value="1574.396" calcext:value-type="float">
            <text:p>1574.396</text:p>
          </table:table-cell>
          <table:table-cell office:value-type="float" office:value="386.518" calcext:value-type="float">
            <text:p>386.518</text:p>
          </table:table-cell>
          <table:table-cell office:value-type="float" office:value="706.908" calcext:value-type="float">
            <text:p>706.908</text:p>
          </table:table-cell>
          <table:table-cell office:value-type="float" office:value="174.142" calcext:value-type="float">
            <text:p>174.142</text:p>
          </table:table-cell>
          <table:table-cell office:value-type="float" office:value="197.832" calcext:value-type="float">
            <text:p>197.832</text:p>
          </table:table-cell>
          <table:table-cell office:value-type="float" office:value="304.753" calcext:value-type="float">
            <text:p>304.753</text:p>
          </table:table-cell>
          <table:table-cell office:value-type="float" office:value="1640.542" calcext:value-type="float">
            <text:p>1640.542</text:p>
          </table:table-cell>
          <table:table-cell office:value-type="float" office:value="192.545" calcext:value-type="float">
            <text:p>192.545</text:p>
          </table:table-cell>
          <table:table-cell office:value-type="float" office:value="1691.874" calcext:value-type="float">
            <text:p>1691.874</text:p>
          </table:table-cell>
          <table:table-cell office:value-type="float" office:value="191.358" calcext:value-type="float">
            <text:p>191.358</text:p>
          </table:table-cell>
          <table:table-cell office:value-type="float" office:value="1581.385" calcext:value-type="float">
            <text:p>1581.385</text:p>
          </table:table-cell>
          <table:table-cell office:value-type="float" office:value="174.764" calcext:value-type="float">
            <text:p>174.764</text:p>
          </table:table-cell>
          <table:table-cell office:value-type="float" office:value="1697.437" calcext:value-type="float">
            <text:p>1697.437</text:p>
          </table:table-cell>
          <table:table-cell office:value-type="float" office:value="182.766" calcext:value-type="float">
            <text:p>182.76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46.096" calcext:value-type="float">
            <text:p>1546.096</text:p>
          </table:table-cell>
          <table:table-cell office:value-type="float" office:value="1631.459" calcext:value-type="float">
            <text:p>1631.459</text:p>
          </table:table-cell>
          <table:table-cell office:value-type="float" office:value="385.63" calcext:value-type="float">
            <text:p>385.63</text:p>
          </table:table-cell>
          <table:table-cell office:value-type="float" office:value="706.712" calcext:value-type="float">
            <text:p>706.712</text:p>
          </table:table-cell>
          <table:table-cell office:value-type="float" office:value="175.099" calcext:value-type="float">
            <text:p>175.099</text:p>
          </table:table-cell>
          <table:table-cell office:value-type="float" office:value="197.105" calcext:value-type="float">
            <text:p>197.105</text:p>
          </table:table-cell>
          <table:table-cell office:value-type="float" office:value="304.71" calcext:value-type="float">
            <text:p>304.71</text:p>
          </table:table-cell>
          <table:table-cell office:value-type="float" office:value="1642.798" calcext:value-type="float">
            <text:p>1642.798</text:p>
          </table:table-cell>
          <table:table-cell office:value-type="float" office:value="196.154" calcext:value-type="float">
            <text:p>196.154</text:p>
          </table:table-cell>
          <table:table-cell office:value-type="float" office:value="1642.548" calcext:value-type="float">
            <text:p>1642.548</text:p>
          </table:table-cell>
          <table:table-cell office:value-type="float" office:value="190.589" calcext:value-type="float">
            <text:p>190.589</text:p>
          </table:table-cell>
          <table:table-cell office:value-type="float" office:value="1565.201" calcext:value-type="float">
            <text:p>1565.201</text:p>
          </table:table-cell>
          <table:table-cell office:value-type="float" office:value="175.904" calcext:value-type="float">
            <text:p>175.904</text:p>
          </table:table-cell>
          <table:table-cell office:value-type="float" office:value="1730.232" calcext:value-type="float">
            <text:p>1730.232</text:p>
          </table:table-cell>
          <table:table-cell office:value-type="float" office:value="181.45" calcext:value-type="float">
            <text:p>181.4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81.553" calcext:value-type="float">
            <text:p>1581.553</text:p>
          </table:table-cell>
          <table:table-cell office:value-type="float" office:value="1565.842" calcext:value-type="float">
            <text:p>1565.842</text:p>
          </table:table-cell>
          <table:table-cell office:value-type="float" office:value="385.298" calcext:value-type="float">
            <text:p>385.298</text:p>
          </table:table-cell>
          <table:table-cell office:value-type="float" office:value="706.717" calcext:value-type="float">
            <text:p>706.717</text:p>
          </table:table-cell>
          <table:table-cell office:value-type="float" office:value="174.08" calcext:value-type="float">
            <text:p>174.08</text:p>
          </table:table-cell>
          <table:table-cell office:value-type="float" office:value="197.099" calcext:value-type="float">
            <text:p>197.099</text:p>
          </table:table-cell>
          <table:table-cell office:value-type="float" office:value="306.159" calcext:value-type="float">
            <text:p>306.159</text:p>
          </table:table-cell>
          <table:table-cell office:value-type="float" office:value="1731.675" calcext:value-type="float">
            <text:p>1731.675</text:p>
          </table:table-cell>
          <table:table-cell office:value-type="float" office:value="193.82" calcext:value-type="float">
            <text:p>193.82</text:p>
          </table:table-cell>
          <table:table-cell office:value-type="float" office:value="1617.215" calcext:value-type="float">
            <text:p>1617.215</text:p>
          </table:table-cell>
          <table:table-cell office:value-type="float" office:value="192.116" calcext:value-type="float">
            <text:p>192.116</text:p>
          </table:table-cell>
          <table:table-cell office:value-type="float" office:value="1564.899" calcext:value-type="float">
            <text:p>1564.899</text:p>
          </table:table-cell>
          <table:table-cell office:value-type="float" office:value="176.359" calcext:value-type="float">
            <text:p>176.359</text:p>
          </table:table-cell>
          <table:table-cell office:value-type="float" office:value="1718.292" calcext:value-type="float">
            <text:p>1718.292</text:p>
          </table:table-cell>
          <table:table-cell office:value-type="float" office:value="180.585" calcext:value-type="float">
            <text:p>180.58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42.119" calcext:value-type="float">
            <text:p>1542.119</text:p>
          </table:table-cell>
          <table:table-cell office:value-type="float" office:value="1799.107" calcext:value-type="float">
            <text:p>1799.107</text:p>
          </table:table-cell>
          <table:table-cell office:value-type="float" office:value="385.837" calcext:value-type="float">
            <text:p>385.837</text:p>
          </table:table-cell>
          <table:table-cell office:value-type="float" office:value="706.482" calcext:value-type="float">
            <text:p>706.482</text:p>
          </table:table-cell>
          <table:table-cell office:value-type="float" office:value="175.592" calcext:value-type="float">
            <text:p>175.592</text:p>
          </table:table-cell>
          <table:table-cell office:value-type="float" office:value="200.547" calcext:value-type="float">
            <text:p>200.547</text:p>
          </table:table-cell>
          <table:table-cell office:value-type="float" office:value="302.985" calcext:value-type="float">
            <text:p>302.985</text:p>
          </table:table-cell>
          <table:table-cell office:value-type="float" office:value="1627.856" calcext:value-type="float">
            <text:p>1627.856</text:p>
          </table:table-cell>
          <table:table-cell office:value-type="float" office:value="194.276" calcext:value-type="float">
            <text:p>194.276</text:p>
          </table:table-cell>
          <table:table-cell office:value-type="float" office:value="1613.585" calcext:value-type="float">
            <text:p>1613.585</text:p>
          </table:table-cell>
          <table:table-cell office:value-type="float" office:value="188.561" calcext:value-type="float">
            <text:p>188.561</text:p>
          </table:table-cell>
          <table:table-cell office:value-type="float" office:value="1584.089" calcext:value-type="float">
            <text:p>1584.089</text:p>
          </table:table-cell>
          <table:table-cell office:value-type="float" office:value="174.438" calcext:value-type="float">
            <text:p>174.438</text:p>
          </table:table-cell>
          <table:table-cell office:value-type="float" office:value="1731.623" calcext:value-type="float">
            <text:p>1731.623</text:p>
          </table:table-cell>
          <table:table-cell office:value-type="float" office:value="180.144" calcext:value-type="float">
            <text:p>180.14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34.836" calcext:value-type="float">
            <text:p>1534.836</text:p>
          </table:table-cell>
          <table:table-cell office:value-type="float" office:value="1746.028" calcext:value-type="float">
            <text:p>1746.028</text:p>
          </table:table-cell>
          <table:table-cell office:value-type="float" office:value="385.358" calcext:value-type="float">
            <text:p>385.358</text:p>
          </table:table-cell>
          <table:table-cell office:value-type="float" office:value="706.899" calcext:value-type="float">
            <text:p>706.899</text:p>
          </table:table-cell>
          <table:table-cell office:value-type="float" office:value="175.413" calcext:value-type="float">
            <text:p>175.413</text:p>
          </table:table-cell>
          <table:table-cell office:value-type="float" office:value="195.972" calcext:value-type="float">
            <text:p>195.972</text:p>
          </table:table-cell>
          <table:table-cell office:value-type="float" office:value="302.941" calcext:value-type="float">
            <text:p>302.941</text:p>
          </table:table-cell>
          <table:table-cell office:value-type="float" office:value="1639.148" calcext:value-type="float">
            <text:p>1639.148</text:p>
          </table:table-cell>
          <table:table-cell office:value-type="float" office:value="192.847" calcext:value-type="float">
            <text:p>192.847</text:p>
          </table:table-cell>
          <table:table-cell office:value-type="float" office:value="1614.485" calcext:value-type="float">
            <text:p>1614.485</text:p>
          </table:table-cell>
          <table:table-cell office:value-type="float" office:value="192.428" calcext:value-type="float">
            <text:p>192.428</text:p>
          </table:table-cell>
          <table:table-cell office:value-type="float" office:value="1562.233" calcext:value-type="float">
            <text:p>1562.233</text:p>
          </table:table-cell>
          <table:table-cell office:value-type="float" office:value="177.308" calcext:value-type="float">
            <text:p>177.308</text:p>
          </table:table-cell>
          <table:table-cell office:value-type="float" office:value="1747.312" calcext:value-type="float">
            <text:p>1747.312</text:p>
          </table:table-cell>
          <table:table-cell office:value-type="float" office:value="181.577" calcext:value-type="float">
            <text:p>181.57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48.5" calcext:value-type="float">
            <text:p>1548.5</text:p>
          </table:table-cell>
          <table:table-cell office:value-type="float" office:value="1680.986" calcext:value-type="float">
            <text:p>1680.986</text:p>
          </table:table-cell>
          <table:table-cell office:value-type="float" office:value="385.55" calcext:value-type="float">
            <text:p>385.55</text:p>
          </table:table-cell>
          <table:table-cell office:value-type="float" office:value="706.515" calcext:value-type="float">
            <text:p>706.515</text:p>
          </table:table-cell>
          <table:table-cell office:value-type="float" office:value="173.972" calcext:value-type="float">
            <text:p>173.972</text:p>
          </table:table-cell>
          <table:table-cell office:value-type="float" office:value="199.725" calcext:value-type="float">
            <text:p>199.725</text:p>
          </table:table-cell>
          <table:table-cell office:value-type="float" office:value="303.631" calcext:value-type="float">
            <text:p>303.631</text:p>
          </table:table-cell>
          <table:table-cell office:value-type="float" office:value="1640.386" calcext:value-type="float">
            <text:p>1640.386</text:p>
          </table:table-cell>
          <table:table-cell office:value-type="float" office:value="195.969" calcext:value-type="float">
            <text:p>195.969</text:p>
          </table:table-cell>
          <table:table-cell office:value-type="float" office:value="1615.559" calcext:value-type="float">
            <text:p>1615.559</text:p>
          </table:table-cell>
          <table:table-cell office:value-type="float" office:value="193.948" calcext:value-type="float">
            <text:p>193.948</text:p>
          </table:table-cell>
          <table:table-cell office:value-type="float" office:value="1589.204" calcext:value-type="float">
            <text:p>1589.204</text:p>
          </table:table-cell>
          <table:table-cell office:value-type="float" office:value="174.416" calcext:value-type="float">
            <text:p>174.416</text:p>
          </table:table-cell>
          <table:table-cell office:value-type="float" office:value="1717.524" calcext:value-type="float">
            <text:p>1717.524</text:p>
          </table:table-cell>
          <table:table-cell office:value-type="float" office:value="182.446" calcext:value-type="float">
            <text:p>182.44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41.584" calcext:value-type="float">
            <text:p>1541.584</text:p>
          </table:table-cell>
          <table:table-cell office:value-type="float" office:value="1694.415" calcext:value-type="float">
            <text:p>1694.415</text:p>
          </table:table-cell>
          <table:table-cell office:value-type="float" office:value="386.339" calcext:value-type="float">
            <text:p>386.339</text:p>
          </table:table-cell>
          <table:table-cell office:value-type="float" office:value="706.712" calcext:value-type="float">
            <text:p>706.712</text:p>
          </table:table-cell>
          <table:table-cell office:value-type="float" office:value="175.876" calcext:value-type="float">
            <text:p>175.876</text:p>
          </table:table-cell>
          <table:table-cell office:value-type="float" office:value="197.769" calcext:value-type="float">
            <text:p>197.769</text:p>
          </table:table-cell>
          <table:table-cell office:value-type="float" office:value="305.258" calcext:value-type="float">
            <text:p>305.258</text:p>
          </table:table-cell>
          <table:table-cell office:value-type="float" office:value="1657.338" calcext:value-type="float">
            <text:p>1657.338</text:p>
          </table:table-cell>
          <table:table-cell office:value-type="float" office:value="195.005" calcext:value-type="float">
            <text:p>195.005</text:p>
          </table:table-cell>
          <table:table-cell office:value-type="float" office:value="1614.296" calcext:value-type="float">
            <text:p>1614.296</text:p>
          </table:table-cell>
          <table:table-cell office:value-type="float" office:value="191.154" calcext:value-type="float">
            <text:p>191.154</text:p>
          </table:table-cell>
          <table:table-cell office:value-type="float" office:value="1581.447" calcext:value-type="float">
            <text:p>1581.447</text:p>
          </table:table-cell>
          <table:table-cell office:value-type="float" office:value="176.547" calcext:value-type="float">
            <text:p>176.547</text:p>
          </table:table-cell>
          <table:table-cell office:value-type="float" office:value="1734.509" calcext:value-type="float">
            <text:p>1734.509</text:p>
          </table:table-cell>
          <table:table-cell office:value-type="float" office:value="179.876" calcext:value-type="float">
            <text:p>179.8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46.073" calcext:value-type="float">
            <text:p>1546.073</text:p>
          </table:table-cell>
          <table:table-cell office:value-type="float" office:value="1614.255" calcext:value-type="float">
            <text:p>1614.255</text:p>
          </table:table-cell>
          <table:table-cell office:value-type="float" office:value="385.917" calcext:value-type="float">
            <text:p>385.917</text:p>
          </table:table-cell>
          <table:table-cell office:value-type="float" office:value="707.435" calcext:value-type="float">
            <text:p>707.435</text:p>
          </table:table-cell>
          <table:table-cell office:value-type="float" office:value="174.188" calcext:value-type="float">
            <text:p>174.188</text:p>
          </table:table-cell>
          <table:table-cell office:value-type="float" office:value="198.23" calcext:value-type="float">
            <text:p>198.23</text:p>
          </table:table-cell>
          <table:table-cell office:value-type="float" office:value="307.201" calcext:value-type="float">
            <text:p>307.201</text:p>
          </table:table-cell>
          <table:table-cell office:value-type="float" office:value="1657.076" calcext:value-type="float">
            <text:p>1657.076</text:p>
          </table:table-cell>
          <table:table-cell office:value-type="float" office:value="196.68" calcext:value-type="float">
            <text:p>196.68</text:p>
          </table:table-cell>
          <table:table-cell office:value-type="float" office:value="1646.943" calcext:value-type="float">
            <text:p>1646.943</text:p>
          </table:table-cell>
          <table:table-cell office:value-type="float" office:value="191.36" calcext:value-type="float">
            <text:p>191.36</text:p>
          </table:table-cell>
          <table:table-cell office:value-type="float" office:value="1561.532" calcext:value-type="float">
            <text:p>1561.532</text:p>
          </table:table-cell>
          <table:table-cell office:value-type="float" office:value="176.288" calcext:value-type="float">
            <text:p>176.288</text:p>
          </table:table-cell>
          <table:table-cell office:value-type="float" office:value="1737.831" calcext:value-type="float">
            <text:p>1737.831</text:p>
          </table:table-cell>
          <table:table-cell office:value-type="float" office:value="180.649" calcext:value-type="float">
            <text:p>180.64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32.771" calcext:value-type="float">
            <text:p>1532.771</text:p>
          </table:table-cell>
          <table:table-cell office:value-type="float" office:value="1593.384" calcext:value-type="float">
            <text:p>1593.384</text:p>
          </table:table-cell>
          <table:table-cell office:value-type="float" office:value="385.615" calcext:value-type="float">
            <text:p>385.615</text:p>
          </table:table-cell>
          <table:table-cell office:value-type="float" office:value="706.638" calcext:value-type="float">
            <text:p>706.638</text:p>
          </table:table-cell>
          <table:table-cell office:value-type="float" office:value="174.107" calcext:value-type="float">
            <text:p>174.107</text:p>
          </table:table-cell>
          <table:table-cell office:value-type="float" office:value="197.545" calcext:value-type="float">
            <text:p>197.545</text:p>
          </table:table-cell>
          <table:table-cell office:value-type="float" office:value="305.004" calcext:value-type="float">
            <text:p>305.004</text:p>
          </table:table-cell>
          <table:table-cell office:value-type="float" office:value="1666.122" calcext:value-type="float">
            <text:p>1666.122</text:p>
          </table:table-cell>
          <table:table-cell office:value-type="float" office:value="195.606" calcext:value-type="float">
            <text:p>195.606</text:p>
          </table:table-cell>
          <table:table-cell office:value-type="float" office:value="1614.193" calcext:value-type="float">
            <text:p>1614.193</text:p>
          </table:table-cell>
          <table:table-cell office:value-type="float" office:value="189.947" calcext:value-type="float">
            <text:p>189.947</text:p>
          </table:table-cell>
          <table:table-cell office:value-type="float" office:value="1572.815" calcext:value-type="float">
            <text:p>1572.815</text:p>
          </table:table-cell>
          <table:table-cell office:value-type="float" office:value="176.191" calcext:value-type="float">
            <text:p>176.191</text:p>
          </table:table-cell>
          <table:table-cell office:value-type="float" office:value="1695.676" calcext:value-type="float">
            <text:p>1695.676</text:p>
          </table:table-cell>
          <table:table-cell office:value-type="float" office:value="179.385" calcext:value-type="float">
            <text:p>179.38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51.16" calcext:value-type="float">
            <text:p>1551.16</text:p>
          </table:table-cell>
          <table:table-cell office:value-type="float" office:value="1625.038" calcext:value-type="float">
            <text:p>1625.038</text:p>
          </table:table-cell>
          <table:table-cell office:value-type="float" office:value="385.435" calcext:value-type="float">
            <text:p>385.435</text:p>
          </table:table-cell>
          <table:table-cell office:value-type="float" office:value="706.492" calcext:value-type="float">
            <text:p>706.492</text:p>
          </table:table-cell>
          <table:table-cell office:value-type="float" office:value="173.908" calcext:value-type="float">
            <text:p>173.908</text:p>
          </table:table-cell>
          <table:table-cell office:value-type="float" office:value="198.76" calcext:value-type="float">
            <text:p>198.76</text:p>
          </table:table-cell>
          <table:table-cell office:value-type="float" office:value="303.248" calcext:value-type="float">
            <text:p>303.248</text:p>
          </table:table-cell>
          <table:table-cell office:value-type="float" office:value="1651.931" calcext:value-type="float">
            <text:p>1651.931</text:p>
          </table:table-cell>
          <table:table-cell office:value-type="float" office:value="195.498" calcext:value-type="float">
            <text:p>195.498</text:p>
          </table:table-cell>
          <table:table-cell office:value-type="float" office:value="1639.189" calcext:value-type="float">
            <text:p>1639.189</text:p>
          </table:table-cell>
          <table:table-cell office:value-type="float" office:value="189.536" calcext:value-type="float">
            <text:p>189.536</text:p>
          </table:table-cell>
          <table:table-cell office:value-type="float" office:value="1580.063" calcext:value-type="float">
            <text:p>1580.063</text:p>
          </table:table-cell>
          <table:table-cell office:value-type="float" office:value="178.025" calcext:value-type="float">
            <text:p>178.025</text:p>
          </table:table-cell>
          <table:table-cell office:value-type="float" office:value="1707.549" calcext:value-type="float">
            <text:p>1707.549</text:p>
          </table:table-cell>
          <table:table-cell office:value-type="float" office:value="181.474" calcext:value-type="float">
            <text:p>181.47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85.086" calcext:value-type="float">
            <text:p>1585.086</text:p>
          </table:table-cell>
          <table:table-cell office:value-type="float" office:value="1618.393" calcext:value-type="float">
            <text:p>1618.393</text:p>
          </table:table-cell>
          <table:table-cell office:value-type="float" office:value="386.25" calcext:value-type="float">
            <text:p>386.25</text:p>
          </table:table-cell>
          <table:table-cell office:value-type="float" office:value="706.396" calcext:value-type="float">
            <text:p>706.396</text:p>
          </table:table-cell>
          <table:table-cell office:value-type="float" office:value="175.557" calcext:value-type="float">
            <text:p>175.557</text:p>
          </table:table-cell>
          <table:table-cell office:value-type="float" office:value="200.397" calcext:value-type="float">
            <text:p>200.397</text:p>
          </table:table-cell>
          <table:table-cell office:value-type="float" office:value="303.08" calcext:value-type="float">
            <text:p>303.08</text:p>
          </table:table-cell>
          <table:table-cell office:value-type="float" office:value="1655.704" calcext:value-type="float">
            <text:p>1655.704</text:p>
          </table:table-cell>
          <table:table-cell office:value-type="float" office:value="196.188" calcext:value-type="float">
            <text:p>196.188</text:p>
          </table:table-cell>
          <table:table-cell office:value-type="float" office:value="1637.519" calcext:value-type="float">
            <text:p>1637.519</text:p>
          </table:table-cell>
          <table:table-cell office:value-type="float" office:value="189.39" calcext:value-type="float">
            <text:p>189.39</text:p>
          </table:table-cell>
          <table:table-cell office:value-type="float" office:value="1564.902" calcext:value-type="float">
            <text:p>1564.902</text:p>
          </table:table-cell>
          <table:table-cell office:value-type="float" office:value="177.372" calcext:value-type="float">
            <text:p>177.372</text:p>
          </table:table-cell>
          <table:table-cell office:value-type="float" office:value="1742.469" calcext:value-type="float">
            <text:p>1742.469</text:p>
          </table:table-cell>
          <table:table-cell office:value-type="float" office:value="180.651" calcext:value-type="float">
            <text:p>180.6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43.689" calcext:value-type="float">
            <text:p>1543.689</text:p>
          </table:table-cell>
          <table:table-cell office:value-type="float" office:value="1676.906" calcext:value-type="float">
            <text:p>1676.906</text:p>
          </table:table-cell>
          <table:table-cell office:value-type="float" office:value="386.041" calcext:value-type="float">
            <text:p>386.041</text:p>
          </table:table-cell>
          <table:table-cell office:value-type="float" office:value="706.591" calcext:value-type="float">
            <text:p>706.591</text:p>
          </table:table-cell>
          <table:table-cell office:value-type="float" office:value="173.88" calcext:value-type="float">
            <text:p>173.88</text:p>
          </table:table-cell>
          <table:table-cell office:value-type="float" office:value="198.504" calcext:value-type="float">
            <text:p>198.504</text:p>
          </table:table-cell>
          <table:table-cell office:value-type="float" office:value="300.695" calcext:value-type="float">
            <text:p>300.695</text:p>
          </table:table-cell>
          <table:table-cell office:value-type="float" office:value="1647.012" calcext:value-type="float">
            <text:p>1647.012</text:p>
          </table:table-cell>
          <table:table-cell office:value-type="float" office:value="194.301" calcext:value-type="float">
            <text:p>194.301</text:p>
          </table:table-cell>
          <table:table-cell office:value-type="float" office:value="1636.476" calcext:value-type="float">
            <text:p>1636.476</text:p>
          </table:table-cell>
          <table:table-cell office:value-type="float" office:value="191.189" calcext:value-type="float">
            <text:p>191.189</text:p>
          </table:table-cell>
          <table:table-cell office:value-type="float" office:value="1572.537" calcext:value-type="float">
            <text:p>1572.537</text:p>
          </table:table-cell>
          <table:table-cell office:value-type="float" office:value="175.841" calcext:value-type="float">
            <text:p>175.841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81.57" calcext:value-type="float">
            <text:p>181.5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46.261" calcext:value-type="float">
            <text:p>1546.261</text:p>
          </table:table-cell>
          <table:table-cell office:value-type="float" office:value="1567.505" calcext:value-type="float">
            <text:p>1567.505</text:p>
          </table:table-cell>
          <table:table-cell office:value-type="float" office:value="385.443" calcext:value-type="float">
            <text:p>385.443</text:p>
          </table:table-cell>
          <table:table-cell office:value-type="float" office:value="706.35" calcext:value-type="float">
            <text:p>706.35</text:p>
          </table:table-cell>
          <table:table-cell office:value-type="float" office:value="173.892" calcext:value-type="float">
            <text:p>173.892</text:p>
          </table:table-cell>
          <table:table-cell office:value-type="float" office:value="198.774" calcext:value-type="float">
            <text:p>198.774</text:p>
          </table:table-cell>
          <table:table-cell office:value-type="float" office:value="302.579" calcext:value-type="float">
            <text:p>302.579</text:p>
          </table:table-cell>
          <table:table-cell office:value-type="float" office:value="1636.118" calcext:value-type="float">
            <text:p>1636.118</text:p>
          </table:table-cell>
          <table:table-cell office:value-type="float" office:value="196.311" calcext:value-type="float">
            <text:p>196.311</text:p>
          </table:table-cell>
          <table:table-cell office:value-type="float" office:value="1635.636" calcext:value-type="float">
            <text:p>1635.636</text:p>
          </table:table-cell>
          <table:table-cell office:value-type="float" office:value="189.271" calcext:value-type="float">
            <text:p>189.271</text:p>
          </table:table-cell>
          <table:table-cell office:value-type="float" office:value="1573.449" calcext:value-type="float">
            <text:p>1573.449</text:p>
          </table:table-cell>
          <table:table-cell office:value-type="float" office:value="175.356" calcext:value-type="float">
            <text:p>175.356</text:p>
          </table:table-cell>
          <table:table-cell office:value-type="float" office:value="1729.271" calcext:value-type="float">
            <text:p>1729.271</text:p>
          </table:table-cell>
          <table:table-cell office:value-type="float" office:value="185.13" calcext:value-type="float">
            <text:p>185.1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52.287" calcext:value-type="float">
            <text:p>1552.287</text:p>
          </table:table-cell>
          <table:table-cell office:value-type="float" office:value="1610.717" calcext:value-type="float">
            <text:p>1610.717</text:p>
          </table:table-cell>
          <table:table-cell office:value-type="float" office:value="385.669" calcext:value-type="float">
            <text:p>385.669</text:p>
          </table:table-cell>
          <table:table-cell office:value-type="float" office:value="707.941" calcext:value-type="float">
            <text:p>707.941</text:p>
          </table:table-cell>
          <table:table-cell office:value-type="float" office:value="174.128" calcext:value-type="float">
            <text:p>174.128</text:p>
          </table:table-cell>
          <table:table-cell office:value-type="float" office:value="198.138" calcext:value-type="float">
            <text:p>198.138</text:p>
          </table:table-cell>
          <table:table-cell office:value-type="float" office:value="304.088" calcext:value-type="float">
            <text:p>304.088</text:p>
          </table:table-cell>
          <table:table-cell office:value-type="float" office:value="1625.388" calcext:value-type="float">
            <text:p>1625.388</text:p>
          </table:table-cell>
          <table:table-cell office:value-type="float" office:value="194.086" calcext:value-type="float">
            <text:p>194.086</text:p>
          </table:table-cell>
          <table:table-cell office:value-type="float" office:value="1703.715" calcext:value-type="float">
            <text:p>1703.715</text:p>
          </table:table-cell>
          <table:table-cell office:value-type="float" office:value="188.935" calcext:value-type="float">
            <text:p>188.935</text:p>
          </table:table-cell>
          <table:table-cell office:value-type="float" office:value="1576.125" calcext:value-type="float">
            <text:p>1576.125</text:p>
          </table:table-cell>
          <table:table-cell office:value-type="float" office:value="175.709" calcext:value-type="float">
            <text:p>175.709</text:p>
          </table:table-cell>
          <table:table-cell office:value-type="float" office:value="1733.284" calcext:value-type="float">
            <text:p>1733.284</text:p>
          </table:table-cell>
          <table:table-cell office:value-type="float" office:value="180.612" calcext:value-type="float">
            <text:p>180.6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54.466" calcext:value-type="float">
            <text:p>1554.466</text:p>
          </table:table-cell>
          <table:table-cell office:value-type="float" office:value="1678.034" calcext:value-type="float">
            <text:p>1678.034</text:p>
          </table:table-cell>
          <table:table-cell office:value-type="float" office:value="385.558" calcext:value-type="float">
            <text:p>385.558</text:p>
          </table:table-cell>
          <table:table-cell office:value-type="float" office:value="706.324" calcext:value-type="float">
            <text:p>706.324</text:p>
          </table:table-cell>
          <table:table-cell office:value-type="float" office:value="178.483" calcext:value-type="float">
            <text:p>178.483</text:p>
          </table:table-cell>
          <table:table-cell office:value-type="float" office:value="197.399" calcext:value-type="float">
            <text:p>197.399</text:p>
          </table:table-cell>
          <table:table-cell office:value-type="float" office:value="302.973" calcext:value-type="float">
            <text:p>302.973</text:p>
          </table:table-cell>
          <table:table-cell office:value-type="float" office:value="1620.756" calcext:value-type="float">
            <text:p>1620.756</text:p>
          </table:table-cell>
          <table:table-cell office:value-type="float" office:value="193.283" calcext:value-type="float">
            <text:p>193.283</text:p>
          </table:table-cell>
          <table:table-cell office:value-type="float" office:value="1627.282" calcext:value-type="float">
            <text:p>1627.282</text:p>
          </table:table-cell>
          <table:table-cell office:value-type="float" office:value="193.175" calcext:value-type="float">
            <text:p>193.175</text:p>
          </table:table-cell>
          <table:table-cell office:value-type="float" office:value="1575.141" calcext:value-type="float">
            <text:p>1575.141</text:p>
          </table:table-cell>
          <table:table-cell office:value-type="float" office:value="176.921" calcext:value-type="float">
            <text:p>176.921</text:p>
          </table:table-cell>
          <table:table-cell office:value-type="float" office:value="1731.92" calcext:value-type="float">
            <text:p>1731.92</text:p>
          </table:table-cell>
          <table:table-cell office:value-type="float" office:value="180.241" calcext:value-type="float">
            <text:p>180.2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42.411" calcext:value-type="float">
            <text:p>1542.411</text:p>
          </table:table-cell>
          <table:table-cell office:value-type="float" office:value="1606.312" calcext:value-type="float">
            <text:p>1606.312</text:p>
          </table:table-cell>
          <table:table-cell office:value-type="float" office:value="385.247" calcext:value-type="float">
            <text:p>385.247</text:p>
          </table:table-cell>
          <table:table-cell office:value-type="float" office:value="706.577" calcext:value-type="float">
            <text:p>706.577</text:p>
          </table:table-cell>
          <table:table-cell office:value-type="float" office:value="174.558" calcext:value-type="float">
            <text:p>174.558</text:p>
          </table:table-cell>
          <table:table-cell office:value-type="float" office:value="197.505" calcext:value-type="float">
            <text:p>197.505</text:p>
          </table:table-cell>
          <table:table-cell office:value-type="float" office:value="302.435" calcext:value-type="float">
            <text:p>302.435</text:p>
          </table:table-cell>
          <table:table-cell office:value-type="float" office:value="1631.608" calcext:value-type="float">
            <text:p>1631.608</text:p>
          </table:table-cell>
          <table:table-cell office:value-type="float" office:value="195.044" calcext:value-type="float">
            <text:p>195.044</text:p>
          </table:table-cell>
          <table:table-cell office:value-type="float" office:value="1629.551" calcext:value-type="float">
            <text:p>1629.551</text:p>
          </table:table-cell>
          <table:table-cell office:value-type="float" office:value="192.012" calcext:value-type="float">
            <text:p>192.012</text:p>
          </table:table-cell>
          <table:table-cell office:value-type="float" office:value="1575.63" calcext:value-type="float">
            <text:p>1575.63</text:p>
          </table:table-cell>
          <table:table-cell office:value-type="float" office:value="175.511" calcext:value-type="float">
            <text:p>175.511</text:p>
          </table:table-cell>
          <table:table-cell office:value-type="float" office:value="1721.722" calcext:value-type="float">
            <text:p>1721.722</text:p>
          </table:table-cell>
          <table:table-cell office:value-type="float" office:value="180.511" calcext:value-type="float">
            <text:p>180.5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41.674" calcext:value-type="float">
            <text:p>1541.674</text:p>
          </table:table-cell>
          <table:table-cell office:value-type="float" office:value="1616.499" calcext:value-type="float">
            <text:p>1616.499</text:p>
          </table:table-cell>
          <table:table-cell office:value-type="float" office:value="385.602" calcext:value-type="float">
            <text:p>385.602</text:p>
          </table:table-cell>
          <table:table-cell office:value-type="float" office:value="706.432" calcext:value-type="float">
            <text:p>706.432</text:p>
          </table:table-cell>
          <table:table-cell office:value-type="float" office:value="178.7" calcext:value-type="float">
            <text:p>178.7</text:p>
          </table:table-cell>
          <table:table-cell office:value-type="float" office:value="198.112" calcext:value-type="float">
            <text:p>198.112</text:p>
          </table:table-cell>
          <table:table-cell office:value-type="float" office:value="305.104" calcext:value-type="float">
            <text:p>305.104</text:p>
          </table:table-cell>
          <table:table-cell office:value-type="float" office:value="1644.755" calcext:value-type="float">
            <text:p>1644.755</text:p>
          </table:table-cell>
          <table:table-cell office:value-type="float" office:value="195.474" calcext:value-type="float">
            <text:p>195.474</text:p>
          </table:table-cell>
          <table:table-cell office:value-type="float" office:value="1636.236" calcext:value-type="float">
            <text:p>1636.236</text:p>
          </table:table-cell>
          <table:table-cell office:value-type="float" office:value="190.881" calcext:value-type="float">
            <text:p>190.881</text:p>
          </table:table-cell>
          <table:table-cell office:value-type="float" office:value="1574.386" calcext:value-type="float">
            <text:p>1574.386</text:p>
          </table:table-cell>
          <table:table-cell office:value-type="float" office:value="176.345" calcext:value-type="float">
            <text:p>176.345</text:p>
          </table:table-cell>
          <table:table-cell office:value-type="float" office:value="1743.326" calcext:value-type="float">
            <text:p>1743.326</text:p>
          </table:table-cell>
          <table:table-cell office:value-type="float" office:value="184.321" calcext:value-type="float">
            <text:p>184.3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45.217" calcext:value-type="float">
            <text:p>1545.217</text:p>
          </table:table-cell>
          <table:table-cell office:value-type="float" office:value="1693.767" calcext:value-type="float">
            <text:p>1693.767</text:p>
          </table:table-cell>
          <table:table-cell office:value-type="float" office:value="385.411" calcext:value-type="float">
            <text:p>385.411</text:p>
          </table:table-cell>
          <table:table-cell office:value-type="float" office:value="706.192" calcext:value-type="float">
            <text:p>706.192</text:p>
          </table:table-cell>
          <table:table-cell office:value-type="float" office:value="174.997" calcext:value-type="float">
            <text:p>174.997</text:p>
          </table:table-cell>
          <table:table-cell office:value-type="float" office:value="197.445" calcext:value-type="float">
            <text:p>197.445</text:p>
          </table:table-cell>
          <table:table-cell office:value-type="float" office:value="305.985" calcext:value-type="float">
            <text:p>305.985</text:p>
          </table:table-cell>
          <table:table-cell office:value-type="float" office:value="1639.689" calcext:value-type="float">
            <text:p>1639.689</text:p>
          </table:table-cell>
          <table:table-cell office:value-type="float" office:value="193.937" calcext:value-type="float">
            <text:p>193.937</text:p>
          </table:table-cell>
          <table:table-cell office:value-type="float" office:value="1624.159" calcext:value-type="float">
            <text:p>1624.159</text:p>
          </table:table-cell>
          <table:table-cell office:value-type="float" office:value="191.306" calcext:value-type="float">
            <text:p>191.306</text:p>
          </table:table-cell>
          <table:table-cell office:value-type="float" office:value="1576.265" calcext:value-type="float">
            <text:p>1576.265</text:p>
          </table:table-cell>
          <table:table-cell office:value-type="float" office:value="178.505" calcext:value-type="float">
            <text:p>178.505</text:p>
          </table:table-cell>
          <table:table-cell office:value-type="float" office:value="1719.015" calcext:value-type="float">
            <text:p>1719.015</text:p>
          </table:table-cell>
          <table:table-cell office:value-type="float" office:value="181.474" calcext:value-type="float">
            <text:p>181.47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53.081" calcext:value-type="float">
            <text:p>1553.081</text:p>
          </table:table-cell>
          <table:table-cell office:value-type="float" office:value="1656.627" calcext:value-type="float">
            <text:p>1656.627</text:p>
          </table:table-cell>
          <table:table-cell office:value-type="float" office:value="385.094" calcext:value-type="float">
            <text:p>385.094</text:p>
          </table:table-cell>
          <table:table-cell office:value-type="float" office:value="706.234" calcext:value-type="float">
            <text:p>706.234</text:p>
          </table:table-cell>
          <table:table-cell office:value-type="float" office:value="174.785" calcext:value-type="float">
            <text:p>174.785</text:p>
          </table:table-cell>
          <table:table-cell office:value-type="float" office:value="200.916" calcext:value-type="float">
            <text:p>200.916</text:p>
          </table:table-cell>
          <table:table-cell office:value-type="float" office:value="302.939" calcext:value-type="float">
            <text:p>302.939</text:p>
          </table:table-cell>
          <table:table-cell office:value-type="float" office:value="1636.644" calcext:value-type="float">
            <text:p>1636.644</text:p>
          </table:table-cell>
          <table:table-cell office:value-type="float" office:value="193.734" calcext:value-type="float">
            <text:p>193.734</text:p>
          </table:table-cell>
          <table:table-cell office:value-type="float" office:value="1665.035" calcext:value-type="float">
            <text:p>1665.035</text:p>
          </table:table-cell>
          <table:table-cell office:value-type="float" office:value="192.415" calcext:value-type="float">
            <text:p>192.415</text:p>
          </table:table-cell>
          <table:table-cell office:value-type="float" office:value="1568.191" calcext:value-type="float">
            <text:p>1568.191</text:p>
          </table:table-cell>
          <table:table-cell office:value-type="float" office:value="175.328" calcext:value-type="float">
            <text:p>175.328</text:p>
          </table:table-cell>
          <table:table-cell office:value-type="float" office:value="1709.976" calcext:value-type="float">
            <text:p>1709.976</text:p>
          </table:table-cell>
          <table:table-cell office:value-type="float" office:value="177.716" calcext:value-type="float">
            <text:p>177.7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55.779" calcext:value-type="float">
            <text:p>1555.779</text:p>
          </table:table-cell>
          <table:table-cell office:value-type="float" office:value="1563.047" calcext:value-type="float">
            <text:p>1563.047</text:p>
          </table:table-cell>
          <table:table-cell office:value-type="float" office:value="385.273" calcext:value-type="float">
            <text:p>385.273</text:p>
          </table:table-cell>
          <table:table-cell office:value-type="float" office:value="708" calcext:value-type="float">
            <text:p>708</text:p>
          </table:table-cell>
          <table:table-cell office:value-type="float" office:value="174.828" calcext:value-type="float">
            <text:p>174.828</text:p>
          </table:table-cell>
          <table:table-cell office:value-type="float" office:value="197.51" calcext:value-type="float">
            <text:p>197.51</text:p>
          </table:table-cell>
          <table:table-cell office:value-type="float" office:value="306.336" calcext:value-type="float">
            <text:p>306.336</text:p>
          </table:table-cell>
          <table:table-cell office:value-type="float" office:value="1650.44" calcext:value-type="float">
            <text:p>1650.44</text:p>
          </table:table-cell>
          <table:table-cell office:value-type="float" office:value="195.983" calcext:value-type="float">
            <text:p>195.983</text:p>
          </table:table-cell>
          <table:table-cell office:value-type="float" office:value="1620.067" calcext:value-type="float">
            <text:p>1620.067</text:p>
          </table:table-cell>
          <table:table-cell office:value-type="float" office:value="190.976" calcext:value-type="float">
            <text:p>190.976</text:p>
          </table:table-cell>
          <table:table-cell office:value-type="float" office:value="1576.311" calcext:value-type="float">
            <text:p>1576.311</text:p>
          </table:table-cell>
          <table:table-cell office:value-type="float" office:value="176.582" calcext:value-type="float">
            <text:p>176.582</text:p>
          </table:table-cell>
          <table:table-cell office:value-type="float" office:value="1722.682" calcext:value-type="float">
            <text:p>1722.682</text:p>
          </table:table-cell>
          <table:table-cell office:value-type="float" office:value="177.409" calcext:value-type="float">
            <text:p>177.4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37.447" calcext:value-type="float">
            <text:p>1537.447</text:p>
          </table:table-cell>
          <table:table-cell office:value-type="float" office:value="1647.151" calcext:value-type="float">
            <text:p>1647.151</text:p>
          </table:table-cell>
          <table:table-cell office:value-type="float" office:value="385.166" calcext:value-type="float">
            <text:p>385.166</text:p>
          </table:table-cell>
          <table:table-cell office:value-type="float" office:value="706.333" calcext:value-type="float">
            <text:p>706.333</text:p>
          </table:table-cell>
          <table:table-cell office:value-type="float" office:value="177.987" calcext:value-type="float">
            <text:p>177.987</text:p>
          </table:table-cell>
          <table:table-cell office:value-type="float" office:value="197.482" calcext:value-type="float">
            <text:p>197.482</text:p>
          </table:table-cell>
          <table:table-cell office:value-type="float" office:value="303.122" calcext:value-type="float">
            <text:p>303.122</text:p>
          </table:table-cell>
          <table:table-cell office:value-type="float" office:value="1621.121" calcext:value-type="float">
            <text:p>1621.121</text:p>
          </table:table-cell>
          <table:table-cell office:value-type="float" office:value="193.759" calcext:value-type="float">
            <text:p>193.759</text:p>
          </table:table-cell>
          <table:table-cell office:value-type="float" office:value="1653.843" calcext:value-type="float">
            <text:p>1653.843</text:p>
          </table:table-cell>
          <table:table-cell office:value-type="float" office:value="190.886" calcext:value-type="float">
            <text:p>190.886</text:p>
          </table:table-cell>
          <table:table-cell office:value-type="float" office:value="1574.863" calcext:value-type="float">
            <text:p>1574.863</text:p>
          </table:table-cell>
          <table:table-cell office:value-type="float" office:value="174.103" calcext:value-type="float">
            <text:p>174.103</text:p>
          </table:table-cell>
          <table:table-cell office:value-type="float" office:value="1725.105" calcext:value-type="float">
            <text:p>1725.105</text:p>
          </table:table-cell>
          <table:table-cell office:value-type="float" office:value="175.181" calcext:value-type="float">
            <text:p>175.18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38.393" calcext:value-type="float">
            <text:p>1538.393</text:p>
          </table:table-cell>
          <table:table-cell office:value-type="float" office:value="1717.355" calcext:value-type="float">
            <text:p>1717.355</text:p>
          </table:table-cell>
          <table:table-cell office:value-type="float" office:value="385.13" calcext:value-type="float">
            <text:p>385.13</text:p>
          </table:table-cell>
          <table:table-cell office:value-type="float" office:value="706.672" calcext:value-type="float">
            <text:p>706.672</text:p>
          </table:table-cell>
          <table:table-cell office:value-type="float" office:value="178.424" calcext:value-type="float">
            <text:p>178.424</text:p>
          </table:table-cell>
          <table:table-cell office:value-type="float" office:value="197.405" calcext:value-type="float">
            <text:p>197.405</text:p>
          </table:table-cell>
          <table:table-cell office:value-type="float" office:value="303.177" calcext:value-type="float">
            <text:p>303.177</text:p>
          </table:table-cell>
          <table:table-cell office:value-type="float" office:value="1620.528" calcext:value-type="float">
            <text:p>1620.528</text:p>
          </table:table-cell>
          <table:table-cell office:value-type="float" office:value="192.47" calcext:value-type="float">
            <text:p>192.47</text:p>
          </table:table-cell>
          <table:table-cell office:value-type="float" office:value="1659.048" calcext:value-type="float">
            <text:p>1659.048</text:p>
          </table:table-cell>
          <table:table-cell office:value-type="float" office:value="191.861" calcext:value-type="float">
            <text:p>191.861</text:p>
          </table:table-cell>
          <table:table-cell office:value-type="float" office:value="1558.33" calcext:value-type="float">
            <text:p>1558.33</text:p>
          </table:table-cell>
          <table:table-cell office:value-type="float" office:value="175.214" calcext:value-type="float">
            <text:p>175.214</text:p>
          </table:table-cell>
          <table:table-cell office:value-type="float" office:value="1717.641" calcext:value-type="float">
            <text:p>1717.641</text:p>
          </table:table-cell>
          <table:table-cell office:value-type="float" office:value="175.523" calcext:value-type="float">
            <text:p>175.52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53.909" calcext:value-type="float">
            <text:p>1553.909</text:p>
          </table:table-cell>
          <table:table-cell office:value-type="float" office:value="1598.789" calcext:value-type="float">
            <text:p>1598.789</text:p>
          </table:table-cell>
          <table:table-cell office:value-type="float" office:value="385.462" calcext:value-type="float">
            <text:p>385.462</text:p>
          </table:table-cell>
          <table:table-cell office:value-type="float" office:value="706.221" calcext:value-type="float">
            <text:p>706.221</text:p>
          </table:table-cell>
          <table:table-cell office:value-type="float" office:value="176.594" calcext:value-type="float">
            <text:p>176.594</text:p>
          </table:table-cell>
          <table:table-cell office:value-type="float" office:value="197.056" calcext:value-type="float">
            <text:p>197.056</text:p>
          </table:table-cell>
          <table:table-cell office:value-type="float" office:value="303.83" calcext:value-type="float">
            <text:p>303.83</text:p>
          </table:table-cell>
          <table:table-cell office:value-type="float" office:value="1635.304" calcext:value-type="float">
            <text:p>1635.304</text:p>
          </table:table-cell>
          <table:table-cell office:value-type="float" office:value="192.758" calcext:value-type="float">
            <text:p>192.758</text:p>
          </table:table-cell>
          <table:table-cell office:value-type="float" office:value="1647.021" calcext:value-type="float">
            <text:p>1647.021</text:p>
          </table:table-cell>
          <table:table-cell office:value-type="float" office:value="190.866" calcext:value-type="float">
            <text:p>190.866</text:p>
          </table:table-cell>
          <table:table-cell office:value-type="float" office:value="1560.215" calcext:value-type="float">
            <text:p>1560.215</text:p>
          </table:table-cell>
          <table:table-cell office:value-type="float" office:value="173.337" calcext:value-type="float">
            <text:p>173.337</text:p>
          </table:table-cell>
          <table:table-cell office:value-type="float" office:value="1708.12" calcext:value-type="float">
            <text:p>1708.12</text:p>
          </table:table-cell>
          <table:table-cell office:value-type="float" office:value="176.283" calcext:value-type="float">
            <text:p>176.28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47.921" calcext:value-type="float">
            <text:p>1547.921</text:p>
          </table:table-cell>
          <table:table-cell office:value-type="float" office:value="1611.626" calcext:value-type="float">
            <text:p>1611.626</text:p>
          </table:table-cell>
          <table:table-cell office:value-type="float" office:value="384.95" calcext:value-type="float">
            <text:p>384.95</text:p>
          </table:table-cell>
          <table:table-cell office:value-type="float" office:value="705.961" calcext:value-type="float">
            <text:p>705.961</text:p>
          </table:table-cell>
          <table:table-cell office:value-type="float" office:value="175.574" calcext:value-type="float">
            <text:p>175.574</text:p>
          </table:table-cell>
          <table:table-cell office:value-type="float" office:value="198.69" calcext:value-type="float">
            <text:p>198.69</text:p>
          </table:table-cell>
          <table:table-cell office:value-type="float" office:value="303.558" calcext:value-type="float">
            <text:p>303.558</text:p>
          </table:table-cell>
          <table:table-cell office:value-type="float" office:value="1623.676" calcext:value-type="float">
            <text:p>1623.676</text:p>
          </table:table-cell>
          <table:table-cell office:value-type="float" office:value="196.255" calcext:value-type="float">
            <text:p>196.255</text:p>
          </table:table-cell>
          <table:table-cell office:value-type="float" office:value="1682.065" calcext:value-type="float">
            <text:p>1682.065</text:p>
          </table:table-cell>
          <table:table-cell office:value-type="float" office:value="190.874" calcext:value-type="float">
            <text:p>190.874</text:p>
          </table:table-cell>
          <table:table-cell office:value-type="float" office:value="1579.168" calcext:value-type="float">
            <text:p>1579.168</text:p>
          </table:table-cell>
          <table:table-cell office:value-type="float" office:value="173.639" calcext:value-type="float">
            <text:p>173.639</text:p>
          </table:table-cell>
          <table:table-cell office:value-type="float" office:value="1727.623" calcext:value-type="float">
            <text:p>1727.623</text:p>
          </table:table-cell>
          <table:table-cell office:value-type="float" office:value="178.139" calcext:value-type="float">
            <text:p>178.13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46.449" calcext:value-type="float">
            <text:p>1546.449</text:p>
          </table:table-cell>
          <table:table-cell office:value-type="float" office:value="1561.504" calcext:value-type="float">
            <text:p>1561.504</text:p>
          </table:table-cell>
          <table:table-cell office:value-type="float" office:value="384.959" calcext:value-type="float">
            <text:p>384.959</text:p>
          </table:table-cell>
          <table:table-cell office:value-type="float" office:value="706.646" calcext:value-type="float">
            <text:p>706.646</text:p>
          </table:table-cell>
          <table:table-cell office:value-type="float" office:value="175.394" calcext:value-type="float">
            <text:p>175.394</text:p>
          </table:table-cell>
          <table:table-cell office:value-type="float" office:value="200.588" calcext:value-type="float">
            <text:p>200.588</text:p>
          </table:table-cell>
          <table:table-cell office:value-type="float" office:value="305.339" calcext:value-type="float">
            <text:p>305.339</text:p>
          </table:table-cell>
          <table:table-cell office:value-type="float" office:value="1626.9" calcext:value-type="float">
            <text:p>1626.9</text:p>
          </table:table-cell>
          <table:table-cell office:value-type="float" office:value="196.747" calcext:value-type="float">
            <text:p>196.747</text:p>
          </table:table-cell>
          <table:table-cell office:value-type="float" office:value="1628.012" calcext:value-type="float">
            <text:p>1628.012</text:p>
          </table:table-cell>
          <table:table-cell office:value-type="float" office:value="190.513" calcext:value-type="float">
            <text:p>190.513</text:p>
          </table:table-cell>
          <table:table-cell office:value-type="float" office:value="1579.673" calcext:value-type="float">
            <text:p>1579.673</text:p>
          </table:table-cell>
          <table:table-cell office:value-type="float" office:value="174.965" calcext:value-type="float">
            <text:p>174.965</text:p>
          </table:table-cell>
          <table:table-cell office:value-type="float" office:value="1726.737" calcext:value-type="float">
            <text:p>1726.737</text:p>
          </table:table-cell>
          <table:table-cell office:value-type="float" office:value="176.954" calcext:value-type="float">
            <text:p>176.95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52.436" calcext:value-type="float">
            <text:p>1552.436</text:p>
          </table:table-cell>
          <table:table-cell office:value-type="float" office:value="1656.739" calcext:value-type="float">
            <text:p>1656.739</text:p>
          </table:table-cell>
          <table:table-cell office:value-type="float" office:value="385.097" calcext:value-type="float">
            <text:p>385.097</text:p>
          </table:table-cell>
          <table:table-cell office:value-type="float" office:value="705.988" calcext:value-type="float">
            <text:p>705.988</text:p>
          </table:table-cell>
          <table:table-cell office:value-type="float" office:value="174.211" calcext:value-type="float">
            <text:p>174.211</text:p>
          </table:table-cell>
          <table:table-cell office:value-type="float" office:value="195.63" calcext:value-type="float">
            <text:p>195.63</text:p>
          </table:table-cell>
          <table:table-cell office:value-type="float" office:value="306.989" calcext:value-type="float">
            <text:p>306.989</text:p>
          </table:table-cell>
          <table:table-cell office:value-type="float" office:value="1645.068" calcext:value-type="float">
            <text:p>1645.068</text:p>
          </table:table-cell>
          <table:table-cell office:value-type="float" office:value="197.826" calcext:value-type="float">
            <text:p>197.826</text:p>
          </table:table-cell>
          <table:table-cell office:value-type="float" office:value="1637.782" calcext:value-type="float">
            <text:p>1637.782</text:p>
          </table:table-cell>
          <table:table-cell office:value-type="float" office:value="190.873" calcext:value-type="float">
            <text:p>190.873</text:p>
          </table:table-cell>
          <table:table-cell office:value-type="float" office:value="1570.345" calcext:value-type="float">
            <text:p>1570.345</text:p>
          </table:table-cell>
          <table:table-cell office:value-type="float" office:value="174.196" calcext:value-type="float">
            <text:p>174.196</text:p>
          </table:table-cell>
          <table:table-cell office:value-type="float" office:value="1745.222" calcext:value-type="float">
            <text:p>1745.222</text:p>
          </table:table-cell>
          <table:table-cell office:value-type="float" office:value="177.83" calcext:value-type="float">
            <text:p>177.8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42.207" calcext:value-type="float">
            <text:p>1542.207</text:p>
          </table:table-cell>
          <table:table-cell office:value-type="float" office:value="1609.78" calcext:value-type="float">
            <text:p>1609.78</text:p>
          </table:table-cell>
          <table:table-cell office:value-type="float" office:value="384.856" calcext:value-type="float">
            <text:p>384.856</text:p>
          </table:table-cell>
          <table:table-cell office:value-type="float" office:value="706.156" calcext:value-type="float">
            <text:p>706.156</text:p>
          </table:table-cell>
          <table:table-cell office:value-type="float" office:value="176.792" calcext:value-type="float">
            <text:p>176.792</text:p>
          </table:table-cell>
          <table:table-cell office:value-type="float" office:value="197.518" calcext:value-type="float">
            <text:p>197.518</text:p>
          </table:table-cell>
          <table:table-cell office:value-type="float" office:value="302.552" calcext:value-type="float">
            <text:p>302.552</text:p>
          </table:table-cell>
          <table:table-cell office:value-type="float" office:value="1639.115" calcext:value-type="float">
            <text:p>1639.115</text:p>
          </table:table-cell>
          <table:table-cell office:value-type="float" office:value="197.281" calcext:value-type="float">
            <text:p>197.281</text:p>
          </table:table-cell>
          <table:table-cell office:value-type="float" office:value="1645.451" calcext:value-type="float">
            <text:p>1645.451</text:p>
          </table:table-cell>
          <table:table-cell office:value-type="float" office:value="190.397" calcext:value-type="float">
            <text:p>190.397</text:p>
          </table:table-cell>
          <table:table-cell office:value-type="float" office:value="1576.75" calcext:value-type="float">
            <text:p>1576.75</text:p>
          </table:table-cell>
          <table:table-cell office:value-type="float" office:value="173.822" calcext:value-type="float">
            <text:p>173.822</text:p>
          </table:table-cell>
          <table:table-cell office:value-type="float" office:value="1706.717" calcext:value-type="float">
            <text:p>1706.717</text:p>
          </table:table-cell>
          <table:table-cell office:value-type="float" office:value="177.311" calcext:value-type="float">
            <text:p>177.3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45.97" calcext:value-type="float">
            <text:p>1545.97</text:p>
          </table:table-cell>
          <table:table-cell office:value-type="float" office:value="1614.531" calcext:value-type="float">
            <text:p>1614.531</text:p>
          </table:table-cell>
          <table:table-cell office:value-type="float" office:value="385.015" calcext:value-type="float">
            <text:p>385.015</text:p>
          </table:table-cell>
          <table:table-cell office:value-type="float" office:value="706.681" calcext:value-type="float">
            <text:p>706.681</text:p>
          </table:table-cell>
          <table:table-cell office:value-type="float" office:value="178.667" calcext:value-type="float">
            <text:p>178.667</text:p>
          </table:table-cell>
          <table:table-cell office:value-type="float" office:value="198.415" calcext:value-type="float">
            <text:p>198.415</text:p>
          </table:table-cell>
          <table:table-cell office:value-type="float" office:value="306.831" calcext:value-type="float">
            <text:p>306.831</text:p>
          </table:table-cell>
          <table:table-cell office:value-type="float" office:value="1664.258" calcext:value-type="float">
            <text:p>1664.258</text:p>
          </table:table-cell>
          <table:table-cell office:value-type="float" office:value="193.672" calcext:value-type="float">
            <text:p>193.672</text:p>
          </table:table-cell>
          <table:table-cell office:value-type="float" office:value="1636.571" calcext:value-type="float">
            <text:p>1636.571</text:p>
          </table:table-cell>
          <table:table-cell office:value-type="float" office:value="191.055" calcext:value-type="float">
            <text:p>191.055</text:p>
          </table:table-cell>
          <table:table-cell office:value-type="float" office:value="1570.194" calcext:value-type="float">
            <text:p>1570.194</text:p>
          </table:table-cell>
          <table:table-cell office:value-type="float" office:value="173.879" calcext:value-type="float">
            <text:p>173.879</text:p>
          </table:table-cell>
          <table:table-cell office:value-type="float" office:value="1717.264" calcext:value-type="float">
            <text:p>1717.264</text:p>
          </table:table-cell>
          <table:table-cell office:value-type="float" office:value="176.836" calcext:value-type="float">
            <text:p>176.83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49.762" calcext:value-type="float">
            <text:p>1549.762</text:p>
          </table:table-cell>
          <table:table-cell office:value-type="float" office:value="1580.368" calcext:value-type="float">
            <text:p>1580.368</text:p>
          </table:table-cell>
          <table:table-cell office:value-type="float" office:value="386.74" calcext:value-type="float">
            <text:p>386.74</text:p>
          </table:table-cell>
          <table:table-cell office:value-type="float" office:value="706.265" calcext:value-type="float">
            <text:p>706.265</text:p>
          </table:table-cell>
          <table:table-cell office:value-type="float" office:value="175.875" calcext:value-type="float">
            <text:p>175.875</text:p>
          </table:table-cell>
          <table:table-cell office:value-type="float" office:value="198.37" calcext:value-type="float">
            <text:p>198.37</text:p>
          </table:table-cell>
          <table:table-cell office:value-type="float" office:value="304.574" calcext:value-type="float">
            <text:p>304.574</text:p>
          </table:table-cell>
          <table:table-cell office:value-type="float" office:value="1645.335" calcext:value-type="float">
            <text:p>1645.335</text:p>
          </table:table-cell>
          <table:table-cell office:value-type="float" office:value="194.53" calcext:value-type="float">
            <text:p>194.53</text:p>
          </table:table-cell>
          <table:table-cell office:value-type="float" office:value="1625.454" calcext:value-type="float">
            <text:p>1625.454</text:p>
          </table:table-cell>
          <table:table-cell office:value-type="float" office:value="190.959" calcext:value-type="float">
            <text:p>190.959</text:p>
          </table:table-cell>
          <table:table-cell office:value-type="float" office:value="1582.963" calcext:value-type="float">
            <text:p>1582.963</text:p>
          </table:table-cell>
          <table:table-cell office:value-type="float" office:value="173.93" calcext:value-type="float">
            <text:p>173.93</text:p>
          </table:table-cell>
          <table:table-cell office:value-type="float" office:value="1755.109" calcext:value-type="float">
            <text:p>1755.109</text:p>
          </table:table-cell>
          <table:table-cell office:value-type="float" office:value="175.585" calcext:value-type="float">
            <text:p>175.58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75.648" calcext:value-type="float">
            <text:p>1575.648</text:p>
          </table:table-cell>
          <table:table-cell office:value-type="float" office:value="1638.347" calcext:value-type="float">
            <text:p>1638.347</text:p>
          </table:table-cell>
          <table:table-cell office:value-type="float" office:value="385.02" calcext:value-type="float">
            <text:p>385.02</text:p>
          </table:table-cell>
          <table:table-cell office:value-type="float" office:value="706.004" calcext:value-type="float">
            <text:p>706.004</text:p>
          </table:table-cell>
          <table:table-cell office:value-type="float" office:value="177.145" calcext:value-type="float">
            <text:p>177.145</text:p>
          </table:table-cell>
          <table:table-cell office:value-type="float" office:value="197.663" calcext:value-type="float">
            <text:p>197.663</text:p>
          </table:table-cell>
          <table:table-cell office:value-type="float" office:value="304.532" calcext:value-type="float">
            <text:p>304.532</text:p>
          </table:table-cell>
          <table:table-cell office:value-type="float" office:value="1635.453" calcext:value-type="float">
            <text:p>1635.453</text:p>
          </table:table-cell>
          <table:table-cell office:value-type="float" office:value="198.165" calcext:value-type="float">
            <text:p>198.165</text:p>
          </table:table-cell>
          <table:table-cell office:value-type="float" office:value="1629.025" calcext:value-type="float">
            <text:p>1629.025</text:p>
          </table:table-cell>
          <table:table-cell office:value-type="float" office:value="191.202" calcext:value-type="float">
            <text:p>191.202</text:p>
          </table:table-cell>
          <table:table-cell office:value-type="float" office:value="1569.957" calcext:value-type="float">
            <text:p>1569.957</text:p>
          </table:table-cell>
          <table:table-cell office:value-type="float" office:value="173.437" calcext:value-type="float">
            <text:p>173.437</text:p>
          </table:table-cell>
          <table:table-cell office:value-type="float" office:value="1727.957" calcext:value-type="float">
            <text:p>1727.957</text:p>
          </table:table-cell>
          <table:table-cell office:value-type="float" office:value="176.28" calcext:value-type="float">
            <text:p>176.2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48.269" calcext:value-type="float">
            <text:p>1548.269</text:p>
          </table:table-cell>
          <table:table-cell office:value-type="float" office:value="1567.915" calcext:value-type="float">
            <text:p>1567.915</text:p>
          </table:table-cell>
          <table:table-cell office:value-type="float" office:value="386.886" calcext:value-type="float">
            <text:p>386.886</text:p>
          </table:table-cell>
          <table:table-cell office:value-type="float" office:value="706.272" calcext:value-type="float">
            <text:p>706.272</text:p>
          </table:table-cell>
          <table:table-cell office:value-type="float" office:value="177.823" calcext:value-type="float">
            <text:p>177.823</text:p>
          </table:table-cell>
          <table:table-cell office:value-type="float" office:value="197.396" calcext:value-type="float">
            <text:p>197.396</text:p>
          </table:table-cell>
          <table:table-cell office:value-type="float" office:value="305.432" calcext:value-type="float">
            <text:p>305.432</text:p>
          </table:table-cell>
          <table:table-cell office:value-type="float" office:value="1624.217" calcext:value-type="float">
            <text:p>1624.217</text:p>
          </table:table-cell>
          <table:table-cell office:value-type="float" office:value="193.316" calcext:value-type="float">
            <text:p>193.316</text:p>
          </table:table-cell>
          <table:table-cell office:value-type="float" office:value="1630.522" calcext:value-type="float">
            <text:p>1630.522</text:p>
          </table:table-cell>
          <table:table-cell office:value-type="float" office:value="190.588" calcext:value-type="float">
            <text:p>190.588</text:p>
          </table:table-cell>
          <table:table-cell office:value-type="float" office:value="1573.008" calcext:value-type="float">
            <text:p>1573.008</text:p>
          </table:table-cell>
          <table:table-cell office:value-type="float" office:value="174.042" calcext:value-type="float">
            <text:p>174.042</text:p>
          </table:table-cell>
          <table:table-cell office:value-type="float" office:value="1695.588" calcext:value-type="float">
            <text:p>1695.588</text:p>
          </table:table-cell>
          <table:table-cell office:value-type="float" office:value="175.581" calcext:value-type="float">
            <text:p>175.58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46.67" calcext:value-type="float">
            <text:p>1546.67</text:p>
          </table:table-cell>
          <table:table-cell office:value-type="float" office:value="1623.247" calcext:value-type="float">
            <text:p>1623.247</text:p>
          </table:table-cell>
          <table:table-cell office:value-type="float" office:value="385.116" calcext:value-type="float">
            <text:p>385.116</text:p>
          </table:table-cell>
          <table:table-cell office:value-type="float" office:value="706.142" calcext:value-type="float">
            <text:p>706.142</text:p>
          </table:table-cell>
          <table:table-cell office:value-type="float" office:value="176.856" calcext:value-type="float">
            <text:p>176.856</text:p>
          </table:table-cell>
          <table:table-cell office:value-type="float" office:value="198.122" calcext:value-type="float">
            <text:p>198.122</text:p>
          </table:table-cell>
          <table:table-cell office:value-type="float" office:value="303.765" calcext:value-type="float">
            <text:p>303.765</text:p>
          </table:table-cell>
          <table:table-cell office:value-type="float" office:value="1627.733" calcext:value-type="float">
            <text:p>1627.733</text:p>
          </table:table-cell>
          <table:table-cell office:value-type="float" office:value="191.137" calcext:value-type="float">
            <text:p>191.137</text:p>
          </table:table-cell>
          <table:table-cell office:value-type="float" office:value="1635.024" calcext:value-type="float">
            <text:p>1635.024</text:p>
          </table:table-cell>
          <table:table-cell office:value-type="float" office:value="192.213" calcext:value-type="float">
            <text:p>192.213</text:p>
          </table:table-cell>
          <table:table-cell office:value-type="float" office:value="1586.444" calcext:value-type="float">
            <text:p>1586.444</text:p>
          </table:table-cell>
          <table:table-cell office:value-type="float" office:value="173.159" calcext:value-type="float">
            <text:p>173.159</text:p>
          </table:table-cell>
          <table:table-cell office:value-type="float" office:value="1709.106" calcext:value-type="float">
            <text:p>1709.106</text:p>
          </table:table-cell>
          <table:table-cell office:value-type="float" office:value="175.851" calcext:value-type="float">
            <text:p>175.8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49.452" calcext:value-type="float">
            <text:p>1549.452</text:p>
          </table:table-cell>
          <table:table-cell office:value-type="float" office:value="1588.936" calcext:value-type="float">
            <text:p>1588.936</text:p>
          </table:table-cell>
          <table:table-cell office:value-type="float" office:value="385.3" calcext:value-type="float">
            <text:p>385.3</text:p>
          </table:table-cell>
          <table:table-cell office:value-type="float" office:value="706.411" calcext:value-type="float">
            <text:p>706.411</text:p>
          </table:table-cell>
          <table:table-cell office:value-type="float" office:value="175.557" calcext:value-type="float">
            <text:p>175.557</text:p>
          </table:table-cell>
          <table:table-cell office:value-type="float" office:value="196.501" calcext:value-type="float">
            <text:p>196.501</text:p>
          </table:table-cell>
          <table:table-cell office:value-type="float" office:value="303.223" calcext:value-type="float">
            <text:p>303.223</text:p>
          </table:table-cell>
          <table:table-cell office:value-type="float" office:value="1618.41" calcext:value-type="float">
            <text:p>1618.41</text:p>
          </table:table-cell>
          <table:table-cell office:value-type="float" office:value="194.06" calcext:value-type="float">
            <text:p>194.06</text:p>
          </table:table-cell>
          <table:table-cell office:value-type="float" office:value="1633.619" calcext:value-type="float">
            <text:p>1633.619</text:p>
          </table:table-cell>
          <table:table-cell office:value-type="float" office:value="191.239" calcext:value-type="float">
            <text:p>191.239</text:p>
          </table:table-cell>
          <table:table-cell office:value-type="float" office:value="1577.162" calcext:value-type="float">
            <text:p>1577.162</text:p>
          </table:table-cell>
          <table:table-cell office:value-type="float" office:value="174.299" calcext:value-type="float">
            <text:p>174.299</text:p>
          </table:table-cell>
          <table:table-cell office:value-type="float" office:value="1729.762" calcext:value-type="float">
            <text:p>1729.762</text:p>
          </table:table-cell>
          <table:table-cell office:value-type="float" office:value="177.85" calcext:value-type="float">
            <text:p>177.8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48.038" calcext:value-type="float">
            <text:p>1548.038</text:p>
          </table:table-cell>
          <table:table-cell office:value-type="float" office:value="1558.816" calcext:value-type="float">
            <text:p>1558.816</text:p>
          </table:table-cell>
          <table:table-cell office:value-type="float" office:value="384.952" calcext:value-type="float">
            <text:p>384.952</text:p>
          </table:table-cell>
          <table:table-cell office:value-type="float" office:value="705.808" calcext:value-type="float">
            <text:p>705.808</text:p>
          </table:table-cell>
          <table:table-cell office:value-type="float" office:value="175.292" calcext:value-type="float">
            <text:p>175.292</text:p>
          </table:table-cell>
          <table:table-cell office:value-type="float" office:value="198.428" calcext:value-type="float">
            <text:p>198.428</text:p>
          </table:table-cell>
          <table:table-cell office:value-type="float" office:value="303.36" calcext:value-type="float">
            <text:p>303.36</text:p>
          </table:table-cell>
          <table:table-cell office:value-type="float" office:value="1656.007" calcext:value-type="float">
            <text:p>1656.007</text:p>
          </table:table-cell>
          <table:table-cell office:value-type="float" office:value="191.082" calcext:value-type="float">
            <text:p>191.082</text:p>
          </table:table-cell>
          <table:table-cell office:value-type="float" office:value="1630.072" calcext:value-type="float">
            <text:p>1630.072</text:p>
          </table:table-cell>
          <table:table-cell office:value-type="float" office:value="191.139" calcext:value-type="float">
            <text:p>191.139</text:p>
          </table:table-cell>
          <table:table-cell office:value-type="float" office:value="1567.099" calcext:value-type="float">
            <text:p>1567.099</text:p>
          </table:table-cell>
          <table:table-cell office:value-type="float" office:value="173.892" calcext:value-type="float">
            <text:p>173.892</text:p>
          </table:table-cell>
          <table:table-cell office:value-type="float" office:value="1725.246" calcext:value-type="float">
            <text:p>1725.246</text:p>
          </table:table-cell>
          <table:table-cell office:value-type="float" office:value="176.652" calcext:value-type="float">
            <text:p>176.65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43.83" calcext:value-type="float">
            <text:p>1543.83</text:p>
          </table:table-cell>
          <table:table-cell office:value-type="float" office:value="1570.404" calcext:value-type="float">
            <text:p>1570.404</text:p>
          </table:table-cell>
          <table:table-cell office:value-type="float" office:value="385.057" calcext:value-type="float">
            <text:p>385.057</text:p>
          </table:table-cell>
          <table:table-cell office:value-type="float" office:value="705.991" calcext:value-type="float">
            <text:p>705.991</text:p>
          </table:table-cell>
          <table:table-cell office:value-type="float" office:value="173.821" calcext:value-type="float">
            <text:p>173.821</text:p>
          </table:table-cell>
          <table:table-cell office:value-type="float" office:value="195.529" calcext:value-type="float">
            <text:p>195.529</text:p>
          </table:table-cell>
          <table:table-cell office:value-type="float" office:value="303.2" calcext:value-type="float">
            <text:p>303.2</text:p>
          </table:table-cell>
          <table:table-cell office:value-type="float" office:value="1642.693" calcext:value-type="float">
            <text:p>1642.693</text:p>
          </table:table-cell>
          <table:table-cell office:value-type="float" office:value="191.113" calcext:value-type="float">
            <text:p>191.113</text:p>
          </table:table-cell>
          <table:table-cell office:value-type="float" office:value="1635.085" calcext:value-type="float">
            <text:p>1635.085</text:p>
          </table:table-cell>
          <table:table-cell office:value-type="float" office:value="191.963" calcext:value-type="float">
            <text:p>191.963</text:p>
          </table:table-cell>
          <table:table-cell office:value-type="float" office:value="1561.474" calcext:value-type="float">
            <text:p>1561.474</text:p>
          </table:table-cell>
          <table:table-cell office:value-type="float" office:value="173.947" calcext:value-type="float">
            <text:p>173.947</text:p>
          </table:table-cell>
          <table:table-cell office:value-type="float" office:value="1727.677" calcext:value-type="float">
            <text:p>1727.677</text:p>
          </table:table-cell>
          <table:table-cell office:value-type="float" office:value="179.173" calcext:value-type="float">
            <text:p>179.17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57.225" calcext:value-type="float">
            <text:p>1557.225</text:p>
          </table:table-cell>
          <table:table-cell office:value-type="float" office:value="1661.855" calcext:value-type="float">
            <text:p>1661.855</text:p>
          </table:table-cell>
          <table:table-cell office:value-type="float" office:value="384.599" calcext:value-type="float">
            <text:p>384.599</text:p>
          </table:table-cell>
          <table:table-cell office:value-type="float" office:value="706.324" calcext:value-type="float">
            <text:p>706.324</text:p>
          </table:table-cell>
          <table:table-cell office:value-type="float" office:value="173.176" calcext:value-type="float">
            <text:p>173.176</text:p>
          </table:table-cell>
          <table:table-cell office:value-type="float" office:value="197.043" calcext:value-type="float">
            <text:p>197.043</text:p>
          </table:table-cell>
          <table:table-cell office:value-type="float" office:value="304.735" calcext:value-type="float">
            <text:p>304.735</text:p>
          </table:table-cell>
          <table:table-cell office:value-type="float" office:value="1633.749" calcext:value-type="float">
            <text:p>1633.749</text:p>
          </table:table-cell>
          <table:table-cell office:value-type="float" office:value="194.565" calcext:value-type="float">
            <text:p>194.565</text:p>
          </table:table-cell>
          <table:table-cell office:value-type="float" office:value="1634.708" calcext:value-type="float">
            <text:p>1634.708</text:p>
          </table:table-cell>
          <table:table-cell office:value-type="float" office:value="191.114" calcext:value-type="float">
            <text:p>191.114</text:p>
          </table:table-cell>
          <table:table-cell office:value-type="float" office:value="1580.41" calcext:value-type="float">
            <text:p>1580.41</text:p>
          </table:table-cell>
          <table:table-cell office:value-type="float" office:value="173.78" calcext:value-type="float">
            <text:p>173.78</text:p>
          </table:table-cell>
          <table:table-cell office:value-type="float" office:value="1716.357" calcext:value-type="float">
            <text:p>1716.357</text:p>
          </table:table-cell>
          <table:table-cell office:value-type="float" office:value="176.305" calcext:value-type="float">
            <text:p>176.3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82.917" calcext:value-type="float">
            <text:p>1582.917</text:p>
          </table:table-cell>
          <table:table-cell office:value-type="float" office:value="1565.679" calcext:value-type="float">
            <text:p>1565.679</text:p>
          </table:table-cell>
          <table:table-cell office:value-type="float" office:value="384.491" calcext:value-type="float">
            <text:p>384.491</text:p>
          </table:table-cell>
          <table:table-cell office:value-type="float" office:value="706.918" calcext:value-type="float">
            <text:p>706.918</text:p>
          </table:table-cell>
          <table:table-cell office:value-type="float" office:value="173.208" calcext:value-type="float">
            <text:p>173.208</text:p>
          </table:table-cell>
          <table:table-cell office:value-type="float" office:value="196.193" calcext:value-type="float">
            <text:p>196.193</text:p>
          </table:table-cell>
          <table:table-cell office:value-type="float" office:value="303.747" calcext:value-type="float">
            <text:p>303.747</text:p>
          </table:table-cell>
          <table:table-cell office:value-type="float" office:value="1645.419" calcext:value-type="float">
            <text:p>1645.419</text:p>
          </table:table-cell>
          <table:table-cell office:value-type="float" office:value="194.564" calcext:value-type="float">
            <text:p>194.564</text:p>
          </table:table-cell>
          <table:table-cell office:value-type="float" office:value="1614.588" calcext:value-type="float">
            <text:p>1614.588</text:p>
          </table:table-cell>
          <table:table-cell office:value-type="float" office:value="190.076" calcext:value-type="float">
            <text:p>190.076</text:p>
          </table:table-cell>
          <table:table-cell office:value-type="float" office:value="1583.528" calcext:value-type="float">
            <text:p>1583.528</text:p>
          </table:table-cell>
          <table:table-cell office:value-type="float" office:value="174.905" calcext:value-type="float">
            <text:p>174.905</text:p>
          </table:table-cell>
          <table:table-cell office:value-type="float" office:value="1731.102" calcext:value-type="float">
            <text:p>1731.102</text:p>
          </table:table-cell>
          <table:table-cell office:value-type="float" office:value="175.42" calcext:value-type="float">
            <text:p>175.4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57.351" calcext:value-type="float">
            <text:p>1557.351</text:p>
          </table:table-cell>
          <table:table-cell office:value-type="float" office:value="1609.108" calcext:value-type="float">
            <text:p>1609.108</text:p>
          </table:table-cell>
          <table:table-cell office:value-type="float" office:value="385.082" calcext:value-type="float">
            <text:p>385.082</text:p>
          </table:table-cell>
          <table:table-cell office:value-type="float" office:value="707.009" calcext:value-type="float">
            <text:p>707.009</text:p>
          </table:table-cell>
          <table:table-cell office:value-type="float" office:value="172.923" calcext:value-type="float">
            <text:p>172.923</text:p>
          </table:table-cell>
          <table:table-cell office:value-type="float" office:value="194.937" calcext:value-type="float">
            <text:p>194.937</text:p>
          </table:table-cell>
          <table:table-cell office:value-type="float" office:value="303.698" calcext:value-type="float">
            <text:p>303.698</text:p>
          </table:table-cell>
          <table:table-cell office:value-type="float" office:value="1642.975" calcext:value-type="float">
            <text:p>1642.975</text:p>
          </table:table-cell>
          <table:table-cell office:value-type="float" office:value="193.363" calcext:value-type="float">
            <text:p>193.363</text:p>
          </table:table-cell>
          <table:table-cell office:value-type="float" office:value="1633.085" calcext:value-type="float">
            <text:p>1633.085</text:p>
          </table:table-cell>
          <table:table-cell office:value-type="float" office:value="189.068" calcext:value-type="float">
            <text:p>189.068</text:p>
          </table:table-cell>
          <table:table-cell office:value-type="float" office:value="1576.797" calcext:value-type="float">
            <text:p>1576.797</text:p>
          </table:table-cell>
          <table:table-cell office:value-type="float" office:value="173.349" calcext:value-type="float">
            <text:p>173.349</text:p>
          </table:table-cell>
          <table:table-cell office:value-type="float" office:value="1731.462" calcext:value-type="float">
            <text:p>1731.462</text:p>
          </table:table-cell>
          <table:table-cell office:value-type="float" office:value="176.183" calcext:value-type="float">
            <text:p>176.18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68.695" calcext:value-type="float">
            <text:p>1568.695</text:p>
          </table:table-cell>
          <table:table-cell office:value-type="float" office:value="1574.353" calcext:value-type="float">
            <text:p>1574.353</text:p>
          </table:table-cell>
          <table:table-cell office:value-type="float" office:value="384.69" calcext:value-type="float">
            <text:p>384.69</text:p>
          </table:table-cell>
          <table:table-cell office:value-type="float" office:value="706.125" calcext:value-type="float">
            <text:p>706.125</text:p>
          </table:table-cell>
          <table:table-cell office:value-type="float" office:value="174.278" calcext:value-type="float">
            <text:p>174.278</text:p>
          </table:table-cell>
          <table:table-cell office:value-type="float" office:value="197.51" calcext:value-type="float">
            <text:p>197.51</text:p>
          </table:table-cell>
          <table:table-cell office:value-type="float" office:value="305.23" calcext:value-type="float">
            <text:p>305.23</text:p>
          </table:table-cell>
          <table:table-cell office:value-type="float" office:value="1618.336" calcext:value-type="float">
            <text:p>1618.336</text:p>
          </table:table-cell>
          <table:table-cell office:value-type="float" office:value="192.503" calcext:value-type="float">
            <text:p>192.503</text:p>
          </table:table-cell>
          <table:table-cell office:value-type="float" office:value="1634.745" calcext:value-type="float">
            <text:p>1634.745</text:p>
          </table:table-cell>
          <table:table-cell office:value-type="float" office:value="193.36" calcext:value-type="float">
            <text:p>193.36</text:p>
          </table:table-cell>
          <table:table-cell office:value-type="float" office:value="1581.39" calcext:value-type="float">
            <text:p>1581.39</text:p>
          </table:table-cell>
          <table:table-cell office:value-type="float" office:value="175.578" calcext:value-type="float">
            <text:p>175.578</text:p>
          </table:table-cell>
          <table:table-cell office:value-type="float" office:value="1711.004" calcext:value-type="float">
            <text:p>1711.004</text:p>
          </table:table-cell>
          <table:table-cell office:value-type="float" office:value="175.845" calcext:value-type="float">
            <text:p>175.84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59.912" calcext:value-type="float">
            <text:p>1559.912</text:p>
          </table:table-cell>
          <table:table-cell office:value-type="float" office:value="1691.178" calcext:value-type="float">
            <text:p>1691.178</text:p>
          </table:table-cell>
          <table:table-cell office:value-type="float" office:value="384.524" calcext:value-type="float">
            <text:p>384.524</text:p>
          </table:table-cell>
          <table:table-cell office:value-type="float" office:value="705.852" calcext:value-type="float">
            <text:p>705.852</text:p>
          </table:table-cell>
          <table:table-cell office:value-type="float" office:value="173.935" calcext:value-type="float">
            <text:p>173.935</text:p>
          </table:table-cell>
          <table:table-cell office:value-type="float" office:value="200.348" calcext:value-type="float">
            <text:p>200.348</text:p>
          </table:table-cell>
          <table:table-cell office:value-type="float" office:value="301.64" calcext:value-type="float">
            <text:p>301.64</text:p>
          </table:table-cell>
          <table:table-cell office:value-type="float" office:value="1621.244" calcext:value-type="float">
            <text:p>1621.244</text:p>
          </table:table-cell>
          <table:table-cell office:value-type="float" office:value="192.063" calcext:value-type="float">
            <text:p>192.063</text:p>
          </table:table-cell>
          <table:table-cell office:value-type="float" office:value="1612.837" calcext:value-type="float">
            <text:p>1612.837</text:p>
          </table:table-cell>
          <table:table-cell office:value-type="float" office:value="189.244" calcext:value-type="float">
            <text:p>189.244</text:p>
          </table:table-cell>
          <table:table-cell office:value-type="float" office:value="1581.464" calcext:value-type="float">
            <text:p>1581.464</text:p>
          </table:table-cell>
          <table:table-cell office:value-type="float" office:value="177.502" calcext:value-type="float">
            <text:p>177.502</text:p>
          </table:table-cell>
          <table:table-cell office:value-type="float" office:value="1737.952" calcext:value-type="float">
            <text:p>1737.952</text:p>
          </table:table-cell>
          <table:table-cell office:value-type="float" office:value="175.773" calcext:value-type="float">
            <text:p>175.77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36.689" calcext:value-type="float">
            <text:p>1536.689</text:p>
          </table:table-cell>
          <table:table-cell office:value-type="float" office:value="1575.202" calcext:value-type="float">
            <text:p>1575.202</text:p>
          </table:table-cell>
          <table:table-cell office:value-type="float" office:value="384.089" calcext:value-type="float">
            <text:p>384.089</text:p>
          </table:table-cell>
          <table:table-cell office:value-type="float" office:value="705.731" calcext:value-type="float">
            <text:p>705.731</text:p>
          </table:table-cell>
          <table:table-cell office:value-type="float" office:value="173.41" calcext:value-type="float">
            <text:p>173.41</text:p>
          </table:table-cell>
          <table:table-cell office:value-type="float" office:value="195.587" calcext:value-type="float">
            <text:p>195.587</text:p>
          </table:table-cell>
          <table:table-cell office:value-type="float" office:value="307.668" calcext:value-type="float">
            <text:p>307.668</text:p>
          </table:table-cell>
          <table:table-cell office:value-type="float" office:value="1614.115" calcext:value-type="float">
            <text:p>1614.115</text:p>
          </table:table-cell>
          <table:table-cell office:value-type="float" office:value="192.022" calcext:value-type="float">
            <text:p>192.022</text:p>
          </table:table-cell>
          <table:table-cell office:value-type="float" office:value="1620.69" calcext:value-type="float">
            <text:p>1620.69</text:p>
          </table:table-cell>
          <table:table-cell office:value-type="float" office:value="189.386" calcext:value-type="float">
            <text:p>189.386</text:p>
          </table:table-cell>
          <table:table-cell office:value-type="float" office:value="1579.599" calcext:value-type="float">
            <text:p>1579.599</text:p>
          </table:table-cell>
          <table:table-cell office:value-type="float" office:value="174.896" calcext:value-type="float">
            <text:p>174.896</text:p>
          </table:table-cell>
          <table:table-cell office:value-type="float" office:value="1836.218" calcext:value-type="float">
            <text:p>1836.218</text:p>
          </table:table-cell>
          <table:table-cell office:value-type="float" office:value="175.214" calcext:value-type="float">
            <text:p>175.21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34.34" calcext:value-type="float">
            <text:p>1534.34</text:p>
          </table:table-cell>
          <table:table-cell office:value-type="float" office:value="1602.197" calcext:value-type="float">
            <text:p>1602.197</text:p>
          </table:table-cell>
          <table:table-cell office:value-type="float" office:value="383.561" calcext:value-type="float">
            <text:p>383.561</text:p>
          </table:table-cell>
          <table:table-cell office:value-type="float" office:value="706.035" calcext:value-type="float">
            <text:p>706.035</text:p>
          </table:table-cell>
          <table:table-cell office:value-type="float" office:value="173.44" calcext:value-type="float">
            <text:p>173.44</text:p>
          </table:table-cell>
          <table:table-cell office:value-type="float" office:value="199.609" calcext:value-type="float">
            <text:p>199.609</text:p>
          </table:table-cell>
          <table:table-cell office:value-type="float" office:value="302.813" calcext:value-type="float">
            <text:p>302.813</text:p>
          </table:table-cell>
          <table:table-cell office:value-type="float" office:value="1614.718" calcext:value-type="float">
            <text:p>1614.718</text:p>
          </table:table-cell>
          <table:table-cell office:value-type="float" office:value="192.985" calcext:value-type="float">
            <text:p>192.985</text:p>
          </table:table-cell>
          <table:table-cell office:value-type="float" office:value="1623.09" calcext:value-type="float">
            <text:p>1623.09</text:p>
          </table:table-cell>
          <table:table-cell office:value-type="float" office:value="191.585" calcext:value-type="float">
            <text:p>191.585</text:p>
          </table:table-cell>
          <table:table-cell office:value-type="float" office:value="1562.539" calcext:value-type="float">
            <text:p>1562.539</text:p>
          </table:table-cell>
          <table:table-cell office:value-type="float" office:value="175.944" calcext:value-type="float">
            <text:p>175.944</text:p>
          </table:table-cell>
          <table:table-cell office:value-type="float" office:value="1713.64" calcext:value-type="float">
            <text:p>1713.64</text:p>
          </table:table-cell>
          <table:table-cell office:value-type="float" office:value="176.115" calcext:value-type="float">
            <text:p>176.11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37.218" calcext:value-type="float">
            <text:p>1537.218</text:p>
          </table:table-cell>
          <table:table-cell office:value-type="float" office:value="1633.647" calcext:value-type="float">
            <text:p>1633.647</text:p>
          </table:table-cell>
          <table:table-cell office:value-type="float" office:value="383.36" calcext:value-type="float">
            <text:p>383.36</text:p>
          </table:table-cell>
          <table:table-cell office:value-type="float" office:value="706.565" calcext:value-type="float">
            <text:p>706.565</text:p>
          </table:table-cell>
          <table:table-cell office:value-type="float" office:value="173.023" calcext:value-type="float">
            <text:p>173.023</text:p>
          </table:table-cell>
          <table:table-cell office:value-type="float" office:value="195.068" calcext:value-type="float">
            <text:p>195.068</text:p>
          </table:table-cell>
          <table:table-cell office:value-type="float" office:value="298.89" calcext:value-type="float">
            <text:p>298.89</text:p>
          </table:table-cell>
          <table:table-cell office:value-type="float" office:value="1624.578" calcext:value-type="float">
            <text:p>1624.578</text:p>
          </table:table-cell>
          <table:table-cell office:value-type="float" office:value="192.84" calcext:value-type="float">
            <text:p>192.84</text:p>
          </table:table-cell>
          <table:table-cell office:value-type="float" office:value="1627.056" calcext:value-type="float">
            <text:p>1627.056</text:p>
          </table:table-cell>
          <table:table-cell office:value-type="float" office:value="188.944" calcext:value-type="float">
            <text:p>188.944</text:p>
          </table:table-cell>
          <table:table-cell office:value-type="float" office:value="1558.594" calcext:value-type="float">
            <text:p>1558.594</text:p>
          </table:table-cell>
          <table:table-cell office:value-type="float" office:value="175.822" calcext:value-type="float">
            <text:p>175.822</text:p>
          </table:table-cell>
          <table:table-cell office:value-type="float" office:value="1716.499" calcext:value-type="float">
            <text:p>1716.499</text:p>
          </table:table-cell>
          <table:table-cell office:value-type="float" office:value="175.802" calcext:value-type="float">
            <text:p>175.80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36.281" calcext:value-type="float">
            <text:p>1536.281</text:p>
          </table:table-cell>
          <table:table-cell office:value-type="float" office:value="1561.21" calcext:value-type="float">
            <text:p>1561.21</text:p>
          </table:table-cell>
          <table:table-cell office:value-type="float" office:value="383.575" calcext:value-type="float">
            <text:p>383.575</text:p>
          </table:table-cell>
          <table:table-cell office:value-type="float" office:value="705.848" calcext:value-type="float">
            <text:p>705.848</text:p>
          </table:table-cell>
          <table:table-cell office:value-type="float" office:value="173.794" calcext:value-type="float">
            <text:p>173.794</text:p>
          </table:table-cell>
          <table:table-cell office:value-type="float" office:value="196.585" calcext:value-type="float">
            <text:p>196.585</text:p>
          </table:table-cell>
          <table:table-cell office:value-type="float" office:value="306.49" calcext:value-type="float">
            <text:p>306.49</text:p>
          </table:table-cell>
          <table:table-cell office:value-type="float" office:value="1655.711" calcext:value-type="float">
            <text:p>1655.711</text:p>
          </table:table-cell>
          <table:table-cell office:value-type="float" office:value="191.377" calcext:value-type="float">
            <text:p>191.377</text:p>
          </table:table-cell>
          <table:table-cell office:value-type="float" office:value="1627.199" calcext:value-type="float">
            <text:p>1627.199</text:p>
          </table:table-cell>
          <table:table-cell office:value-type="float" office:value="192.216" calcext:value-type="float">
            <text:p>192.216</text:p>
          </table:table-cell>
          <table:table-cell office:value-type="float" office:value="1561.66" calcext:value-type="float">
            <text:p>1561.66</text:p>
          </table:table-cell>
          <table:table-cell office:value-type="float" office:value="175.33" calcext:value-type="float">
            <text:p>175.33</text:p>
          </table:table-cell>
          <table:table-cell office:value-type="float" office:value="1715.107" calcext:value-type="float">
            <text:p>1715.107</text:p>
          </table:table-cell>
          <table:table-cell office:value-type="float" office:value="175.861" calcext:value-type="float">
            <text:p>175.8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46.836" calcext:value-type="float">
            <text:p>1546.836</text:p>
          </table:table-cell>
          <table:table-cell office:value-type="float" office:value="1582.085" calcext:value-type="float">
            <text:p>1582.085</text:p>
          </table:table-cell>
          <table:table-cell office:value-type="float" office:value="383.435" calcext:value-type="float">
            <text:p>383.435</text:p>
          </table:table-cell>
          <table:table-cell office:value-type="float" office:value="706.165" calcext:value-type="float">
            <text:p>706.165</text:p>
          </table:table-cell>
          <table:table-cell office:value-type="float" office:value="174.679" calcext:value-type="float">
            <text:p>174.679</text:p>
          </table:table-cell>
          <table:table-cell office:value-type="float" office:value="198.275" calcext:value-type="float">
            <text:p>198.275</text:p>
          </table:table-cell>
          <table:table-cell office:value-type="float" office:value="301.555" calcext:value-type="float">
            <text:p>301.555</text:p>
          </table:table-cell>
          <table:table-cell office:value-type="float" office:value="1645.582" calcext:value-type="float">
            <text:p>1645.582</text:p>
          </table:table-cell>
          <table:table-cell office:value-type="float" office:value="194.364" calcext:value-type="float">
            <text:p>194.364</text:p>
          </table:table-cell>
          <table:table-cell office:value-type="float" office:value="1631.911" calcext:value-type="float">
            <text:p>1631.911</text:p>
          </table:table-cell>
          <table:table-cell office:value-type="float" office:value="191.087" calcext:value-type="float">
            <text:p>191.087</text:p>
          </table:table-cell>
          <table:table-cell office:value-type="float" office:value="1566.643" calcext:value-type="float">
            <text:p>1566.643</text:p>
          </table:table-cell>
          <table:table-cell office:value-type="float" office:value="175.386" calcext:value-type="float">
            <text:p>175.386</text:p>
          </table:table-cell>
          <table:table-cell office:value-type="float" office:value="1726.109" calcext:value-type="float">
            <text:p>1726.109</text:p>
          </table:table-cell>
          <table:table-cell office:value-type="float" office:value="176.378" calcext:value-type="float">
            <text:p>176.37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43.851" calcext:value-type="float">
            <text:p>1543.851</text:p>
          </table:table-cell>
          <table:table-cell office:value-type="float" office:value="1694.216" calcext:value-type="float">
            <text:p>1694.216</text:p>
          </table:table-cell>
          <table:table-cell office:value-type="float" office:value="383.498" calcext:value-type="float">
            <text:p>383.498</text:p>
          </table:table-cell>
          <table:table-cell office:value-type="float" office:value="705.793" calcext:value-type="float">
            <text:p>705.793</text:p>
          </table:table-cell>
          <table:table-cell office:value-type="float" office:value="174.059" calcext:value-type="float">
            <text:p>174.059</text:p>
          </table:table-cell>
          <table:table-cell office:value-type="float" office:value="196.838" calcext:value-type="float">
            <text:p>196.838</text:p>
          </table:table-cell>
          <table:table-cell office:value-type="float" office:value="306.848" calcext:value-type="float">
            <text:p>306.848</text:p>
          </table:table-cell>
          <table:table-cell office:value-type="float" office:value="1641.186" calcext:value-type="float">
            <text:p>1641.186</text:p>
          </table:table-cell>
          <table:table-cell office:value-type="float" office:value="196.285" calcext:value-type="float">
            <text:p>196.285</text:p>
          </table:table-cell>
          <table:table-cell office:value-type="float" office:value="1633.284" calcext:value-type="float">
            <text:p>1633.284</text:p>
          </table:table-cell>
          <table:table-cell office:value-type="float" office:value="191.152" calcext:value-type="float">
            <text:p>191.152</text:p>
          </table:table-cell>
          <table:table-cell office:value-type="float" office:value="1563.877" calcext:value-type="float">
            <text:p>1563.877</text:p>
          </table:table-cell>
          <table:table-cell office:value-type="float" office:value="174.344" calcext:value-type="float">
            <text:p>174.344</text:p>
          </table:table-cell>
          <table:table-cell office:value-type="float" office:value="1741.576" calcext:value-type="float">
            <text:p>1741.576</text:p>
          </table:table-cell>
          <table:table-cell office:value-type="float" office:value="176.882" calcext:value-type="float">
            <text:p>176.88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40.097" calcext:value-type="float">
            <text:p>1540.097</text:p>
          </table:table-cell>
          <table:table-cell office:value-type="float" office:value="1677.174" calcext:value-type="float">
            <text:p>1677.174</text:p>
          </table:table-cell>
          <table:table-cell office:value-type="float" office:value="383.158" calcext:value-type="float">
            <text:p>383.158</text:p>
          </table:table-cell>
          <table:table-cell office:value-type="float" office:value="705.463" calcext:value-type="float">
            <text:p>705.463</text:p>
          </table:table-cell>
          <table:table-cell office:value-type="float" office:value="173.878" calcext:value-type="float">
            <text:p>173.878</text:p>
          </table:table-cell>
          <table:table-cell office:value-type="float" office:value="196.978" calcext:value-type="float">
            <text:p>196.978</text:p>
          </table:table-cell>
          <table:table-cell office:value-type="float" office:value="304.539" calcext:value-type="float">
            <text:p>304.539</text:p>
          </table:table-cell>
          <table:table-cell office:value-type="float" office:value="1645.576" calcext:value-type="float">
            <text:p>1645.576</text:p>
          </table:table-cell>
          <table:table-cell office:value-type="float" office:value="195.678" calcext:value-type="float">
            <text:p>195.678</text:p>
          </table:table-cell>
          <table:table-cell office:value-type="float" office:value="1639.152" calcext:value-type="float">
            <text:p>1639.152</text:p>
          </table:table-cell>
          <table:table-cell office:value-type="float" office:value="190.589" calcext:value-type="float">
            <text:p>190.589</text:p>
          </table:table-cell>
          <table:table-cell office:value-type="float" office:value="1580.866" calcext:value-type="float">
            <text:p>1580.866</text:p>
          </table:table-cell>
          <table:table-cell office:value-type="float" office:value="174.007" calcext:value-type="float">
            <text:p>174.007</text:p>
          </table:table-cell>
          <table:table-cell office:value-type="float" office:value="1726.328" calcext:value-type="float">
            <text:p>1726.328</text:p>
          </table:table-cell>
          <table:table-cell office:value-type="float" office:value="175.619" calcext:value-type="float">
            <text:p>175.61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48.565" calcext:value-type="float">
            <text:p>1548.565</text:p>
          </table:table-cell>
          <table:table-cell office:value-type="float" office:value="1554.819" calcext:value-type="float">
            <text:p>1554.819</text:p>
          </table:table-cell>
          <table:table-cell office:value-type="float" office:value="383.876" calcext:value-type="float">
            <text:p>383.876</text:p>
          </table:table-cell>
          <table:table-cell office:value-type="float" office:value="709.59" calcext:value-type="float">
            <text:p>709.59</text:p>
          </table:table-cell>
          <table:table-cell office:value-type="float" office:value="173.167" calcext:value-type="float">
            <text:p>173.167</text:p>
          </table:table-cell>
          <table:table-cell office:value-type="float" office:value="195.039" calcext:value-type="float">
            <text:p>195.039</text:p>
          </table:table-cell>
          <table:table-cell office:value-type="float" office:value="302.939" calcext:value-type="float">
            <text:p>302.939</text:p>
          </table:table-cell>
          <table:table-cell office:value-type="float" office:value="1630.831" calcext:value-type="float">
            <text:p>1630.831</text:p>
          </table:table-cell>
          <table:table-cell office:value-type="float" office:value="191.925" calcext:value-type="float">
            <text:p>191.925</text:p>
          </table:table-cell>
          <table:table-cell office:value-type="float" office:value="1635.573" calcext:value-type="float">
            <text:p>1635.573</text:p>
          </table:table-cell>
          <table:table-cell office:value-type="float" office:value="190.964" calcext:value-type="float">
            <text:p>190.964</text:p>
          </table:table-cell>
          <table:table-cell office:value-type="float" office:value="1572.983" calcext:value-type="float">
            <text:p>1572.983</text:p>
          </table:table-cell>
          <table:table-cell office:value-type="float" office:value="174.807" calcext:value-type="float">
            <text:p>174.807</text:p>
          </table:table-cell>
          <table:table-cell office:value-type="float" office:value="1720.975" calcext:value-type="float">
            <text:p>1720.975</text:p>
          </table:table-cell>
          <table:table-cell office:value-type="float" office:value="175.5" calcext:value-type="float">
            <text:p>175.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43.052" calcext:value-type="float">
            <text:p>1543.052</text:p>
          </table:table-cell>
          <table:table-cell office:value-type="float" office:value="1633.638" calcext:value-type="float">
            <text:p>1633.638</text:p>
          </table:table-cell>
          <table:table-cell office:value-type="float" office:value="383.725" calcext:value-type="float">
            <text:p>383.725</text:p>
          </table:table-cell>
          <table:table-cell office:value-type="float" office:value="699.458" calcext:value-type="float">
            <text:p>699.458</text:p>
          </table:table-cell>
          <table:table-cell office:value-type="float" office:value="172.985" calcext:value-type="float">
            <text:p>172.985</text:p>
          </table:table-cell>
          <table:table-cell office:value-type="float" office:value="196.272" calcext:value-type="float">
            <text:p>196.272</text:p>
          </table:table-cell>
          <table:table-cell office:value-type="float" office:value="304.86" calcext:value-type="float">
            <text:p>304.86</text:p>
          </table:table-cell>
          <table:table-cell office:value-type="float" office:value="1642.232" calcext:value-type="float">
            <text:p>1642.232</text:p>
          </table:table-cell>
          <table:table-cell office:value-type="float" office:value="195.73" calcext:value-type="float">
            <text:p>195.73</text:p>
          </table:table-cell>
          <table:table-cell office:value-type="float" office:value="1640.743" calcext:value-type="float">
            <text:p>1640.743</text:p>
          </table:table-cell>
          <table:table-cell office:value-type="float" office:value="190.298" calcext:value-type="float">
            <text:p>190.298</text:p>
          </table:table-cell>
          <table:table-cell office:value-type="float" office:value="1561.289" calcext:value-type="float">
            <text:p>1561.289</text:p>
          </table:table-cell>
          <table:table-cell office:value-type="float" office:value="174.593" calcext:value-type="float">
            <text:p>174.593</text:p>
          </table:table-cell>
          <table:table-cell office:value-type="float" office:value="1721.727" calcext:value-type="float">
            <text:p>1721.727</text:p>
          </table:table-cell>
          <table:table-cell office:value-type="float" office:value="175.403" calcext:value-type="float">
            <text:p>175.40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44.259" calcext:value-type="float">
            <text:p>1544.259</text:p>
          </table:table-cell>
          <table:table-cell office:value-type="float" office:value="1645.104" calcext:value-type="float">
            <text:p>1645.104</text:p>
          </table:table-cell>
          <table:table-cell office:value-type="float" office:value="383.586" calcext:value-type="float">
            <text:p>383.586</text:p>
          </table:table-cell>
          <table:table-cell office:value-type="float" office:value="699.699" calcext:value-type="float">
            <text:p>699.699</text:p>
          </table:table-cell>
          <table:table-cell office:value-type="float" office:value="172.982" calcext:value-type="float">
            <text:p>172.982</text:p>
          </table:table-cell>
          <table:table-cell office:value-type="float" office:value="197.948" calcext:value-type="float">
            <text:p>197.948</text:p>
          </table:table-cell>
          <table:table-cell office:value-type="float" office:value="302.614" calcext:value-type="float">
            <text:p>302.614</text:p>
          </table:table-cell>
          <table:table-cell office:value-type="float" office:value="1625.628" calcext:value-type="float">
            <text:p>1625.628</text:p>
          </table:table-cell>
          <table:table-cell office:value-type="float" office:value="193.535" calcext:value-type="float">
            <text:p>193.535</text:p>
          </table:table-cell>
          <table:table-cell office:value-type="float" office:value="1640.902" calcext:value-type="float">
            <text:p>1640.902</text:p>
          </table:table-cell>
          <table:table-cell office:value-type="float" office:value="190.913" calcext:value-type="float">
            <text:p>190.913</text:p>
          </table:table-cell>
          <table:table-cell office:value-type="float" office:value="1558.055" calcext:value-type="float">
            <text:p>1558.055</text:p>
          </table:table-cell>
          <table:table-cell office:value-type="float" office:value="178.868" calcext:value-type="float">
            <text:p>178.868</text:p>
          </table:table-cell>
          <table:table-cell office:value-type="float" office:value="1708.447" calcext:value-type="float">
            <text:p>1708.447</text:p>
          </table:table-cell>
          <table:table-cell office:value-type="float" office:value="176.192" calcext:value-type="float">
            <text:p>176.19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50.196" calcext:value-type="float">
            <text:p>1550.196</text:p>
          </table:table-cell>
          <table:table-cell office:value-type="float" office:value="1610.55" calcext:value-type="float">
            <text:p>1610.55</text:p>
          </table:table-cell>
          <table:table-cell office:value-type="float" office:value="383.486" calcext:value-type="float">
            <text:p>383.486</text:p>
          </table:table-cell>
          <table:table-cell office:value-type="float" office:value="699.423" calcext:value-type="float">
            <text:p>699.423</text:p>
          </table:table-cell>
          <table:table-cell office:value-type="float" office:value="172.993" calcext:value-type="float">
            <text:p>172.993</text:p>
          </table:table-cell>
          <table:table-cell office:value-type="float" office:value="203.247" calcext:value-type="float">
            <text:p>203.247</text:p>
          </table:table-cell>
          <table:table-cell office:value-type="float" office:value="304.337" calcext:value-type="float">
            <text:p>304.337</text:p>
          </table:table-cell>
          <table:table-cell office:value-type="float" office:value="1642.303" calcext:value-type="float">
            <text:p>1642.303</text:p>
          </table:table-cell>
          <table:table-cell office:value-type="float" office:value="198.307" calcext:value-type="float">
            <text:p>198.307</text:p>
          </table:table-cell>
          <table:table-cell office:value-type="float" office:value="1631.924" calcext:value-type="float">
            <text:p>1631.924</text:p>
          </table:table-cell>
          <table:table-cell office:value-type="float" office:value="190.967" calcext:value-type="float">
            <text:p>190.967</text:p>
          </table:table-cell>
          <table:table-cell office:value-type="float" office:value="1569.22" calcext:value-type="float">
            <text:p>1569.22</text:p>
          </table:table-cell>
          <table:table-cell office:value-type="float" office:value="172.607" calcext:value-type="float">
            <text:p>172.607</text:p>
          </table:table-cell>
          <table:table-cell office:value-type="float" office:value="1708.297" calcext:value-type="float">
            <text:p>1708.297</text:p>
          </table:table-cell>
          <table:table-cell office:value-type="float" office:value="179.723" calcext:value-type="float">
            <text:p>179.72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77.399" calcext:value-type="float">
            <text:p>1577.399</text:p>
          </table:table-cell>
          <table:table-cell office:value-type="float" office:value="1629.945" calcext:value-type="float">
            <text:p>1629.945</text:p>
          </table:table-cell>
          <table:table-cell office:value-type="float" office:value="383.732" calcext:value-type="float">
            <text:p>383.732</text:p>
          </table:table-cell>
          <table:table-cell office:value-type="float" office:value="699.462" calcext:value-type="float">
            <text:p>699.462</text:p>
          </table:table-cell>
          <table:table-cell office:value-type="float" office:value="173.058" calcext:value-type="float">
            <text:p>173.058</text:p>
          </table:table-cell>
          <table:table-cell office:value-type="float" office:value="199.301" calcext:value-type="float">
            <text:p>199.301</text:p>
          </table:table-cell>
          <table:table-cell office:value-type="float" office:value="303.353" calcext:value-type="float">
            <text:p>303.353</text:p>
          </table:table-cell>
          <table:table-cell office:value-type="float" office:value="1638.228" calcext:value-type="float">
            <text:p>1638.228</text:p>
          </table:table-cell>
          <table:table-cell office:value-type="float" office:value="193.411" calcext:value-type="float">
            <text:p>193.411</text:p>
          </table:table-cell>
          <table:table-cell office:value-type="float" office:value="1635.219" calcext:value-type="float">
            <text:p>1635.219</text:p>
          </table:table-cell>
          <table:table-cell office:value-type="float" office:value="191.566" calcext:value-type="float">
            <text:p>191.566</text:p>
          </table:table-cell>
          <table:table-cell office:value-type="float" office:value="1585.333" calcext:value-type="float">
            <text:p>1585.333</text:p>
          </table:table-cell>
          <table:table-cell office:value-type="float" office:value="173.237" calcext:value-type="float">
            <text:p>173.237</text:p>
          </table:table-cell>
          <table:table-cell office:value-type="float" office:value="1736.488" calcext:value-type="float">
            <text:p>1736.488</text:p>
          </table:table-cell>
          <table:table-cell office:value-type="float" office:value="177.244" calcext:value-type="float">
            <text:p>177.24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61.132" calcext:value-type="float">
            <text:p>1561.132</text:p>
          </table:table-cell>
          <table:table-cell office:value-type="float" office:value="1598.452" calcext:value-type="float">
            <text:p>1598.452</text:p>
          </table:table-cell>
          <table:table-cell office:value-type="float" office:value="383.239" calcext:value-type="float">
            <text:p>383.239</text:p>
          </table:table-cell>
          <table:table-cell office:value-type="float" office:value="699.354" calcext:value-type="float">
            <text:p>699.354</text:p>
          </table:table-cell>
          <table:table-cell office:value-type="float" office:value="172.974" calcext:value-type="float">
            <text:p>172.974</text:p>
          </table:table-cell>
          <table:table-cell office:value-type="float" office:value="201.101" calcext:value-type="float">
            <text:p>201.101</text:p>
          </table:table-cell>
          <table:table-cell office:value-type="float" office:value="303.318" calcext:value-type="float">
            <text:p>303.318</text:p>
          </table:table-cell>
          <table:table-cell office:value-type="float" office:value="1701.958" calcext:value-type="float">
            <text:p>1701.958</text:p>
          </table:table-cell>
          <table:table-cell office:value-type="float" office:value="195.77" calcext:value-type="float">
            <text:p>195.77</text:p>
          </table:table-cell>
          <table:table-cell office:value-type="float" office:value="1630.844" calcext:value-type="float">
            <text:p>1630.844</text:p>
          </table:table-cell>
          <table:table-cell office:value-type="float" office:value="192.878" calcext:value-type="float">
            <text:p>192.878</text:p>
          </table:table-cell>
          <table:table-cell office:value-type="float" office:value="1577.89" calcext:value-type="float">
            <text:p>1577.89</text:p>
          </table:table-cell>
          <table:table-cell office:value-type="float" office:value="172.831" calcext:value-type="float">
            <text:p>172.831</text:p>
          </table:table-cell>
          <table:table-cell office:value-type="float" office:value="1725.062" calcext:value-type="float">
            <text:p>1725.062</text:p>
          </table:table-cell>
          <table:table-cell office:value-type="float" office:value="175.647" calcext:value-type="float">
            <text:p>175.6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45.322" calcext:value-type="float">
            <text:p>1545.322</text:p>
          </table:table-cell>
          <table:table-cell office:value-type="float" office:value="1552.797" calcext:value-type="float">
            <text:p>1552.797</text:p>
          </table:table-cell>
          <table:table-cell office:value-type="float" office:value="383.479" calcext:value-type="float">
            <text:p>383.479</text:p>
          </table:table-cell>
          <table:table-cell office:value-type="float" office:value="699.63" calcext:value-type="float">
            <text:p>699.63</text:p>
          </table:table-cell>
          <table:table-cell office:value-type="float" office:value="173.389" calcext:value-type="float">
            <text:p>173.389</text:p>
          </table:table-cell>
          <table:table-cell office:value-type="float" office:value="200.122" calcext:value-type="float">
            <text:p>200.122</text:p>
          </table:table-cell>
          <table:table-cell office:value-type="float" office:value="302.437" calcext:value-type="float">
            <text:p>302.437</text:p>
          </table:table-cell>
          <table:table-cell office:value-type="float" office:value="1632.403" calcext:value-type="float">
            <text:p>1632.403</text:p>
          </table:table-cell>
          <table:table-cell office:value-type="float" office:value="193.813" calcext:value-type="float">
            <text:p>193.813</text:p>
          </table:table-cell>
          <table:table-cell office:value-type="float" office:value="1626.481" calcext:value-type="float">
            <text:p>1626.481</text:p>
          </table:table-cell>
          <table:table-cell office:value-type="float" office:value="190.652" calcext:value-type="float">
            <text:p>190.652</text:p>
          </table:table-cell>
          <table:table-cell office:value-type="float" office:value="1575.777" calcext:value-type="float">
            <text:p>1575.777</text:p>
          </table:table-cell>
          <table:table-cell office:value-type="float" office:value="173.999" calcext:value-type="float">
            <text:p>173.999</text:p>
          </table:table-cell>
          <table:table-cell office:value-type="float" office:value="1744.498" calcext:value-type="float">
            <text:p>1744.498</text:p>
          </table:table-cell>
          <table:table-cell office:value-type="float" office:value="175.923" calcext:value-type="float">
            <text:p>175.92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63.489" calcext:value-type="float">
            <text:p>1563.489</text:p>
          </table:table-cell>
          <table:table-cell office:value-type="float" office:value="1564.698" calcext:value-type="float">
            <text:p>1564.698</text:p>
          </table:table-cell>
          <table:table-cell office:value-type="float" office:value="383.687" calcext:value-type="float">
            <text:p>383.687</text:p>
          </table:table-cell>
          <table:table-cell office:value-type="float" office:value="699.37" calcext:value-type="float">
            <text:p>699.37</text:p>
          </table:table-cell>
          <table:table-cell office:value-type="float" office:value="174.423" calcext:value-type="float">
            <text:p>174.423</text:p>
          </table:table-cell>
          <table:table-cell office:value-type="float" office:value="199.335" calcext:value-type="float">
            <text:p>199.335</text:p>
          </table:table-cell>
          <table:table-cell office:value-type="float" office:value="301.476" calcext:value-type="float">
            <text:p>301.476</text:p>
          </table:table-cell>
          <table:table-cell office:value-type="float" office:value="1683.24" calcext:value-type="float">
            <text:p>1683.24</text:p>
          </table:table-cell>
          <table:table-cell office:value-type="float" office:value="195.994" calcext:value-type="float">
            <text:p>195.994</text:p>
          </table:table-cell>
          <table:table-cell office:value-type="float" office:value="1633.459" calcext:value-type="float">
            <text:p>1633.459</text:p>
          </table:table-cell>
          <table:table-cell office:value-type="float" office:value="190.496" calcext:value-type="float">
            <text:p>190.496</text:p>
          </table:table-cell>
          <table:table-cell office:value-type="float" office:value="1568.887" calcext:value-type="float">
            <text:p>1568.887</text:p>
          </table:table-cell>
          <table:table-cell office:value-type="float" office:value="175.31" calcext:value-type="float">
            <text:p>175.31</text:p>
          </table:table-cell>
          <table:table-cell office:value-type="float" office:value="1724.996" calcext:value-type="float">
            <text:p>1724.996</text:p>
          </table:table-cell>
          <table:table-cell office:value-type="float" office:value="175.015" calcext:value-type="float">
            <text:p>175.01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59.599" calcext:value-type="float">
            <text:p>1559.599</text:p>
          </table:table-cell>
          <table:table-cell office:value-type="float" office:value="1554.168" calcext:value-type="float">
            <text:p>1554.168</text:p>
          </table:table-cell>
          <table:table-cell office:value-type="float" office:value="383.289" calcext:value-type="float">
            <text:p>383.289</text:p>
          </table:table-cell>
          <table:table-cell office:value-type="float" office:value="699.045" calcext:value-type="float">
            <text:p>699.045</text:p>
          </table:table-cell>
          <table:table-cell office:value-type="float" office:value="179.21" calcext:value-type="float">
            <text:p>179.21</text:p>
          </table:table-cell>
          <table:table-cell office:value-type="float" office:value="200.521" calcext:value-type="float">
            <text:p>200.521</text:p>
          </table:table-cell>
          <table:table-cell office:value-type="float" office:value="299.649" calcext:value-type="float">
            <text:p>299.649</text:p>
          </table:table-cell>
          <table:table-cell office:value-type="float" office:value="1653.05" calcext:value-type="float">
            <text:p>1653.05</text:p>
          </table:table-cell>
          <table:table-cell office:value-type="float" office:value="194.33" calcext:value-type="float">
            <text:p>194.33</text:p>
          </table:table-cell>
          <table:table-cell office:value-type="float" office:value="1655.799" calcext:value-type="float">
            <text:p>1655.799</text:p>
          </table:table-cell>
          <table:table-cell office:value-type="float" office:value="192.555" calcext:value-type="float">
            <text:p>192.555</text:p>
          </table:table-cell>
          <table:table-cell office:value-type="float" office:value="1580.112" calcext:value-type="float">
            <text:p>1580.112</text:p>
          </table:table-cell>
          <table:table-cell office:value-type="float" office:value="174.034" calcext:value-type="float">
            <text:p>174.034</text:p>
          </table:table-cell>
          <table:table-cell office:value-type="float" office:value="1693.222" calcext:value-type="float">
            <text:p>1693.222</text:p>
          </table:table-cell>
          <table:table-cell office:value-type="float" office:value="176.172" calcext:value-type="float">
            <text:p>176.17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42.198" calcext:value-type="float">
            <text:p>1542.198</text:p>
          </table:table-cell>
          <table:table-cell office:value-type="float" office:value="1553.056" calcext:value-type="float">
            <text:p>1553.056</text:p>
          </table:table-cell>
          <table:table-cell office:value-type="float" office:value="383.391" calcext:value-type="float">
            <text:p>383.391</text:p>
          </table:table-cell>
          <table:table-cell office:value-type="float" office:value="699.178" calcext:value-type="float">
            <text:p>699.178</text:p>
          </table:table-cell>
          <table:table-cell office:value-type="float" office:value="177.997" calcext:value-type="float">
            <text:p>177.997</text:p>
          </table:table-cell>
          <table:table-cell office:value-type="float" office:value="198.198" calcext:value-type="float">
            <text:p>198.198</text:p>
          </table:table-cell>
          <table:table-cell office:value-type="float" office:value="299.89" calcext:value-type="float">
            <text:p>299.89</text:p>
          </table:table-cell>
          <table:table-cell office:value-type="float" office:value="1679.492" calcext:value-type="float">
            <text:p>1679.492</text:p>
          </table:table-cell>
          <table:table-cell office:value-type="float" office:value="195.129" calcext:value-type="float">
            <text:p>195.129</text:p>
          </table:table-cell>
          <table:table-cell office:value-type="float" office:value="1621.768" calcext:value-type="float">
            <text:p>1621.768</text:p>
          </table:table-cell>
          <table:table-cell office:value-type="float" office:value="189.956" calcext:value-type="float">
            <text:p>189.956</text:p>
          </table:table-cell>
          <table:table-cell office:value-type="float" office:value="1559.928" calcext:value-type="float">
            <text:p>1559.928</text:p>
          </table:table-cell>
          <table:table-cell office:value-type="float" office:value="174.342" calcext:value-type="float">
            <text:p>174.342</text:p>
          </table:table-cell>
          <table:table-cell office:value-type="float" office:value="1734.238" calcext:value-type="float">
            <text:p>1734.238</text:p>
          </table:table-cell>
          <table:table-cell office:value-type="float" office:value="176.311" calcext:value-type="float">
            <text:p>176.3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27.124" calcext:value-type="float">
            <text:p>1527.124</text:p>
          </table:table-cell>
          <table:table-cell office:value-type="float" office:value="1560.47" calcext:value-type="float">
            <text:p>1560.47</text:p>
          </table:table-cell>
          <table:table-cell office:value-type="float" office:value="383.431" calcext:value-type="float">
            <text:p>383.431</text:p>
          </table:table-cell>
          <table:table-cell office:value-type="float" office:value="699.246" calcext:value-type="float">
            <text:p>699.246</text:p>
          </table:table-cell>
          <table:table-cell office:value-type="float" office:value="175.82" calcext:value-type="float">
            <text:p>175.82</text:p>
          </table:table-cell>
          <table:table-cell office:value-type="float" office:value="198.549" calcext:value-type="float">
            <text:p>198.549</text:p>
          </table:table-cell>
          <table:table-cell office:value-type="float" office:value="299.518" calcext:value-type="float">
            <text:p>299.518</text:p>
          </table:table-cell>
          <table:table-cell office:value-type="float" office:value="1655.334" calcext:value-type="float">
            <text:p>1655.334</text:p>
          </table:table-cell>
          <table:table-cell office:value-type="float" office:value="196.253" calcext:value-type="float">
            <text:p>196.253</text:p>
          </table:table-cell>
          <table:table-cell office:value-type="float" office:value="1626.374" calcext:value-type="float">
            <text:p>1626.374</text:p>
          </table:table-cell>
          <table:table-cell office:value-type="float" office:value="192.013" calcext:value-type="float">
            <text:p>192.013</text:p>
          </table:table-cell>
          <table:table-cell office:value-type="float" office:value="1563.897" calcext:value-type="float">
            <text:p>1563.897</text:p>
          </table:table-cell>
          <table:table-cell office:value-type="float" office:value="173.154" calcext:value-type="float">
            <text:p>173.154</text:p>
          </table:table-cell>
          <table:table-cell office:value-type="float" office:value="1715.542" calcext:value-type="float">
            <text:p>1715.542</text:p>
          </table:table-cell>
          <table:table-cell office:value-type="float" office:value="176.287" calcext:value-type="float">
            <text:p>176.2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40.428" calcext:value-type="float">
            <text:p>1540.428</text:p>
          </table:table-cell>
          <table:table-cell office:value-type="float" office:value="1624.197" calcext:value-type="float">
            <text:p>1624.197</text:p>
          </table:table-cell>
          <table:table-cell office:value-type="float" office:value="383.706" calcext:value-type="float">
            <text:p>383.706</text:p>
          </table:table-cell>
          <table:table-cell office:value-type="float" office:value="699.68" calcext:value-type="float">
            <text:p>699.68</text:p>
          </table:table-cell>
          <table:table-cell office:value-type="float" office:value="175.72" calcext:value-type="float">
            <text:p>175.72</text:p>
          </table:table-cell>
          <table:table-cell office:value-type="float" office:value="200.81" calcext:value-type="float">
            <text:p>200.81</text:p>
          </table:table-cell>
          <table:table-cell office:value-type="float" office:value="299.804" calcext:value-type="float">
            <text:p>299.804</text:p>
          </table:table-cell>
          <table:table-cell office:value-type="float" office:value="1650.714" calcext:value-type="float">
            <text:p>1650.714</text:p>
          </table:table-cell>
          <table:table-cell office:value-type="float" office:value="197.224" calcext:value-type="float">
            <text:p>197.224</text:p>
          </table:table-cell>
          <table:table-cell office:value-type="float" office:value="1633.156" calcext:value-type="float">
            <text:p>1633.156</text:p>
          </table:table-cell>
          <table:table-cell office:value-type="float" office:value="193.839" calcext:value-type="float">
            <text:p>193.839</text:p>
          </table:table-cell>
          <table:table-cell office:value-type="float" office:value="1563.592" calcext:value-type="float">
            <text:p>1563.592</text:p>
          </table:table-cell>
          <table:table-cell office:value-type="float" office:value="174.509" calcext:value-type="float">
            <text:p>174.509</text:p>
          </table:table-cell>
          <table:table-cell office:value-type="float" office:value="1722.492" calcext:value-type="float">
            <text:p>1722.492</text:p>
          </table:table-cell>
          <table:table-cell office:value-type="float" office:value="175.537" calcext:value-type="float">
            <text:p>175.5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90.943" calcext:value-type="float">
            <text:p>1590.943</text:p>
          </table:table-cell>
          <table:table-cell office:value-type="float" office:value="1570.933" calcext:value-type="float">
            <text:p>1570.933</text:p>
          </table:table-cell>
          <table:table-cell office:value-type="float" office:value="383.516" calcext:value-type="float">
            <text:p>383.516</text:p>
          </table:table-cell>
          <table:table-cell office:value-type="float" office:value="699.675" calcext:value-type="float">
            <text:p>699.675</text:p>
          </table:table-cell>
          <table:table-cell office:value-type="float" office:value="172.624" calcext:value-type="float">
            <text:p>172.624</text:p>
          </table:table-cell>
          <table:table-cell office:value-type="float" office:value="200.52" calcext:value-type="float">
            <text:p>200.52</text:p>
          </table:table-cell>
          <table:table-cell office:value-type="float" office:value="299.435" calcext:value-type="float">
            <text:p>299.435</text:p>
          </table:table-cell>
          <table:table-cell office:value-type="float" office:value="1651.799" calcext:value-type="float">
            <text:p>1651.799</text:p>
          </table:table-cell>
          <table:table-cell office:value-type="float" office:value="194.643" calcext:value-type="float">
            <text:p>194.643</text:p>
          </table:table-cell>
          <table:table-cell office:value-type="float" office:value="1631.476" calcext:value-type="float">
            <text:p>1631.476</text:p>
          </table:table-cell>
          <table:table-cell office:value-type="float" office:value="190.653" calcext:value-type="float">
            <text:p>190.653</text:p>
          </table:table-cell>
          <table:table-cell office:value-type="float" office:value="1629.599" calcext:value-type="float">
            <text:p>1629.599</text:p>
          </table:table-cell>
          <table:table-cell office:value-type="float" office:value="174.029" calcext:value-type="float">
            <text:p>174.029</text:p>
          </table:table-cell>
          <table:table-cell office:value-type="float" office:value="1716.059" calcext:value-type="float">
            <text:p>1716.059</text:p>
          </table:table-cell>
          <table:table-cell office:value-type="float" office:value="174.962" calcext:value-type="float">
            <text:p>174.96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55.227" calcext:value-type="float">
            <text:p>1555.227</text:p>
          </table:table-cell>
          <table:table-cell office:value-type="float" office:value="1561.762" calcext:value-type="float">
            <text:p>1561.762</text:p>
          </table:table-cell>
          <table:table-cell office:value-type="float" office:value="383.588" calcext:value-type="float">
            <text:p>383.588</text:p>
          </table:table-cell>
          <table:table-cell office:value-type="float" office:value="699.274" calcext:value-type="float">
            <text:p>699.274</text:p>
          </table:table-cell>
          <table:table-cell office:value-type="float" office:value="174.984" calcext:value-type="float">
            <text:p>174.984</text:p>
          </table:table-cell>
          <table:table-cell office:value-type="float" office:value="198.989" calcext:value-type="float">
            <text:p>198.989</text:p>
          </table:table-cell>
          <table:table-cell office:value-type="float" office:value="299.431" calcext:value-type="float">
            <text:p>299.431</text:p>
          </table:table-cell>
          <table:table-cell office:value-type="float" office:value="1653.384" calcext:value-type="float">
            <text:p>1653.384</text:p>
          </table:table-cell>
          <table:table-cell office:value-type="float" office:value="197.095" calcext:value-type="float">
            <text:p>197.095</text:p>
          </table:table-cell>
          <table:table-cell office:value-type="float" office:value="1630.851" calcext:value-type="float">
            <text:p>1630.851</text:p>
          </table:table-cell>
          <table:table-cell office:value-type="float" office:value="190.782" calcext:value-type="float">
            <text:p>190.782</text:p>
          </table:table-cell>
          <table:table-cell office:value-type="float" office:value="1581.673" calcext:value-type="float">
            <text:p>1581.673</text:p>
          </table:table-cell>
          <table:table-cell office:value-type="float" office:value="173.378" calcext:value-type="float">
            <text:p>173.378</text:p>
          </table:table-cell>
          <table:table-cell office:value-type="float" office:value="1723.165" calcext:value-type="float">
            <text:p>1723.165</text:p>
          </table:table-cell>
          <table:table-cell office:value-type="float" office:value="178.548" calcext:value-type="float">
            <text:p>178.54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48.24" calcext:value-type="float">
            <text:p>1548.24</text:p>
          </table:table-cell>
          <table:table-cell office:value-type="float" office:value="1617.745" calcext:value-type="float">
            <text:p>1617.745</text:p>
          </table:table-cell>
          <table:table-cell office:value-type="float" office:value="382.657" calcext:value-type="float">
            <text:p>382.657</text:p>
          </table:table-cell>
          <table:table-cell office:value-type="float" office:value="699.383" calcext:value-type="float">
            <text:p>699.383</text:p>
          </table:table-cell>
          <table:table-cell office:value-type="float" office:value="174.874" calcext:value-type="float">
            <text:p>174.874</text:p>
          </table:table-cell>
          <table:table-cell office:value-type="float" office:value="201.329" calcext:value-type="float">
            <text:p>201.329</text:p>
          </table:table-cell>
          <table:table-cell office:value-type="float" office:value="299.441" calcext:value-type="float">
            <text:p>299.441</text:p>
          </table:table-cell>
          <table:table-cell office:value-type="float" office:value="1651.055" calcext:value-type="float">
            <text:p>1651.055</text:p>
          </table:table-cell>
          <table:table-cell office:value-type="float" office:value="195.846" calcext:value-type="float">
            <text:p>195.846</text:p>
          </table:table-cell>
          <table:table-cell office:value-type="float" office:value="1632.137" calcext:value-type="float">
            <text:p>1632.137</text:p>
          </table:table-cell>
          <table:table-cell office:value-type="float" office:value="189.445" calcext:value-type="float">
            <text:p>189.445</text:p>
          </table:table-cell>
          <table:table-cell office:value-type="float" office:value="1581.964" calcext:value-type="float">
            <text:p>1581.964</text:p>
          </table:table-cell>
          <table:table-cell office:value-type="float" office:value="173.684" calcext:value-type="float">
            <text:p>173.684</text:p>
          </table:table-cell>
          <table:table-cell office:value-type="float" office:value="1727.162" calcext:value-type="float">
            <text:p>1727.162</text:p>
          </table:table-cell>
          <table:table-cell office:value-type="float" office:value="175.804" calcext:value-type="float">
            <text:p>175.8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41.636" calcext:value-type="float">
            <text:p>1541.636</text:p>
          </table:table-cell>
          <table:table-cell office:value-type="float" office:value="1596.096" calcext:value-type="float">
            <text:p>1596.096</text:p>
          </table:table-cell>
          <table:table-cell office:value-type="float" office:value="383.264" calcext:value-type="float">
            <text:p>383.264</text:p>
          </table:table-cell>
          <table:table-cell office:value-type="float" office:value="699.557" calcext:value-type="float">
            <text:p>699.557</text:p>
          </table:table-cell>
          <table:table-cell office:value-type="float" office:value="172.226" calcext:value-type="float">
            <text:p>172.226</text:p>
          </table:table-cell>
          <table:table-cell office:value-type="float" office:value="201.28" calcext:value-type="float">
            <text:p>201.28</text:p>
          </table:table-cell>
          <table:table-cell office:value-type="float" office:value="300.652" calcext:value-type="float">
            <text:p>300.652</text:p>
          </table:table-cell>
          <table:table-cell office:value-type="float" office:value="1653.645" calcext:value-type="float">
            <text:p>1653.645</text:p>
          </table:table-cell>
          <table:table-cell office:value-type="float" office:value="194.493" calcext:value-type="float">
            <text:p>194.493</text:p>
          </table:table-cell>
          <table:table-cell office:value-type="float" office:value="1632.616" calcext:value-type="float">
            <text:p>1632.616</text:p>
          </table:table-cell>
          <table:table-cell office:value-type="float" office:value="189.329" calcext:value-type="float">
            <text:p>189.329</text:p>
          </table:table-cell>
          <table:table-cell office:value-type="float" office:value="1576.056" calcext:value-type="float">
            <text:p>1576.056</text:p>
          </table:table-cell>
          <table:table-cell office:value-type="float" office:value="172.491" calcext:value-type="float">
            <text:p>172.491</text:p>
          </table:table-cell>
          <table:table-cell office:value-type="float" office:value="1732.841" calcext:value-type="float">
            <text:p>1732.841</text:p>
          </table:table-cell>
          <table:table-cell office:value-type="float" office:value="176.58" calcext:value-type="float">
            <text:p>176.5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58.566" calcext:value-type="float">
            <text:p>1558.566</text:p>
          </table:table-cell>
          <table:table-cell office:value-type="float" office:value="1562.417" calcext:value-type="float">
            <text:p>1562.417</text:p>
          </table:table-cell>
          <table:table-cell office:value-type="float" office:value="383.523" calcext:value-type="float">
            <text:p>383.523</text:p>
          </table:table-cell>
          <table:table-cell office:value-type="float" office:value="699.28" calcext:value-type="float">
            <text:p>699.28</text:p>
          </table:table-cell>
          <table:table-cell office:value-type="float" office:value="173.513" calcext:value-type="float">
            <text:p>173.513</text:p>
          </table:table-cell>
          <table:table-cell office:value-type="float" office:value="202.78" calcext:value-type="float">
            <text:p>202.78</text:p>
          </table:table-cell>
          <table:table-cell office:value-type="float" office:value="299.055" calcext:value-type="float">
            <text:p>299.055</text:p>
          </table:table-cell>
          <table:table-cell office:value-type="float" office:value="1652.492" calcext:value-type="float">
            <text:p>1652.492</text:p>
          </table:table-cell>
          <table:table-cell office:value-type="float" office:value="197.785" calcext:value-type="float">
            <text:p>197.785</text:p>
          </table:table-cell>
          <table:table-cell office:value-type="float" office:value="1628.082" calcext:value-type="float">
            <text:p>1628.082</text:p>
          </table:table-cell>
          <table:table-cell office:value-type="float" office:value="191.209" calcext:value-type="float">
            <text:p>191.209</text:p>
          </table:table-cell>
          <table:table-cell office:value-type="float" office:value="1560.425" calcext:value-type="float">
            <text:p>1560.425</text:p>
          </table:table-cell>
          <table:table-cell office:value-type="float" office:value="173.932" calcext:value-type="float">
            <text:p>173.932</text:p>
          </table:table-cell>
          <table:table-cell office:value-type="float" office:value="1752.947" calcext:value-type="float">
            <text:p>1752.947</text:p>
          </table:table-cell>
          <table:table-cell office:value-type="float" office:value="175.859" calcext:value-type="float">
            <text:p>175.8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32.607" calcext:value-type="float">
            <text:p>1532.607</text:p>
          </table:table-cell>
          <table:table-cell office:value-type="float" office:value="1578.135" calcext:value-type="float">
            <text:p>1578.135</text:p>
          </table:table-cell>
          <table:table-cell office:value-type="float" office:value="383.033" calcext:value-type="float">
            <text:p>383.033</text:p>
          </table:table-cell>
          <table:table-cell office:value-type="float" office:value="700.533" calcext:value-type="float">
            <text:p>700.533</text:p>
          </table:table-cell>
          <table:table-cell office:value-type="float" office:value="173.324" calcext:value-type="float">
            <text:p>173.324</text:p>
          </table:table-cell>
          <table:table-cell office:value-type="float" office:value="200.29" calcext:value-type="float">
            <text:p>200.29</text:p>
          </table:table-cell>
          <table:table-cell office:value-type="float" office:value="298.991" calcext:value-type="float">
            <text:p>298.991</text:p>
          </table:table-cell>
          <table:table-cell office:value-type="float" office:value="1653.8" calcext:value-type="float">
            <text:p>1653.8</text:p>
          </table:table-cell>
          <table:table-cell office:value-type="float" office:value="193.459" calcext:value-type="float">
            <text:p>193.459</text:p>
          </table:table-cell>
          <table:table-cell office:value-type="float" office:value="1642.313" calcext:value-type="float">
            <text:p>1642.313</text:p>
          </table:table-cell>
          <table:table-cell office:value-type="float" office:value="189.653" calcext:value-type="float">
            <text:p>189.653</text:p>
          </table:table-cell>
          <table:table-cell office:value-type="float" office:value="1581.669" calcext:value-type="float">
            <text:p>1581.669</text:p>
          </table:table-cell>
          <table:table-cell office:value-type="float" office:value="172.905" calcext:value-type="float">
            <text:p>172.905</text:p>
          </table:table-cell>
          <table:table-cell office:value-type="float" office:value="1715.045" calcext:value-type="float">
            <text:p>1715.045</text:p>
          </table:table-cell>
          <table:table-cell office:value-type="float" office:value="176.204" calcext:value-type="float">
            <text:p>176.2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44.799" calcext:value-type="float">
            <text:p>1544.799</text:p>
          </table:table-cell>
          <table:table-cell office:value-type="float" office:value="1547.65" calcext:value-type="float">
            <text:p>1547.65</text:p>
          </table:table-cell>
          <table:table-cell office:value-type="float" office:value="383.171" calcext:value-type="float">
            <text:p>383.171</text:p>
          </table:table-cell>
          <table:table-cell office:value-type="float" office:value="699.35" calcext:value-type="float">
            <text:p>699.35</text:p>
          </table:table-cell>
          <table:table-cell office:value-type="float" office:value="173.48" calcext:value-type="float">
            <text:p>173.48</text:p>
          </table:table-cell>
          <table:table-cell office:value-type="float" office:value="201.12" calcext:value-type="float">
            <text:p>201.12</text:p>
          </table:table-cell>
          <table:table-cell office:value-type="float" office:value="301.38" calcext:value-type="float">
            <text:p>301.38</text:p>
          </table:table-cell>
          <table:table-cell office:value-type="float" office:value="1647.481" calcext:value-type="float">
            <text:p>1647.481</text:p>
          </table:table-cell>
          <table:table-cell office:value-type="float" office:value="197.036" calcext:value-type="float">
            <text:p>197.036</text:p>
          </table:table-cell>
          <table:table-cell office:value-type="float" office:value="1632.595" calcext:value-type="float">
            <text:p>1632.595</text:p>
          </table:table-cell>
          <table:table-cell office:value-type="float" office:value="191.129" calcext:value-type="float">
            <text:p>191.129</text:p>
          </table:table-cell>
          <table:table-cell office:value-type="float" office:value="1575.303" calcext:value-type="float">
            <text:p>1575.303</text:p>
          </table:table-cell>
          <table:table-cell office:value-type="float" office:value="172.755" calcext:value-type="float">
            <text:p>172.755</text:p>
          </table:table-cell>
          <table:table-cell office:value-type="float" office:value="1728.478" calcext:value-type="float">
            <text:p>1728.478</text:p>
          </table:table-cell>
          <table:table-cell office:value-type="float" office:value="176.351" calcext:value-type="float">
            <text:p>176.3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46.784" calcext:value-type="float">
            <text:p>1546.784</text:p>
          </table:table-cell>
          <table:table-cell office:value-type="float" office:value="1558.311" calcext:value-type="float">
            <text:p>1558.311</text:p>
          </table:table-cell>
          <table:table-cell office:value-type="float" office:value="383.287" calcext:value-type="float">
            <text:p>383.287</text:p>
          </table:table-cell>
          <table:table-cell office:value-type="float" office:value="699.407" calcext:value-type="float">
            <text:p>699.407</text:p>
          </table:table-cell>
          <table:table-cell office:value-type="float" office:value="173.392" calcext:value-type="float">
            <text:p>173.392</text:p>
          </table:table-cell>
          <table:table-cell office:value-type="float" office:value="200.029" calcext:value-type="float">
            <text:p>200.029</text:p>
          </table:table-cell>
          <table:table-cell office:value-type="float" office:value="303.236" calcext:value-type="float">
            <text:p>303.236</text:p>
          </table:table-cell>
          <table:table-cell office:value-type="float" office:value="1704.035" calcext:value-type="float">
            <text:p>1704.035</text:p>
          </table:table-cell>
          <table:table-cell office:value-type="float" office:value="192.445" calcext:value-type="float">
            <text:p>192.445</text:p>
          </table:table-cell>
          <table:table-cell office:value-type="float" office:value="1620.245" calcext:value-type="float">
            <text:p>1620.245</text:p>
          </table:table-cell>
          <table:table-cell office:value-type="float" office:value="189.066" calcext:value-type="float">
            <text:p>189.066</text:p>
          </table:table-cell>
          <table:table-cell office:value-type="float" office:value="1579.066" calcext:value-type="float">
            <text:p>1579.066</text:p>
          </table:table-cell>
          <table:table-cell office:value-type="float" office:value="177.113" calcext:value-type="float">
            <text:p>177.113</text:p>
          </table:table-cell>
          <table:table-cell office:value-type="float" office:value="1740.122" calcext:value-type="float">
            <text:p>1740.122</text:p>
          </table:table-cell>
          <table:table-cell office:value-type="float" office:value="178.477" calcext:value-type="float">
            <text:p>178.477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psql_timing</text:p>
          </table:table-cell>
          <table:table-cell table:style-name="ce1" office:value-type="string" calcext:value-type="string">
            <text:p>psql_timing_bg_apps_running</text:p>
          </table:table-cell>
          <table:table-cell table:style-name="ce1" office:value-type="string" calcext:value-type="string">
            <text:p>explain</text:p>
          </table:table-cell>
          <table:table-cell table:style-name="ce1" office:value-type="string" calcext:value-type="string">
            <text:p>explain_timing_on</text:p>
          </table:table-cell>
          <table:table-cell table:style-name="ce1" office:value-type="string" calcext:value-type="string">
            <text:p>psql_timings_count</text:p>
          </table:table-cell>
          <table:table-cell table:style-name="ce1" office:value-type="string" calcext:value-type="string">
            <text:p>explain_count</text:p>
          </table:table-cell>
          <table:table-cell table:style-name="ce1" office:value-type="string" calcext:value-type="string">
            <text:p>explain_count_timing_on</text:p>
          </table:table-cell>
          <table:table-cell table:style-name="ce1" office:value-type="string" calcext:value-type="string">
            <text:p>log_duration</text:p>
          </table:table-cell>
          <table:table-cell table:style-name="ce1" office:value-type="string" calcext:value-type="string">
            <text:p>log_duration_count</text:p>
          </table:table-cell>
          <table:table-cell table:style-name="ce1" office:value-type="string" calcext:value-type="string">
            <text:p>log_min_duration_statement</text:p>
          </table:table-cell>
          <table:table-cell table:style-name="ce1" office:value-type="string" calcext:value-type="string">
            <text:p>log_min_duration_statement_count</text:p>
          </table:table-cell>
          <table:table-cell table:style-name="ce1" office:value-type="string" calcext:value-type="string">
            <text:p>log_statement_stats</text:p>
          </table:table-cell>
          <table:table-cell table:style-name="ce1" office:value-type="string" calcext:value-type="string">
            <text:p>log_statements_stats_count</text:p>
          </table:table-cell>
          <table:table-cell table:style-name="ce1" office:value-type="string" calcext:value-type="string">
            <text:p>pg_bench</text:p>
          </table:table-cell>
          <table:table-cell table:style-name="ce1" office:value-type="string" calcext:value-type="string">
            <text:p>pg_bench_count</text:p>
          </table:table-cell>
          <table:table-cell table:style-name="ce1" office:value-type="string" calcext:value-type="string">
            <text:p>pg_stat_statements</text:p>
          </table:table-cell>
          <table:table-cell table:style-name="ce1" office:value-type="string" calcext:value-type="string">
            <text:p>pg_stat_statements_count</text:p>
          </table:table-cell>
          <table:table-cell table:style-name="ce1" office:value-type="string" calcext:value-type="string">
            <text:p>clock_timestamp</text:p>
          </table:table-cell>
          <table:table-cell table:style-name="ce1" office:value-type="string" calcext:value-type="string">
            <text:p>clock_timestamp_count</text:p>
          </table:table-cell>
          <table:table-cell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$B$1:.$B$101])" office:value-type="float" office:value="1550.34186" calcext:value-type="float">
            <text:p>1550.34186</text:p>
          </table:table-cell>
          <table:table-cell table:formula="of:=AVERAGE([.$C$1:.$C$101])" office:value-type="float" office:value="1618.11905" calcext:value-type="float">
            <text:p>1618.11905</text:p>
          </table:table-cell>
          <table:table-cell table:formula="of:=AVERAGE([.$D$1:.$D$101])" office:value-type="float" office:value="385.0251" calcext:value-type="float">
            <text:p>385.0251</text:p>
          </table:table-cell>
          <table:table-cell table:formula="of:=AVERAGE([.$E$1:.$E$101])" office:value-type="float" office:value="705.45024" calcext:value-type="float">
            <text:p>705.45024</text:p>
          </table:table-cell>
          <table:table-cell table:formula="of:=AVERAGE([.$F$1:.$F$101])" office:value-type="float" office:value="175.52629" calcext:value-type="float">
            <text:p>175.52629</text:p>
          </table:table-cell>
          <table:table-cell table:formula="of:=AVERAGE([.$G$1:.$G$101])" office:value-type="float" office:value="198.41074" calcext:value-type="float">
            <text:p>198.41074</text:p>
          </table:table-cell>
          <table:table-cell table:formula="of:=AVERAGE([.$H$1:.$H$101])" office:value-type="float" office:value="303.63752" calcext:value-type="float">
            <text:p>303.63752</text:p>
          </table:table-cell>
          <table:table-cell table:formula="of:=AVERAGE([.$I$1:.$I$101])" office:value-type="float" office:value="1642.95599" calcext:value-type="float">
            <text:p>1642.95599</text:p>
          </table:table-cell>
          <table:table-cell table:formula="of:=AVERAGE([.$J$1:.$J$101])" office:value-type="float" office:value="194.59043" calcext:value-type="float">
            <text:p>194.59043</text:p>
          </table:table-cell>
          <table:table-cell table:formula="of:=AVERAGE([.$K$1:.$K$101])" office:value-type="float" office:value="1634.92732" calcext:value-type="float">
            <text:p>1634.92732</text:p>
          </table:table-cell>
          <table:table-cell table:formula="of:=AVERAGE([.$L$1:.$L$101])" office:value-type="float" office:value="191.74141" calcext:value-type="float">
            <text:p>191.74141</text:p>
          </table:table-cell>
          <table:table-cell table:formula="of:=AVERAGE([.$M$1:.$M$101])" office:value-type="float" office:value="1573.4271" calcext:value-type="float">
            <text:p>1573.4271</text:p>
          </table:table-cell>
          <table:table-cell table:formula="of:=AVERAGE([.$N$1:.$N$101])" office:value-type="float" office:value="175.56544" calcext:value-type="float">
            <text:p>175.56544</text:p>
          </table:table-cell>
          <table:table-cell table:formula="of:=AVERAGE([.$O$1:.$O$101])" office:value-type="float" office:value="1724.63768" calcext:value-type="float">
            <text:p>1724.63768</text:p>
          </table:table-cell>
          <table:table-cell table:formula="of:=AVERAGE([.$P$1:.$P$101])" office:value-type="float" office:value="178.92945" calcext:value-type="float">
            <text:p>178.92945</text:p>
          </table:table-cell>
          <table:table-cell office:value-type="float" office:value="1585.75761936" calcext:value-type="float">
            <text:p>1585.75761936</text:p>
          </table:table-cell>
          <table:table-cell office:value-type="float" office:value="173.08772364" calcext:value-type="float">
            <text:p>173.08772364</text:p>
          </table:table-cell>
          <table:table-cell office:value-type="float" office:value="869.59934" calcext:value-type="float">
            <text:p>869.59934</text:p>
          </table:table-cell>
          <table:table-cell office:value-type="float" office:value="177.44266" calcext:value-type="float">
            <text:p>177.44266</text:p>
          </table:table-cell>
          <table:table-cell/>
        </table:table-row>
        <table:table-row table:style-name="ro1">
          <table:table-cell office:value-type="string" calcext:value-type="string">
            <text:p>Standard Error</text:p>
          </table:table-cell>
          <table:table-cell table:formula="of:=SQRT(VAR([.$B$1:.$B$101])/COUNT([.$B$1:.$B$101]))" office:value-type="float" office:value="1.37154794618741" calcext:value-type="float">
            <text:p>1.37154794618741</text:p>
          </table:table-cell>
          <table:table-cell table:formula="of:=SQRT(VAR([.$C$1:.$C$101])/COUNT([.$C$1:.$C$101]))" office:value-type="float" office:value="5.07626105195059" calcext:value-type="float">
            <text:p>5.07626105195059</text:p>
          </table:table-cell>
          <table:table-cell table:formula="of:=SQRT(VAR([.$D$1:.$D$101])/COUNT([.$D$1:.$D$101]))" office:value-type="float" office:value="0.10722675915455" calcext:value-type="float">
            <text:p>0.10722675915455</text:p>
          </table:table-cell>
          <table:table-cell table:formula="of:=SQRT(VAR([.$E$1:.$E$101])/COUNT([.$E$1:.$E$101]))" office:value-type="float" office:value="0.298928337116629" calcext:value-type="float">
            <text:p>0.298928337116629</text:p>
          </table:table-cell>
          <table:table-cell table:formula="of:=SQRT(VAR([.$F$1:.$F$101])/COUNT([.$F$1:.$F$101]))" office:value-type="float" office:value="0.210388504647661" calcext:value-type="float">
            <text:p>0.210388504647661</text:p>
          </table:table-cell>
          <table:table-cell table:formula="of:=SQRT(VAR([.$G$1:.$G$101])/COUNT([.$G$1:.$G$101]))" office:value-type="float" office:value="0.162838093736439" calcext:value-type="float">
            <text:p>0.162838093736439</text:p>
          </table:table-cell>
          <table:table-cell table:formula="of:=SQRT(VAR([.$H$1:.$H$101])/COUNT([.$H$1:.$H$101]))" office:value-type="float" office:value="0.209854218990906" calcext:value-type="float">
            <text:p>0.209854218990906</text:p>
          </table:table-cell>
          <table:table-cell table:formula="of:=SQRT(VAR([.$I$1:.$I$101])/COUNT([.$I$1:.$I$101]))" office:value-type="float" office:value="1.90483206876643" calcext:value-type="float">
            <text:p>1.90483206876643</text:p>
          </table:table-cell>
          <table:table-cell table:formula="of:=SQRT(VAR([.$J$1:.$J$101])/COUNT([.$J$1:.$J$101]))" office:value-type="float" office:value="0.178276154670899" calcext:value-type="float">
            <text:p>0.178276154670899</text:p>
          </table:table-cell>
          <table:table-cell table:formula="of:=SQRT(VAR([.$K$1:.$K$101])/COUNT([.$K$1:.$K$101]))" office:value-type="float" office:value="1.76559585866567" calcext:value-type="float">
            <text:p>1.76559585866567</text:p>
          </table:table-cell>
          <table:table-cell table:formula="of:=SQRT(VAR([.$L$1:.$L$101])/COUNT([.$L$1:.$L$101]))" office:value-type="float" office:value="0.195459086677101" calcext:value-type="float">
            <text:p>0.195459086677101</text:p>
          </table:table-cell>
          <table:table-cell table:formula="of:=SQRT(VAR([.$M$1:.$M$101])/COUNT([.$M$1:.$M$101]))" office:value-type="float" office:value="1.07731011052641" calcext:value-type="float">
            <text:p>1.07731011052641</text:p>
          </table:table-cell>
          <table:table-cell table:formula="of:=SQRT(VAR([.$N$1:.$N$101])/COUNT([.$N$1:.$N$101]))" office:value-type="float" office:value="0.233119763870571" calcext:value-type="float">
            <text:p>0.233119763870571</text:p>
          </table:table-cell>
          <table:table-cell table:formula="of:=SQRT(VAR([.$O$1:.$O$101])/COUNT([.$O$1:.$O$101]))" office:value-type="float" office:value="1.86622650031576" calcext:value-type="float">
            <text:p>1.86622650031576</text:p>
          </table:table-cell>
          <table:table-cell table:formula="of:=SQRT(VAR([.$P$1:.$P$101])/COUNT([.$P$1:.$P$101]))" office:value-type="float" office:value="0.364606114682182" calcext:value-type="float">
            <text:p>0.3646061146821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e</text:p>
          </table:table-cell>
          <table:table-cell table:formula="of:=MODE([.$B$1:.$B$101])" office:value-type="string" office:string-value="" calcext:value-type="error">
            <text:p>#VALUE!</text:p>
          </table:table-cell>
          <table:table-cell table:formula="of:=MODE([.$C$1:.$C$101])" office:value-type="string" office:string-value="" calcext:value-type="error">
            <text:p>#VALUE!</text:p>
          </table:table-cell>
          <table:table-cell table:formula="of:=MODE([.$D$1:.$D$101])" office:value-type="string" office:string-value="" calcext:value-type="error">
            <text:p>#VALUE!</text:p>
          </table:table-cell>
          <table:table-cell table:formula="of:=MODE([.$E$1:.$E$101])" office:value-type="float" office:value="706.324" calcext:value-type="float">
            <text:p>706.324</text:p>
          </table:table-cell>
          <table:table-cell table:formula="of:=MODE([.$F$1:.$F$101])" office:value-type="float" office:value="175.557" calcext:value-type="float">
            <text:p>175.557</text:p>
          </table:table-cell>
          <table:table-cell table:formula="of:=MODE([.$G$1:.$G$101])" office:value-type="float" office:value="197.51" calcext:value-type="float">
            <text:p>197.51</text:p>
          </table:table-cell>
          <table:table-cell table:formula="of:=MODE([.$H$1:.$H$101])" office:value-type="float" office:value="302.939" calcext:value-type="float">
            <text:p>302.939</text:p>
          </table:table-cell>
          <table:table-cell table:formula="of:=MODE([.$I$1:.$I$101])" office:value-type="string" office:string-value="" calcext:value-type="error">
            <text:p>#VALUE!</text:p>
          </table:table-cell>
          <table:table-cell table:formula="of:=MODE([.$J$1:.$J$101])" office:value-type="float" office:value="194.564" calcext:value-type="float">
            <text:p>194.564</text:p>
          </table:table-cell>
          <table:table-cell table:formula="of:=MODE([.$K$1:.$K$101])" office:value-type="string" office:string-value="" calcext:value-type="error">
            <text:p>#VALUE!</text:p>
          </table:table-cell>
          <table:table-cell table:formula="of:=MODE([.$L$1:.$L$101])" office:value-type="float" office:value="190.589" calcext:value-type="float">
            <text:p>190.589</text:p>
          </table:table-cell>
          <table:table-cell table:formula="of:=MODE([.$M$1:.$M$101])" office:value-type="string" office:string-value="" calcext:value-type="error">
            <text:p>#VALUE!</text:p>
          </table:table-cell>
          <table:table-cell table:formula="of:=MODE([.$N$1:.$N$101])" office:value-type="float" office:value="175.944" calcext:value-type="float">
            <text:p>175.944</text:p>
          </table:table-cell>
          <table:table-cell table:formula="of:=MODE([.$O$1:.$O$101])" office:value-type="string" office:string-value="" calcext:value-type="error">
            <text:p>#VALUE!</text:p>
          </table:table-cell>
          <table:table-cell table:formula="of:=MODE([.$P$1:.$P$101])" office:value-type="float" office:value="180.649" calcext:value-type="float">
            <text:p>180.6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$B$1:.$B$101])" office:value-type="float" office:value="1546.9705" calcext:value-type="float">
            <text:p>1546.9705</text:p>
          </table:table-cell>
          <table:table-cell table:formula="of:=MEDIAN([.$C$1:.$C$101])" office:value-type="float" office:value="1612.722" calcext:value-type="float">
            <text:p>1612.722</text:p>
          </table:table-cell>
          <table:table-cell table:formula="of:=MEDIAN([.$D$1:.$D$101])" office:value-type="float" office:value="385.299" calcext:value-type="float">
            <text:p>385.299</text:p>
          </table:table-cell>
          <table:table-cell table:formula="of:=MEDIAN([.$E$1:.$E$101])" office:value-type="float" office:value="706.549" calcext:value-type="float">
            <text:p>706.549</text:p>
          </table:table-cell>
          <table:table-cell table:formula="of:=MEDIAN([.$F$1:.$F$101])" office:value-type="float" office:value="175.1545" calcext:value-type="float">
            <text:p>175.1545</text:p>
          </table:table-cell>
          <table:table-cell table:formula="of:=MEDIAN([.$G$1:.$G$101])" office:value-type="float" office:value="198.3055" calcext:value-type="float">
            <text:p>198.3055</text:p>
          </table:table-cell>
          <table:table-cell table:formula="of:=MEDIAN([.$H$1:.$H$101])" office:value-type="float" office:value="303.643" calcext:value-type="float">
            <text:p>303.643</text:p>
          </table:table-cell>
          <table:table-cell table:formula="of:=MEDIAN([.$I$1:.$I$101])" office:value-type="float" office:value="1641.4595" calcext:value-type="float">
            <text:p>1641.4595</text:p>
          </table:table-cell>
          <table:table-cell table:formula="of:=MEDIAN([.$J$1:.$J$101])" office:value-type="float" office:value="194.3325" calcext:value-type="float">
            <text:p>194.3325</text:p>
          </table:table-cell>
          <table:table-cell table:formula="of:=MEDIAN([.$K$1:.$K$101])" office:value-type="float" office:value="1633.1205" calcext:value-type="float">
            <text:p>1633.1205</text:p>
          </table:table-cell>
          <table:table-cell table:formula="of:=MEDIAN([.$L$1:.$L$101])" office:value-type="float" office:value="191.264" calcext:value-type="float">
            <text:p>191.264</text:p>
          </table:table-cell>
          <table:table-cell table:formula="of:=MEDIAN([.$M$1:.$M$101])" office:value-type="float" office:value="1574.4555" calcext:value-type="float">
            <text:p>1574.4555</text:p>
          </table:table-cell>
          <table:table-cell table:formula="of:=MEDIAN([.$N$1:.$N$101])" office:value-type="float" office:value="175.0895" calcext:value-type="float">
            <text:p>175.0895</text:p>
          </table:table-cell>
          <table:table-cell table:formula="of:=MEDIAN([.$O$1:.$O$101])" office:value-type="float" office:value="1723.996" calcext:value-type="float">
            <text:p>1723.996</text:p>
          </table:table-cell>
          <table:table-cell table:formula="of:=MEDIAN([.$P$1:.$P$101])" office:value-type="float" office:value="178.981" calcext:value-type="float">
            <text:p>178.981</text:p>
          </table:table-cell>
          <table:table-cell table:number-columns-repeated="2"/>
          <table:table-cell office:value-type="float" office:value="869.546" calcext:value-type="float">
            <text:p>869.546</text:p>
          </table:table-cell>
          <table:table-cell office:value-type="float" office:value="177.1125" calcext:value-type="float">
            <text:p>177.1125</text:p>
          </table:table-cell>
          <table:table-cell/>
        </table:table-row>
        <table:table-row table:style-name="ro1">
          <table:table-cell office:value-type="string" calcext:value-type="string">
            <text:p>First Quartile</text:p>
          </table:table-cell>
          <table:table-cell table:formula="of:=QUARTILE([.$B$1:.$B$101]; 1)" office:value-type="float" office:value="1542.17825" calcext:value-type="float">
            <text:p>1542.17825</text:p>
          </table:table-cell>
          <table:table-cell table:formula="of:=QUARTILE([.$C$1:.$C$101]; 1)" office:value-type="float" office:value="1573.56775" calcext:value-type="float">
            <text:p>1573.56775</text:p>
          </table:table-cell>
          <table:table-cell table:formula="of:=QUARTILE([.$D$1:.$D$101]; 1)" office:value-type="float" office:value="383.84" calcext:value-type="float">
            <text:p>383.84</text:p>
          </table:table-cell>
          <table:table-cell table:formula="of:=QUARTILE([.$E$1:.$E$101]; 1)" office:value-type="float" office:value="705.93375" calcext:value-type="float">
            <text:p>705.93375</text:p>
          </table:table-cell>
          <table:table-cell table:formula="of:=QUARTILE([.$F$1:.$F$101]; 1)" office:value-type="float" office:value="173.92825" calcext:value-type="float">
            <text:p>173.92825</text:p>
          </table:table-cell>
          <table:table-cell table:formula="of:=QUARTILE([.$G$1:.$G$101]; 1)" office:value-type="float" office:value="197.47275" calcext:value-type="float">
            <text:p>197.47275</text:p>
          </table:table-cell>
          <table:table-cell table:formula="of:=QUARTILE([.$H$1:.$H$101]; 1)" office:value-type="float" office:value="302.939" calcext:value-type="float">
            <text:p>302.939</text:p>
          </table:table-cell>
          <table:table-cell table:formula="of:=QUARTILE([.$I$1:.$I$101]; 1)" office:value-type="float" office:value="1630.981" calcext:value-type="float">
            <text:p>1630.981</text:p>
          </table:table-cell>
          <table:table-cell table:formula="of:=QUARTILE([.$J$1:.$J$101]; 1)" office:value-type="float" office:value="193.5545" calcext:value-type="float">
            <text:p>193.5545</text:p>
          </table:table-cell>
          <table:table-cell table:formula="of:=QUARTILE([.$K$1:.$K$101]; 1)" office:value-type="float" office:value="1625.1865" calcext:value-type="float">
            <text:p>1625.1865</text:p>
          </table:table-cell>
          <table:table-cell table:formula="of:=QUARTILE([.$L$1:.$L$101]; 1)" office:value-type="float" office:value="190.589" calcext:value-type="float">
            <text:p>190.589</text:p>
          </table:table-cell>
          <table:table-cell table:formula="of:=QUARTILE([.$M$1:.$M$101]; 1)" office:value-type="float" office:value="1565.12625" calcext:value-type="float">
            <text:p>1565.12625</text:p>
          </table:table-cell>
          <table:table-cell table:formula="of:=QUARTILE([.$N$1:.$N$101]; 1)" office:value-type="float" office:value="173.986" calcext:value-type="float">
            <text:p>173.986</text:p>
          </table:table-cell>
          <table:table-cell table:formula="of:=QUARTILE([.$O$1:.$O$101]; 1)" office:value-type="float" office:value="1715.19175" calcext:value-type="float">
            <text:p>1715.19175</text:p>
          </table:table-cell>
          <table:table-cell table:formula="of:=QUARTILE([.$P$1:.$P$101]; 1)" office:value-type="float" office:value="176.201" calcext:value-type="float">
            <text:p>176.2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rd Quartile</text:p>
          </table:table-cell>
          <table:table-cell table:formula="of:=QUARTILE([.$B$1:.$B$101]; 3)" office:value-type="float" office:value="1554.5545" calcext:value-type="float">
            <text:p>1554.5545</text:p>
          </table:table-cell>
          <table:table-cell table:formula="of:=QUARTILE([.$C$1:.$C$101]; 3)" office:value-type="float" office:value="1647.25225" calcext:value-type="float">
            <text:p>1647.25225</text:p>
          </table:table-cell>
          <table:table-cell table:formula="of:=QUARTILE([.$D$1:.$D$101]; 3)" office:value-type="float" office:value="385.81825" calcext:value-type="float">
            <text:p>385.81825</text:p>
          </table:table-cell>
          <table:table-cell table:formula="of:=QUARTILE([.$E$1:.$E$101]; 3)" office:value-type="float" office:value="707.261" calcext:value-type="float">
            <text:p>707.261</text:p>
          </table:table-cell>
          <table:table-cell table:formula="of:=QUARTILE([.$F$1:.$F$101]; 3)" office:value-type="float" office:value="176.808" calcext:value-type="float">
            <text:p>176.808</text:p>
          </table:table-cell>
          <table:table-cell table:formula="of:=QUARTILE([.$G$1:.$G$101]; 3)" office:value-type="float" office:value="199.3095" calcext:value-type="float">
            <text:p>199.3095</text:p>
          </table:table-cell>
          <table:table-cell table:formula="of:=QUARTILE([.$H$1:.$H$101]; 3)" office:value-type="float" office:value="304.8495" calcext:value-type="float">
            <text:p>304.8495</text:p>
          </table:table-cell>
          <table:table-cell table:formula="of:=QUARTILE([.$I$1:.$I$101]; 3)" office:value-type="float" office:value="1650.79925" calcext:value-type="float">
            <text:p>1650.79925</text:p>
          </table:table-cell>
          <table:table-cell table:formula="of:=QUARTILE([.$J$1:.$J$101]; 3)" office:value-type="float" office:value="195.7325" calcext:value-type="float">
            <text:p>195.7325</text:p>
          </table:table-cell>
          <table:table-cell table:formula="of:=QUARTILE([.$K$1:.$K$101]; 3)" office:value-type="float" office:value="1638.1245" calcext:value-type="float">
            <text:p>1638.1245</text:p>
          </table:table-cell>
          <table:table-cell table:formula="of:=QUARTILE([.$L$1:.$L$101]; 3)" office:value-type="float" office:value="192.9105" calcext:value-type="float">
            <text:p>192.9105</text:p>
          </table:table-cell>
          <table:table-cell table:formula="of:=QUARTILE([.$M$1:.$M$101]; 3)" office:value-type="float" office:value="1580.07525" calcext:value-type="float">
            <text:p>1580.07525</text:p>
          </table:table-cell>
          <table:table-cell table:formula="of:=QUARTILE([.$N$1:.$N$101]; 3)" office:value-type="float" office:value="176.523" calcext:value-type="float">
            <text:p>176.523</text:p>
          </table:table-cell>
          <table:table-cell table:formula="of:=QUARTILE([.$O$1:.$O$101]; 3)" office:value-type="float" office:value="1731.50225" calcext:value-type="float">
            <text:p>1731.50225</text:p>
          </table:table-cell>
          <table:table-cell table:formula="of:=QUARTILE([.$P$1:.$P$101]; 3)" office:value-type="float" office:value="180.55425" calcext:value-type="float">
            <text:p>180.55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riance</text:p>
          </table:table-cell>
          <table:table-cell table:formula="of:=VAR([.$B$1:.$B$101])" office:value-type="float" office:value="188.114376869091" calcext:value-type="float">
            <text:p>188.114376869091</text:p>
          </table:table-cell>
          <table:table-cell table:formula="of:=VAR([.$C$1:.$C$101])" office:value-type="float" office:value="2576.84262675505" calcext:value-type="float">
            <text:p>2576.84262675505</text:p>
          </table:table-cell>
          <table:table-cell table:formula="of:=VAR([.$D$1:.$D$101])" office:value-type="float" office:value="1.14975778787878" calcext:value-type="float">
            <text:p>1.14975778787878</text:p>
          </table:table-cell>
          <table:table-cell table:formula="of:=VAR([.$E$1:.$E$101])" office:value-type="float" office:value="8.93581507313133" calcext:value-type="float">
            <text:p>8.93581507313133</text:p>
          </table:table-cell>
          <table:table-cell table:formula="of:=VAR([.$F$1:.$F$101])" office:value-type="float" office:value="4.42633228878788" calcext:value-type="float">
            <text:p>4.42633228878788</text:p>
          </table:table-cell>
          <table:table-cell table:formula="of:=VAR([.$G$1:.$G$101])" office:value-type="float" office:value="2.65162447717172" calcext:value-type="float">
            <text:p>2.65162447717172</text:p>
          </table:table-cell>
          <table:table-cell table:formula="of:=VAR([.$H$1:.$H$101])" office:value-type="float" office:value="4.4038793228283" calcext:value-type="float">
            <text:p>4.4038793228283</text:p>
          </table:table-cell>
          <table:table-cell table:formula="of:=VAR([.$I$1:.$I$101])" office:value-type="float" office:value="362.838521020101" calcext:value-type="float">
            <text:p>362.838521020101</text:p>
          </table:table-cell>
          <table:table-cell table:formula="of:=VAR([.$J$1:.$J$101])" office:value-type="float" office:value="3.17823873242424" calcext:value-type="float">
            <text:p>3.17823873242424</text:p>
          </table:table-cell>
          <table:table-cell table:formula="of:=VAR([.$K$1:.$K$101])" office:value-type="float" office:value="311.732873613738" calcext:value-type="float">
            <text:p>311.732873613738</text:p>
          </table:table-cell>
          <table:table-cell table:formula="of:=VAR([.$L$1:.$L$101])" office:value-type="float" office:value="3.82042545646465" calcext:value-type="float">
            <text:p>3.82042545646465</text:p>
          </table:table-cell>
          <table:table-cell table:formula="of:=VAR([.$M$1:.$M$101])" office:value-type="float" office:value="116.059707424243" calcext:value-type="float">
            <text:p>116.059707424243</text:p>
          </table:table-cell>
          <table:table-cell table:formula="of:=VAR([.$N$1:.$N$101])" office:value-type="float" office:value="5.43448243070707" calcext:value-type="float">
            <text:p>5.43448243070707</text:p>
          </table:table-cell>
          <table:table-cell table:formula="of:=VAR([.$O$1:.$O$101])" office:value-type="float" office:value="348.28013504808" calcext:value-type="float">
            <text:p>348.28013504808</text:p>
          </table:table-cell>
          <table:table-cell table:formula="of:=VAR([.$P$1:.$P$101])" office:value-type="float" office:value="13.2937618863636" calcext:value-type="float">
            <text:p>13.29376188636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([.$B$1:.$B$101])" office:value-type="float" office:value="13.7154794618741" calcext:value-type="float">
            <text:p>13.7154794618741</text:p>
          </table:table-cell>
          <table:table-cell table:formula="of:=STDEV([.$C$1:.$C$101])" office:value-type="float" office:value="50.7626105195059" calcext:value-type="float">
            <text:p>50.7626105195059</text:p>
          </table:table-cell>
          <table:table-cell table:formula="of:=STDEV([.$D$1:.$D$101])" office:value-type="float" office:value="1.0722675915455" calcext:value-type="float">
            <text:p>1.0722675915455</text:p>
          </table:table-cell>
          <table:table-cell table:formula="of:=STDEV([.$E$1:.$E$101])" office:value-type="float" office:value="2.98928337116629" calcext:value-type="float">
            <text:p>2.98928337116629</text:p>
          </table:table-cell>
          <table:table-cell table:formula="of:=STDEV([.$F$1:.$F$101])" office:value-type="float" office:value="2.10388504647661" calcext:value-type="float">
            <text:p>2.10388504647661</text:p>
          </table:table-cell>
          <table:table-cell table:formula="of:=STDEV([.$G$1:.$G$101])" office:value-type="float" office:value="1.62838093736439" calcext:value-type="float">
            <text:p>1.62838093736439</text:p>
          </table:table-cell>
          <table:table-cell table:formula="of:=STDEV([.$H$1:.$H$101])" office:value-type="float" office:value="2.09854218990906" calcext:value-type="float">
            <text:p>2.09854218990906</text:p>
          </table:table-cell>
          <table:table-cell table:formula="of:=STDEV([.$I$1:.$I$101])" office:value-type="float" office:value="19.0483206876643" calcext:value-type="float">
            <text:p>19.0483206876643</text:p>
          </table:table-cell>
          <table:table-cell table:formula="of:=STDEV([.$J$1:.$J$101])" office:value-type="float" office:value="1.78276154670899" calcext:value-type="float">
            <text:p>1.78276154670899</text:p>
          </table:table-cell>
          <table:table-cell table:formula="of:=STDEV([.$K$1:.$K$101])" office:value-type="float" office:value="17.6559585866567" calcext:value-type="float">
            <text:p>17.6559585866567</text:p>
          </table:table-cell>
          <table:table-cell table:formula="of:=STDEV([.$L$1:.$L$101])" office:value-type="float" office:value="1.95459086677101" calcext:value-type="float">
            <text:p>1.95459086677101</text:p>
          </table:table-cell>
          <table:table-cell table:formula="of:=STDEV([.$M$1:.$M$101])" office:value-type="float" office:value="10.7731011052641" calcext:value-type="float">
            <text:p>10.7731011052641</text:p>
          </table:table-cell>
          <table:table-cell table:formula="of:=STDEV([.$N$1:.$N$101])" office:value-type="float" office:value="2.33119763870571" calcext:value-type="float">
            <text:p>2.33119763870571</text:p>
          </table:table-cell>
          <table:table-cell table:formula="of:=STDEV([.$O$1:.$O$101])" office:value-type="float" office:value="18.6622650031576" calcext:value-type="float">
            <text:p>18.6622650031576</text:p>
          </table:table-cell>
          <table:table-cell table:formula="of:=STDEV([.$P$1:.$P$101])" office:value-type="float" office:value="3.64606114682182" calcext:value-type="float">
            <text:p>3.64606114682182</text:p>
          </table:table-cell>
          <table:table-cell office:value-type="float" office:value="10.6364422946473" calcext:value-type="float">
            <text:p>10.6364422946473</text:p>
          </table:table-cell>
          <table:table-cell office:value-type="float" office:value="1.32556016050102" calcext:value-type="float">
            <text:p>1.325560160501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rtosis</text:p>
          </table:table-cell>
          <table:table-cell table:formula="of:=KURT([.$B$1:.$B$101])" office:value-type="float" office:value="2.53229317992292" calcext:value-type="float">
            <text:p>2.53229317992292</text:p>
          </table:table-cell>
          <table:table-cell table:formula="of:=KURT([.$C$1:.$C$101])" office:value-type="float" office:value="0.733322747145209" calcext:value-type="float">
            <text:p>0.733322747145209</text:p>
          </table:table-cell>
          <table:table-cell table:formula="of:=KURT([.$D$1:.$D$101])" office:value-type="float" office:value="-0.926798720326289" calcext:value-type="float">
            <text:p>-0.926798720326289</text:p>
          </table:table-cell>
          <table:table-cell table:formula="of:=KURT([.$E$1:.$E$101])" office:value-type="float" office:value="0.363261295322315" calcext:value-type="float">
            <text:p>0.363261295322315</text:p>
          </table:table-cell>
          <table:table-cell table:formula="of:=KURT([.$F$1:.$F$101])" office:value-type="float" office:value="1.00846073672761" calcext:value-type="float">
            <text:p>1.00846073672761</text:p>
          </table:table-cell>
          <table:table-cell table:formula="of:=KURT([.$G$1:.$G$101])" office:value-type="float" office:value="0.33682021634466" calcext:value-type="float">
            <text:p>0.33682021634466</text:p>
          </table:table-cell>
          <table:table-cell table:formula="of:=KURT([.$H$1:.$H$101])" office:value-type="float" office:value="0.152249496321454" calcext:value-type="float">
            <text:p>0.152249496321454</text:p>
          </table:table-cell>
          <table:table-cell table:formula="of:=KURT([.$I$1:.$I$101])" office:value-type="float" office:value="5.60750592456888" calcext:value-type="float">
            <text:p>5.60750592456888</text:p>
          </table:table-cell>
          <table:table-cell table:formula="of:=KURT([.$J$1:.$J$101])" office:value-type="float" office:value="0.384102314368561" calcext:value-type="float">
            <text:p>0.384102314368561</text:p>
          </table:table-cell>
          <table:table-cell table:formula="of:=KURT([.$K$1:.$K$101])" office:value-type="float" office:value="3.40560682643839" calcext:value-type="float">
            <text:p>3.40560682643839</text:p>
          </table:table-cell>
          <table:table-cell table:formula="of:=KURT([.$L$1:.$L$101])" office:value-type="float" office:value="6.84876294882995" calcext:value-type="float">
            <text:p>6.84876294882995</text:p>
          </table:table-cell>
          <table:table-cell table:formula="of:=KURT([.$M$1:.$M$101])" office:value-type="float" office:value="6.11368785013368" calcext:value-type="float">
            <text:p>6.11368785013368</text:p>
          </table:table-cell>
          <table:table-cell table:formula="of:=KURT([.$N$1:.$N$101])" office:value-type="float" office:value="2.90189995099536" calcext:value-type="float">
            <text:p>2.90189995099536</text:p>
          </table:table-cell>
          <table:table-cell table:formula="of:=KURT([.$O$1:.$O$101])" office:value-type="float" office:value="12.2798032891906" calcext:value-type="float">
            <text:p>12.2798032891906</text:p>
          </table:table-cell>
          <table:table-cell table:formula="of:=KURT([.$P$1:.$P$101])" office:value-type="float" office:value="20.6494536156769" calcext:value-type="float">
            <text:p>20.64945361567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kewness</text:p>
          </table:table-cell>
          <table:table-cell table:formula="of:=SKEW([.$B$1:.$B$101])" office:value-type="float" office:value="1.51558643875874" calcext:value-type="float">
            <text:p>1.51558643875874</text:p>
          </table:table-cell>
          <table:table-cell table:formula="of:=SKEW([.$C$1:.$C$101])" office:value-type="float" office:value="0.872444030669469" calcext:value-type="float">
            <text:p>0.872444030669469</text:p>
          </table:table-cell>
          <table:table-cell table:formula="of:=SKEW([.$D$1:.$D$101])" office:value-type="float" office:value="-0.514492205779845" calcext:value-type="float">
            <text:p>-0.514492205779845</text:p>
          </table:table-cell>
          <table:table-cell table:formula="of:=SKEW([.$E$1:.$E$101])" office:value-type="float" office:value="-1.40543140030224" calcext:value-type="float">
            <text:p>-1.40543140030224</text:p>
          </table:table-cell>
          <table:table-cell table:formula="of:=SKEW([.$F$1:.$F$101])" office:value-type="float" office:value="1.0000569092756" calcext:value-type="float">
            <text:p>1.0000569092756</text:p>
          </table:table-cell>
          <table:table-cell table:formula="of:=SKEW([.$G$1:.$G$101])" office:value-type="float" office:value="0.314579212433821" calcext:value-type="float">
            <text:p>0.314579212433821</text:p>
          </table:table-cell>
          <table:table-cell table:formula="of:=SKEW([.$H$1:.$H$101])" office:value-type="float" office:value="-0.304868757087056" calcext:value-type="float">
            <text:p>-0.304868757087056</text:p>
          </table:table-cell>
          <table:table-cell table:formula="of:=SKEW([.$I$1:.$I$101])" office:value-type="float" office:value="1.84609545413201" calcext:value-type="float">
            <text:p>1.84609545413201</text:p>
          </table:table-cell>
          <table:table-cell table:formula="of:=SKEW([.$J$1:.$J$101])" office:value-type="float" office:value="0.339355152105357" calcext:value-type="float">
            <text:p>0.339355152105357</text:p>
          </table:table-cell>
          <table:table-cell table:formula="of:=SKEW([.$K$1:.$K$101])" office:value-type="float" office:value="1.58630934410075" calcext:value-type="float">
            <text:p>1.58630934410075</text:p>
          </table:table-cell>
          <table:table-cell table:formula="of:=SKEW([.$L$1:.$L$101])" office:value-type="float" office:value="1.70773264218334" calcext:value-type="float">
            <text:p>1.70773264218334</text:p>
          </table:table-cell>
          <table:table-cell table:formula="of:=SKEW([.$M$1:.$M$101])" office:value-type="float" office:value="1.19629120666077" calcext:value-type="float">
            <text:p>1.19629120666077</text:p>
          </table:table-cell>
          <table:table-cell table:formula="of:=SKEW([.$N$1:.$N$101])" office:value-type="float" office:value="1.45804741842232" calcext:value-type="float">
            <text:p>1.45804741842232</text:p>
          </table:table-cell>
          <table:table-cell table:formula="of:=SKEW([.$O$1:.$O$101])" office:value-type="float" office:value="2.31761746076824" calcext:value-type="float">
            <text:p>2.31761746076824</text:p>
          </table:table-cell>
          <table:table-cell table:formula="of:=SKEW([.$P$1:.$P$101])" office:value-type="float" office:value="3.33846527898456" calcext:value-type="float">
            <text:p>3.338465278984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ge</text:p>
          </table:table-cell>
          <table:table-cell table:formula="of:=MAX([.$B$1:.$B$101])-MIN([.$B$1:.$B$101])" office:value-type="float" office:value="72.451" calcext:value-type="float">
            <text:p>72.451</text:p>
          </table:table-cell>
          <table:table-cell table:formula="of:=MAX([.$C$1:.$C$101])-MIN([.$C$1:.$C$101])" office:value-type="float" office:value="251.457" calcext:value-type="float">
            <text:p>251.457</text:p>
          </table:table-cell>
          <table:table-cell table:formula="of:=MAX([.$D$1:.$D$101])-MIN([.$D$1:.$D$101])" office:value-type="float" office:value="4.22900000000004" calcext:value-type="float">
            <text:p>4.22900000000004</text:p>
          </table:table-cell>
          <table:table-cell table:formula="of:=MAX([.$E$1:.$E$101])-MIN([.$E$1:.$E$101])" office:value-type="float" office:value="10.5450000000001" calcext:value-type="float">
            <text:p>10.5450000000001</text:p>
          </table:table-cell>
          <table:table-cell table:formula="of:=MAX([.$F$1:.$F$101])-MIN([.$F$1:.$F$101])" office:value-type="float" office:value="11.071" calcext:value-type="float">
            <text:p>11.071</text:p>
          </table:table-cell>
          <table:table-cell table:formula="of:=MAX([.$G$1:.$G$101])-MIN([.$G$1:.$G$101])" office:value-type="float" office:value="8.31" calcext:value-type="float">
            <text:p>8.31</text:p>
          </table:table-cell>
          <table:table-cell table:formula="of:=MAX([.$H$1:.$H$101])-MIN([.$H$1:.$H$101])" office:value-type="float" office:value="9.79500000000002" calcext:value-type="float">
            <text:p>9.79500000000002</text:p>
          </table:table-cell>
          <table:table-cell table:formula="of:=MAX([.$I$1:.$I$101])-MIN([.$I$1:.$I$101])" office:value-type="float" office:value="117.56" calcext:value-type="float">
            <text:p>117.56</text:p>
          </table:table-cell>
          <table:table-cell table:formula="of:=MAX([.$J$1:.$J$101])-MIN([.$J$1:.$J$101])" office:value-type="float" office:value="9.01900000000001" calcext:value-type="float">
            <text:p>9.01900000000001</text:p>
          </table:table-cell>
          <table:table-cell table:formula="of:=MAX([.$K$1:.$K$101])-MIN([.$K$1:.$K$101])" office:value-type="float" office:value="95.0989999999999" calcext:value-type="float">
            <text:p>95.0989999999999</text:p>
          </table:table-cell>
          <table:table-cell table:formula="of:=MAX([.$L$1:.$L$101])-MIN([.$L$1:.$L$101])" office:value-type="float" office:value="13.556" calcext:value-type="float">
            <text:p>13.556</text:p>
          </table:table-cell>
          <table:table-cell table:formula="of:=MAX([.$M$1:.$M$101])-MIN([.$M$1:.$M$101])" office:value-type="float" office:value="77.048" calcext:value-type="float">
            <text:p>77.048</text:p>
          </table:table-cell>
          <table:table-cell table:formula="of:=MAX([.$N$1:.$N$101])-MIN([.$N$1:.$N$101])" office:value-type="float" office:value="12.598" calcext:value-type="float">
            <text:p>12.598</text:p>
          </table:table-cell>
          <table:table-cell table:formula="of:=MAX([.$O$1:.$O$101])-MIN([.$O$1:.$O$101])" office:value-type="float" office:value="145.072" calcext:value-type="float">
            <text:p>145.072</text:p>
          </table:table-cell>
          <table:table-cell table:formula="of:=MAX([.$P$1:.$P$101])-MIN([.$P$1:.$P$101])" office:value-type="float" office:value="28.79" calcext:value-type="float">
            <text:p>28.79</text:p>
          </table:table-cell>
          <table:table-cell table:formula="of:=[.Q115]-[.Q114]" office:value-type="float" office:value="54.110676" calcext:value-type="float">
            <text:p>54.110676</text:p>
          </table:table-cell>
          <table:table-cell table:formula="of:=[.R115]-[.R114]" office:value-type="float" office:value="5.61585400000001" calcext:value-type="float">
            <text:p>5.61585400000001</text:p>
          </table:table-cell>
          <table:table-cell table:formula="of:=[.S115]-[.S114]" office:value-type="float" office:value="4.06500000000005" calcext:value-type="float">
            <text:p>4.06500000000005</text:p>
          </table:table-cell>
          <table:table-cell table:formula="of:=[.T115]-[.T114]" office:value-type="float" office:value="8.01499999999999" calcext:value-type="float">
            <text:p>8.01499999999999</text:p>
          </table:table-cell>
          <table:table-cell/>
        </table:table-row>
        <table:table-row table:style-name="ro1">
          <table:table-cell office:value-type="string" calcext:value-type="string">
            <text:p>Minimum</text:p>
          </table:table-cell>
          <table:table-cell table:formula="of:=MIN([.$B$1:.$B$101])" office:value-type="float" office:value="1527.124" calcext:value-type="float">
            <text:p>1527.124</text:p>
          </table:table-cell>
          <table:table-cell table:formula="of:=MIN([.$C$1:.$C$101])" office:value-type="float" office:value="1547.65" calcext:value-type="float">
            <text:p>1547.65</text:p>
          </table:table-cell>
          <table:table-cell table:formula="of:=MIN([.$D$1:.$D$101])" office:value-type="float" office:value="382.657" calcext:value-type="float">
            <text:p>382.657</text:p>
          </table:table-cell>
          <table:table-cell table:formula="of:=MIN([.$E$1:.$E$101])" office:value-type="float" office:value="699.045" calcext:value-type="float">
            <text:p>699.045</text:p>
          </table:table-cell>
          <table:table-cell table:formula="of:=MIN([.$F$1:.$F$101])" office:value-type="float" office:value="172.226" calcext:value-type="float">
            <text:p>172.226</text:p>
          </table:table-cell>
          <table:table-cell table:formula="of:=MIN([.$G$1:.$G$101])" office:value-type="float" office:value="194.937" calcext:value-type="float">
            <text:p>194.937</text:p>
          </table:table-cell>
          <table:table-cell table:formula="of:=MIN([.$H$1:.$H$101])" office:value-type="float" office:value="298.89" calcext:value-type="float">
            <text:p>298.89</text:p>
          </table:table-cell>
          <table:table-cell table:formula="of:=MIN([.$I$1:.$I$101])" office:value-type="float" office:value="1614.115" calcext:value-type="float">
            <text:p>1614.115</text:p>
          </table:table-cell>
          <table:table-cell table:formula="of:=MIN([.$J$1:.$J$101])" office:value-type="float" office:value="190.922" calcext:value-type="float">
            <text:p>190.922</text:p>
          </table:table-cell>
          <table:table-cell table:formula="of:=MIN([.$K$1:.$K$101])" office:value-type="float" office:value="1608.616" calcext:value-type="float">
            <text:p>1608.616</text:p>
          </table:table-cell>
          <table:table-cell table:formula="of:=MIN([.$L$1:.$L$101])" office:value-type="float" office:value="188.561" calcext:value-type="float">
            <text:p>188.561</text:p>
          </table:table-cell>
          <table:table-cell table:formula="of:=MIN([.$M$1:.$M$101])" office:value-type="float" office:value="1552.551" calcext:value-type="float">
            <text:p>1552.551</text:p>
          </table:table-cell>
          <table:table-cell table:formula="of:=MIN([.$N$1:.$N$101])" office:value-type="float" office:value="172.491" calcext:value-type="float">
            <text:p>172.491</text:p>
          </table:table-cell>
          <table:table-cell table:formula="of:=MIN([.$O$1:.$O$101])" office:value-type="float" office:value="1691.146" calcext:value-type="float">
            <text:p>1691.146</text:p>
          </table:table-cell>
          <table:table-cell table:formula="of:=MIN([.$P$1:.$P$101])" office:value-type="float" office:value="174.962" calcext:value-type="float">
            <text:p>174.962</text:p>
          </table:table-cell>
          <table:table-cell office:value-type="float" office:value="1570.018882" calcext:value-type="float">
            <text:p>1570.018882</text:p>
          </table:table-cell>
          <table:table-cell office:value-type="float" office:value="170.660016" calcext:value-type="float">
            <text:p>170.660016</text:p>
          </table:table-cell>
          <table:table-cell office:value-type="float" office:value="868.069" calcext:value-type="float">
            <text:p>868.069</text:p>
          </table:table-cell>
          <table:table-cell office:value-type="float" office:value="175.186" calcext:value-type="float">
            <text:p>175.186</text:p>
          </table:table-cell>
          <table:table-cell/>
        </table:table-row>
        <table:table-row table:style-name="ro1">
          <table:table-cell office:value-type="string" calcext:value-type="string">
            <text:p>Maximum</text:p>
          </table:table-cell>
          <table:table-cell table:formula="of:=MAX([.$B$1:.$B$101])" office:value-type="float" office:value="1599.575" calcext:value-type="float">
            <text:p>1599.575</text:p>
          </table:table-cell>
          <table:table-cell table:formula="of:=MAX([.$C$1:.$C$101])" office:value-type="float" office:value="1799.107" calcext:value-type="float">
            <text:p>1799.107</text:p>
          </table:table-cell>
          <table:table-cell table:formula="of:=MAX([.$D$1:.$D$101])" office:value-type="float" office:value="386.886" calcext:value-type="float">
            <text:p>386.886</text:p>
          </table:table-cell>
          <table:table-cell table:formula="of:=MAX([.$E$1:.$E$101])" office:value-type="float" office:value="709.59" calcext:value-type="float">
            <text:p>709.59</text:p>
          </table:table-cell>
          <table:table-cell table:formula="of:=MAX([.$F$1:.$F$101])" office:value-type="float" office:value="183.297" calcext:value-type="float">
            <text:p>183.297</text:p>
          </table:table-cell>
          <table:table-cell table:formula="of:=MAX([.$G$1:.$G$101])" office:value-type="float" office:value="203.247" calcext:value-type="float">
            <text:p>203.247</text:p>
          </table:table-cell>
          <table:table-cell table:formula="of:=MAX([.$H$1:.$H$101])" office:value-type="float" office:value="308.685" calcext:value-type="float">
            <text:p>308.685</text:p>
          </table:table-cell>
          <table:table-cell table:formula="of:=MAX([.$I$1:.$I$101])" office:value-type="float" office:value="1731.675" calcext:value-type="float">
            <text:p>1731.675</text:p>
          </table:table-cell>
          <table:table-cell table:formula="of:=MAX([.$J$1:.$J$101])" office:value-type="float" office:value="199.941" calcext:value-type="float">
            <text:p>199.941</text:p>
          </table:table-cell>
          <table:table-cell table:formula="of:=MAX([.$K$1:.$K$101])" office:value-type="float" office:value="1703.715" calcext:value-type="float">
            <text:p>1703.715</text:p>
          </table:table-cell>
          <table:table-cell table:formula="of:=MAX([.$L$1:.$L$101])" office:value-type="float" office:value="202.117" calcext:value-type="float">
            <text:p>202.117</text:p>
          </table:table-cell>
          <table:table-cell table:formula="of:=MAX([.$M$1:.$M$101])" office:value-type="float" office:value="1629.599" calcext:value-type="float">
            <text:p>1629.599</text:p>
          </table:table-cell>
          <table:table-cell table:formula="of:=MAX([.$N$1:.$N$101])" office:value-type="float" office:value="185.089" calcext:value-type="float">
            <text:p>185.089</text:p>
          </table:table-cell>
          <table:table-cell table:formula="of:=MAX([.$O$1:.$O$101])" office:value-type="float" office:value="1836.218" calcext:value-type="float">
            <text:p>1836.218</text:p>
          </table:table-cell>
          <table:table-cell table:formula="of:=MAX([.$P$1:.$P$101])" office:value-type="float" office:value="203.752" calcext:value-type="float">
            <text:p>203.752</text:p>
          </table:table-cell>
          <table:table-cell office:value-type="float" office:value="1624.129558" calcext:value-type="float">
            <text:p>1624.129558</text:p>
          </table:table-cell>
          <table:table-cell office:value-type="float" office:value="176.27587" calcext:value-type="float">
            <text:p>176.27587</text:p>
          </table:table-cell>
          <table:table-cell office:value-type="float" office:value="872.134" calcext:value-type="float">
            <text:p>872.134</text:p>
          </table:table-cell>
          <table:table-cell office:value-type="float" office:value="183.201" calcext:value-type="float">
            <text:p>183.201</text:p>
          </table:table-cell>
          <table:table-cell/>
        </table:table-row>
        <table:table-row table:style-name="ro1">
          <table:table-cell office:value-type="string" calcext:value-type="string">
            <text:p>Sum</text:p>
          </table:table-cell>
          <table:table-cell table:formula="of:=SUM([.$B$1:.$B$101])" office:value-type="float" office:value="155034.186" calcext:value-type="float">
            <text:p>155034.186</text:p>
          </table:table-cell>
          <table:table-cell table:formula="of:=SUM([.$C$1:.$C$101])" office:value-type="float" office:value="161811.905" calcext:value-type="float">
            <text:p>161811.905</text:p>
          </table:table-cell>
          <table:table-cell table:formula="of:=SUM([.$D$1:.$D$101])" office:value-type="float" office:value="38502.51" calcext:value-type="float">
            <text:p>38502.51</text:p>
          </table:table-cell>
          <table:table-cell table:formula="of:=SUM([.$E$1:.$E$101])" office:value-type="float" office:value="70545.024" calcext:value-type="float">
            <text:p>70545.024</text:p>
          </table:table-cell>
          <table:table-cell table:formula="of:=SUM([.$F$1:.$F$101])" office:value-type="float" office:value="17552.629" calcext:value-type="float">
            <text:p>17552.629</text:p>
          </table:table-cell>
          <table:table-cell table:formula="of:=SUM([.$G$1:.$G$101])" office:value-type="float" office:value="19841.074" calcext:value-type="float">
            <text:p>19841.074</text:p>
          </table:table-cell>
          <table:table-cell table:formula="of:=SUM([.$H$1:.$H$101])" office:value-type="float" office:value="30363.752" calcext:value-type="float">
            <text:p>30363.752</text:p>
          </table:table-cell>
          <table:table-cell table:formula="of:=SUM([.$I$1:.$I$101])" office:value-type="float" office:value="164295.599" calcext:value-type="float">
            <text:p>164295.599</text:p>
          </table:table-cell>
          <table:table-cell table:formula="of:=SUM([.$J$1:.$J$101])" office:value-type="float" office:value="19459.043" calcext:value-type="float">
            <text:p>19459.043</text:p>
          </table:table-cell>
          <table:table-cell table:formula="of:=SUM([.$K$1:.$K$101])" office:value-type="float" office:value="163492.732" calcext:value-type="float">
            <text:p>163492.732</text:p>
          </table:table-cell>
          <table:table-cell table:formula="of:=SUM([.$L$1:.$L$101])" office:value-type="float" office:value="19174.141" calcext:value-type="float">
            <text:p>19174.141</text:p>
          </table:table-cell>
          <table:table-cell table:formula="of:=SUM([.$M$1:.$M$101])" office:value-type="float" office:value="157342.71" calcext:value-type="float">
            <text:p>157342.71</text:p>
          </table:table-cell>
          <table:table-cell table:formula="of:=SUM([.$N$1:.$N$101])" office:value-type="float" office:value="17556.544" calcext:value-type="float">
            <text:p>17556.544</text:p>
          </table:table-cell>
          <table:table-cell table:formula="of:=SUM([.$O$1:.$O$101])" office:value-type="float" office:value="172463.768" calcext:value-type="float">
            <text:p>172463.768</text:p>
          </table:table-cell>
          <table:table-cell table:formula="of:=SUM([.$P$1:.$P$101])" office:value-type="float" office:value="17892.945" calcext:value-type="float">
            <text:p>17892.945</text:p>
          </table:table-cell>
          <table:table-cell office:value-type="float" office:value="158575.761936" calcext:value-type="float">
            <text:p>158575.761936</text:p>
          </table:table-cell>
          <table:table-cell office:value-type="float" office:value="17308.772364" calcext:value-type="float">
            <text:p>17308.772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</text:p>
          </table:table-cell>
          <table:table-cell table:formula="of:=COUNT([.$B$1:.$B$101])" office:value-type="float" office:value="100" calcext:value-type="float">
            <text:p>100</text:p>
          </table:table-cell>
          <table:table-cell table:formula="of:=COUNT([.$C$1:.$C$101])" office:value-type="float" office:value="100" calcext:value-type="float">
            <text:p>100</text:p>
          </table:table-cell>
          <table:table-cell table:formula="of:=COUNT([.$D$1:.$D$101])" office:value-type="float" office:value="100" calcext:value-type="float">
            <text:p>100</text:p>
          </table:table-cell>
          <table:table-cell table:formula="of:=COUNT([.$E$1:.$E$101])" office:value-type="float" office:value="100" calcext:value-type="float">
            <text:p>100</text:p>
          </table:table-cell>
          <table:table-cell table:formula="of:=COUNT([.$F$1:.$F$101])" office:value-type="float" office:value="100" calcext:value-type="float">
            <text:p>100</text:p>
          </table:table-cell>
          <table:table-cell table:formula="of:=COUNT([.$G$1:.$G$101])" office:value-type="float" office:value="100" calcext:value-type="float">
            <text:p>100</text:p>
          </table:table-cell>
          <table:table-cell table:formula="of:=COUNT([.$H$1:.$H$101])" office:value-type="float" office:value="100" calcext:value-type="float">
            <text:p>100</text:p>
          </table:table-cell>
          <table:table-cell table:formula="of:=COUNT([.$I$1:.$I$101])" office:value-type="float" office:value="100" calcext:value-type="float">
            <text:p>100</text:p>
          </table:table-cell>
          <table:table-cell table:formula="of:=COUNT([.$J$1:.$J$101])" office:value-type="float" office:value="100" calcext:value-type="float">
            <text:p>100</text:p>
          </table:table-cell>
          <table:table-cell table:formula="of:=COUNT([.$K$1:.$K$101])" office:value-type="float" office:value="100" calcext:value-type="float">
            <text:p>100</text:p>
          </table:table-cell>
          <table:table-cell table:formula="of:=COUNT([.$L$1:.$L$101])" office:value-type="float" office:value="100" calcext:value-type="float">
            <text:p>100</text:p>
          </table:table-cell>
          <table:table-cell table:formula="of:=COUNT([.$M$1:.$M$101])" office:value-type="float" office:value="100" calcext:value-type="float">
            <text:p>100</text:p>
          </table:table-cell>
          <table:table-cell table:formula="of:=COUNT([.$N$1:.$N$101])" office:value-type="float" office:value="100" calcext:value-type="float">
            <text:p>100</text:p>
          </table:table-cell>
          <table:table-cell table:formula="of:=COUNT([.$O$1:.$O$101])" office:value-type="float" office:value="100" calcext:value-type="float">
            <text:p>100</text:p>
          </table:table-cell>
          <table:table-cell table:formula="of:=COUNT([.$P$1:.$P$101])" office:value-type="float" office:value="100" calcext:value-type="float">
            <text:p>100</text:p>
          </table:table-cell>
          <table:table-cell table:number-columns-repeated="4" office:value-type="float" office:value="100" calcext:value-type="float">
            <text:p>100</text:p>
          </table:table-cell>
          <table:table-cell/>
        </table:table-row>
      </table:table>
      <table:named-expressions/>
      <table:database-ranges>
        <table:database-range table:name="__Anonymous_DB__1" table:target-range-address="compare_effect_of_bg_apps.A2:compare_effect_of_bg_apps.A101" table:contains-header="false" table:orientation="column"/>
        <table:database-range table:name="__Anonymous_DB__2" table:target-range-address="compare_effect_of_bg_apps.A1:compare_effect_of_bg_apps.E1" table:contains-header="false" table:orientation="column"/>
        <table:database-range table:name="__Anonymous_DB__3" table:target-range-address="compare_effect_of_bg_apps.A2:compare_effect_of_bg_apps.E101" table:contains-header="false" table:orientation="column"/>
        <table:database-range table:name="__Anonymous_Sheet_DB__0" table:target-range-address="compare_effect_of_bg_apps.A1:compare_effect_of_bg_apps.E101" table:display-filter-buttons="true" table:orientation="column"/>
        <table:database-range table:name="__Anonymous_Sheet_DB__1" table:target-range-address="all_tests.B1:all_tests.H101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1">00/00/0000</text:date>, <text:time style:data-style-name="N2" text:time-value="16:15:48.7575058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01T16:28:10.936300278</dc:date>
    <meta:editing-duration>PT1H22M34S</meta:editing-duration>
    <meta:editing-cycles>10</meta:editing-cycles>
    <meta:generator>LibreOffice/6.4.7.2$Linux_X86_64 LibreOffice_project/40$Build-2</meta:generator>
    <meta:document-statistic meta:table-count="2" meta:cell-count="215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204cm" svg:y="0.316cm" chart:style-name="ch2">
          <text:p>Histogram of Timing 100 Queries With and Without Background Apps Running</text:p>
        </chart:title>
        <chart:legend chart:legend-position="end" svg:x="14.081cm" svg:y="3.952cm" style:legend-expansion="high" chart:style-name="ch3"/>
        <chart:plot-area chart:style-name="ch4" table:cell-range-address="compare_effect_of_bg_apps.C1:compare_effect_of_bg_apps.E32" chart:data-source-has-labels="both" svg:x="1.331cm" svg:y="1.275cm" svg:width="12.43cm" svg:height="6.564cm">
          <chartooo:coordinate-region svg:x="1.952cm" svg:y="1.275cm" svg:width="11.809cm" svg:height="5.311cm"/>
          <chart:axis chart:dimension="x" chart:name="primary-x" chart:style-name="ch5" chartooo:axis-type="auto">
            <chartooo:date-scale/>
            <chart:title svg:x="5.2cm" svg:y="8.019cm" chart:style-name="ch6">
              <text:p>Query Duration (10 ms Buckets)</text:p>
            </chart:title>
            <chart:categories table:cell-range-address="compare_effect_of_bg_apps.C2:compare_effect_of_bg_apps.C32"/>
          </chart:axis>
          <chart:axis chart:dimension="y" chart:name="primary-y" chart:style-name="ch7">
            <chart:title svg:x="0.451cm" svg:y="6.017cm" chart:style-name="ch8">
              <text:p># Queries in Bucket</text:p>
            </chart:title>
            <chart:grid chart:style-name="ch9" chart:class="major"/>
          </chart:axis>
          <chart:series chart:style-name="ch10" chart:values-cell-range-address="compare_effect_of_bg_apps.D2:compare_effect_of_bg_apps.D32" chart:label-cell-address="compare_effect_of_bg_apps.D1:compare_effect_of_bg_apps.D1" chart:class="chart:bar">
            <chart:data-point chart:repeated="31"/>
          </chart:series>
          <chart:series chart:style-name="ch11" chart:values-cell-range-address="compare_effect_of_bg_apps.E2:compare_effect_of_bg_apps.E32" chart:label-cell-address="compare_effect_of_bg_apps.E1:compare_effect_of_bg_apps.E1" chart:class="chart:bar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</text:p>
                <draw:g>
                  <svg:desc>compare_effect_of_bg_apps.D1:compare_effect_of_bg_apps.D1</svg:desc>
                </draw:g>
              </table:table-cell>
              <table:table-cell office:value-type="string">
                <text:p>With</text:p>
                <draw:g>
                  <svg:desc>compare_effect_of_bg_apps.E1:compare_effect_of_bg_apps.E1</svg:desc>
                </draw:g>
              </table:table-cell>
            </table:table-row>
          </table:table-header-rows>
          <table:table-rows>
            <table:table-row>
              <table:table-cell office:value-type="float" office:value="1500">
                <text:p>1500</text:p>
                <draw:g>
                  <svg:desc>compare_effect_of_bg_apps.C2:compare_effect_of_bg_apps.C32</svg:desc>
                </draw:g>
              </table:table-cell>
              <table:table-cell office:value-type="float" office:value="0">
                <text:p>0</text:p>
                <draw:g>
                  <svg:desc>compare_effect_of_bg_apps.D2:compare_effect_of_bg_apps.D32</svg:desc>
                </draw:g>
              </table:table-cell>
              <table:table-cell office:value-type="float" office:value="0">
                <text:p>0</text:p>
                <draw:g>
                  <svg:desc>compare_effect_of_bg_apps.E2:compare_effect_of_bg_apps.E32</svg:desc>
                </draw:g>
              </table:table-cell>
            </table:table-row>
            <table:table-row>
              <table:table-cell office:value-type="float" office:value="1510">
                <text:p>1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0">
                <text:p>1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30">
                <text:p>15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40">
                <text:p>154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60">
                <text:p>1560</text:p>
              </table:table-cell>
              <table:table-cell office:value-type="float" office:value="23">
                <text:p>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570">
                <text:p>1570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80">
                <text:p>158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590">
                <text:p>159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10">
                <text:p>161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620">
                <text:p>162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630">
                <text:p>163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640">
                <text:p>164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60">
                <text:p>166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670">
                <text:p>167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680">
                <text:p>168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690">
                <text:p>169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10">
                <text:p>17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20">
                <text:p>172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730">
                <text:p>17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40">
                <text:p>17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60">
                <text:p>17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70">
                <text:p>17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80">
                <text:p>17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90">
                <text:p>17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